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New Athena Unicode" svg:font-family="'New Athena Unicode', Gentium, 'Palatino Linotype', 'Lucida Grande', Galilee, 'Arial Unicode MS', 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7.5167in" fo:margin-left="0.0035in" fo:margin-top="0in" fo:margin-bottom="0in" fo:break-before="page" table:align="left" style:may-break-between-rows="false" style:writing-mode="lr-tb"/>
    </style:style>
    <style:style style:name="Table3.A" style:family="table-column">
      <style:table-column-properties style:column-width="3.8028in"/>
    </style:style>
    <style:style style:name="Table3.B" style:family="table-column">
      <style:table-column-properties style:column-width="3.7139in"/>
    </style:style>
    <style:style style:name="Table3.1" style:family="table-row">
      <style:table-row-properties style:min-row-height="0.0139in" fo:keep-together="always"/>
    </style:style>
    <style:style style:name="Table3.A1" style:family="table-cell">
      <style:table-cell-properties fo:background-color="#ffffff" fo:padding-left="0.1528in" fo:padding-right="0.15in" fo:padding-top="0in" fo:padding-bottom="0in" fo:border="0.5pt solid #000000">
        <style:background-image/>
      </style:table-cell-properties>
    </style:style>
    <style:style style:name="Table3.A4"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a6336"/>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a6336"/>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0ca500"/>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a6336"/>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0ca500"/>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795800"/>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083in"/>
          <style:tab-stop style:position="1in" style:type="center"/>
          <style:tab-stop style:position="3.4972in" style:type="right"/>
        </style:tab-stops>
      </style:paragraph-properties>
      <style:text-properties officeooo:paragraph-rsid="000a6336"/>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8854in"/>
        </style:tab-stops>
      </style:paragraph-properties>
      <style:text-properties officeooo:paragraph-rsid="000a6336"/>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0a6336"/>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898in"/>
        </style:tab-stops>
      </style:paragraph-properties>
      <style:text-properties officeooo:paragraph-rsid="000a6336"/>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8543in"/>
        </style:tab-stops>
      </style:paragraph-properties>
      <style:text-properties officeooo:paragraph-rsid="000a6336"/>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in"/>
        </style:tab-stops>
      </style:paragraph-properties>
      <style:text-properties officeooo:paragraph-rsid="000a6336"/>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063in"/>
        </style:tab-stops>
      </style:paragraph-properties>
      <style:text-properties officeooo:paragraph-rsid="000a6336"/>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0a6336"/>
    </style:style>
    <style:style style:name="P15"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0a6336" style:font-size-complex="14pt" style:font-weight-complex="bold"/>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fo:font-size="18pt" fo:font-weight="bold" officeooo:paragraph-rsid="000a6336" style:font-size-asian="18pt" style:font-weight-asian="bold" style:font-size-complex="18pt" style:font-weight-complex="bold"/>
    </style:style>
    <style:style style:name="P18"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a6336"/>
    </style:style>
    <style:style style:name="P19"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bf86e"/>
    </style:style>
    <style:style style:name="P20"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ca500"/>
    </style:style>
    <style:style style:name="P21"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0d3914"/>
    </style:style>
    <style:style style:name="P22"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62d550"/>
    </style:style>
    <style:style style:name="P23"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855be2"/>
    </style:style>
    <style:style style:name="P24"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87846f"/>
    </style:style>
    <style:style style:name="P25" style:family="paragraph" style:parent-style-name="Standard">
      <style:paragraph-properties fo:margin-left="0in" fo:margin-right="0in" fo:orphans="0" fo:widows="0" fo:text-indent="0in" style:auto-text-indent="false">
        <style:tab-stops>
          <style:tab-stop style:position="0.7083in"/>
          <style:tab-stop style:position="3.4972in" style:type="right"/>
        </style:tab-stops>
      </style:paragraph-properties>
      <style:text-properties officeooo:paragraph-rsid="000a6336"/>
    </style:style>
    <style:style style:name="P26" style:family="paragraph" style:parent-style-name="Standard">
      <style:paragraph-properties fo:margin-left="0in" fo:margin-right="0in" fo:orphans="0" fo:widows="0" fo:text-indent="0in" style:auto-text-indent="false">
        <style:tab-stops>
          <style:tab-stop style:position="2.8854in"/>
        </style:tab-stops>
      </style:paragraph-properties>
      <style:text-properties officeooo:paragraph-rsid="000a6336"/>
    </style:style>
    <style:style style:name="P27"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0a6336"/>
    </style:style>
    <style:style style:name="P28" style:family="paragraph" style:parent-style-name="Standard">
      <style:paragraph-properties fo:margin-left="0in" fo:margin-right="0in" fo:orphans="0" fo:widows="0" fo:text-indent="0in" style:auto-text-indent="false">
        <style:tab-stops>
          <style:tab-stop style:position="2.4898in"/>
        </style:tab-stops>
      </style:paragraph-properties>
      <style:text-properties officeooo:paragraph-rsid="000a6336"/>
    </style:style>
    <style:style style:name="P29" style:family="paragraph" style:parent-style-name="Standard">
      <style:paragraph-properties fo:margin-left="0in" fo:margin-right="0in" fo:orphans="0" fo:widows="0" fo:text-indent="0in" style:auto-text-indent="false">
        <style:tab-stops>
          <style:tab-stop style:position="2.8543in"/>
        </style:tab-stops>
      </style:paragraph-properties>
      <style:text-properties officeooo:paragraph-rsid="000a6336"/>
    </style:style>
    <style:style style:name="P30"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a6336"/>
    </style:style>
    <style:style style:name="P31" style:family="paragraph" style:parent-style-name="Standard">
      <style:paragraph-properties fo:margin-left="0in" fo:margin-right="0in" fo:orphans="0" fo:widows="0" fo:text-indent="0in" style:auto-text-indent="false">
        <style:tab-stops>
          <style:tab-stop style:position="2.5in"/>
        </style:tab-stops>
      </style:paragraph-properties>
      <style:text-properties officeooo:paragraph-rsid="000ca500"/>
    </style:style>
    <style:style style:name="P32" style:family="paragraph" style:parent-style-name="Standard">
      <style:paragraph-properties fo:margin-left="0in" fo:margin-right="0in" fo:orphans="0" fo:widows="0" fo:text-indent="0in" style:auto-text-indent="false">
        <style:tab-stops>
          <style:tab-stop style:position="2.9063in"/>
        </style:tab-stops>
      </style:paragraph-properties>
      <style:text-properties officeooo:paragraph-rsid="000a6336"/>
    </style:style>
    <style:style style:name="P33"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0a6336"/>
    </style:style>
    <style:style style:name="P34"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7bd921"/>
    </style:style>
    <style:style style:name="P35" style:family="paragraph" style:parent-style-name="Standard">
      <style:paragraph-properties fo:margin-left="0in" fo:margin-right="0in" fo:orphans="0" fo:widows="0" fo:text-indent="0in" style:auto-text-indent="false"/>
      <style:text-properties officeooo:paragraph-rsid="000a6336"/>
    </style:style>
    <style:style style:name="P36"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7f258"/>
    </style:style>
    <style:style style:name="P37" style:family="paragraph" style:parent-style-name="Standard">
      <style:paragraph-properties fo:margin-left="0in" fo:margin-right="0in" fo:orphans="0" fo:widows="0" fo:text-indent="0in" style:auto-text-indent="false"/>
      <style:text-properties style:font-name="AncientGreek" fo:language="el" fo:country="GR" officeooo:paragraph-rsid="000a6336"/>
    </style:style>
    <style:style style:name="P38" style:family="paragraph" style:parent-style-name="Standard">
      <style:paragraph-properties fo:margin-left="0in" fo:margin-right="0in" fo:orphans="0" fo:widows="0" fo:text-indent="0in" style:auto-text-indent="false"/>
      <style:text-properties style:font-name="AncientGreek" fo:language="el" fo:country="GR" officeooo:paragraph-rsid="000bf86e"/>
    </style:style>
    <style:style style:name="P39" style:family="paragraph" style:parent-style-name="Standard">
      <style:paragraph-properties fo:margin-left="0in" fo:margin-right="0in" fo:orphans="0" fo:widows="0" fo:text-indent="0in" style:auto-text-indent="false"/>
      <style:text-properties style:font-name="AncientGreek" fo:language="el" fo:country="GR" officeooo:paragraph-rsid="000ca500"/>
    </style:style>
    <style:style style:name="P40" style:family="paragraph" style:parent-style-name="Standard">
      <style:paragraph-properties fo:margin-left="0in" fo:margin-right="0in" fo:orphans="0" fo:widows="0" fo:text-indent="0in" style:auto-text-indent="false"/>
      <style:text-properties style:font-name="AncientGreek" fo:language="el" fo:country="GR" officeooo:paragraph-rsid="000e3a74"/>
    </style:style>
    <style:style style:name="P41" style:family="paragraph" style:parent-style-name="Standard">
      <style:paragraph-properties fo:margin-left="0in" fo:margin-right="0in" fo:orphans="0" fo:widows="0" fo:text-indent="0in" style:auto-text-indent="false"/>
      <style:text-properties style:font-name="AncientGreek" fo:language="el" fo:country="GR" officeooo:paragraph-rsid="000f6991"/>
    </style:style>
    <style:style style:name="P42" style:family="paragraph" style:parent-style-name="Standard">
      <style:paragraph-properties fo:margin-left="0in" fo:margin-right="0in" fo:orphans="0" fo:widows="0" fo:text-indent="0in" style:auto-text-indent="false"/>
      <style:text-properties style:font-name="AncientGreek" fo:language="el" fo:country="GR" officeooo:paragraph-rsid="0012dba4"/>
    </style:style>
    <style:style style:name="P43" style:family="paragraph" style:parent-style-name="Standard">
      <style:paragraph-properties fo:margin-left="0in" fo:margin-right="0in" fo:orphans="0" fo:widows="0" fo:text-indent="0in" style:auto-text-indent="false"/>
      <style:text-properties style:font-name="AncientGreek" fo:language="el" fo:country="GR" officeooo:paragraph-rsid="00169622"/>
    </style:style>
    <style:style style:name="P44" style:family="paragraph" style:parent-style-name="Standard">
      <style:paragraph-properties fo:margin-left="0in" fo:margin-right="0in" fo:orphans="0" fo:widows="0" fo:text-indent="0in" style:auto-text-indent="false"/>
      <style:text-properties style:font-name="AncientGreek" fo:language="el" fo:country="GR" officeooo:paragraph-rsid="0023d0dd"/>
    </style:style>
    <style:style style:name="P45" style:family="paragraph" style:parent-style-name="Standard">
      <style:paragraph-properties fo:margin-left="0in" fo:margin-right="0in" fo:orphans="0" fo:widows="0" fo:text-indent="0in" style:auto-text-indent="false"/>
      <style:text-properties style:font-name="AncientGreek" fo:language="el" fo:country="GR" officeooo:paragraph-rsid="00249e4a"/>
    </style:style>
    <style:style style:name="P46" style:family="paragraph" style:parent-style-name="Standard">
      <style:paragraph-properties fo:margin-left="0in" fo:margin-right="0in" fo:orphans="0" fo:widows="0" fo:text-indent="0in" style:auto-text-indent="false"/>
      <style:text-properties style:font-name="AncientGreek" fo:language="el" fo:country="GR" officeooo:paragraph-rsid="002692a6"/>
    </style:style>
    <style:style style:name="P47" style:family="paragraph" style:parent-style-name="Standard">
      <style:paragraph-properties fo:margin-left="0in" fo:margin-right="0in" fo:orphans="0" fo:widows="0" fo:text-indent="0in" style:auto-text-indent="false"/>
      <style:text-properties style:font-name="AncientGreek" fo:language="el" fo:country="GR" officeooo:paragraph-rsid="002832ac"/>
    </style:style>
    <style:style style:name="P48" style:family="paragraph" style:parent-style-name="Standard">
      <style:paragraph-properties fo:margin-left="0in" fo:margin-right="0in" fo:orphans="0" fo:widows="0" fo:text-indent="0in" style:auto-text-indent="false"/>
      <style:text-properties style:font-name="AncientGreek" fo:language="el" fo:country="GR" officeooo:paragraph-rsid="002cd30d"/>
    </style:style>
    <style:style style:name="P49" style:family="paragraph" style:parent-style-name="Standard">
      <style:paragraph-properties fo:margin-left="0in" fo:margin-right="0in" fo:orphans="0" fo:widows="0" fo:text-indent="0in" style:auto-text-indent="false"/>
      <style:text-properties style:font-name="AncientGreek" fo:language="el" fo:country="GR" officeooo:paragraph-rsid="00337e94"/>
    </style:style>
    <style:style style:name="P50" style:family="paragraph" style:parent-style-name="Standard">
      <style:paragraph-properties fo:margin-left="0in" fo:margin-right="0in" fo:orphans="0" fo:widows="0" fo:text-indent="0in" style:auto-text-indent="false"/>
      <style:text-properties style:font-name="AncientGreek" fo:language="el" fo:country="GR" officeooo:paragraph-rsid="00356fa9"/>
    </style:style>
    <style:style style:name="P51" style:family="paragraph" style:parent-style-name="Standard">
      <style:paragraph-properties fo:margin-left="0in" fo:margin-right="0in" fo:orphans="0" fo:widows="0" fo:text-indent="0in" style:auto-text-indent="false"/>
      <style:text-properties style:font-name="AncientGreek" fo:language="el" fo:country="GR" officeooo:paragraph-rsid="003896dd"/>
    </style:style>
    <style:style style:name="P52" style:family="paragraph" style:parent-style-name="Standard">
      <style:paragraph-properties fo:margin-left="0in" fo:margin-right="0in" fo:orphans="0" fo:widows="0" fo:text-indent="0in" style:auto-text-indent="false"/>
      <style:text-properties style:font-name="AncientGreek" fo:language="el" fo:country="GR" officeooo:paragraph-rsid="003cb107"/>
    </style:style>
    <style:style style:name="P53" style:family="paragraph" style:parent-style-name="Standard">
      <style:paragraph-properties fo:margin-left="0in" fo:margin-right="0in" fo:orphans="0" fo:widows="0" fo:text-indent="0in" style:auto-text-indent="false"/>
      <style:text-properties style:font-name="AncientGreek" fo:language="el" fo:country="GR" officeooo:paragraph-rsid="003cee3b"/>
    </style:style>
    <style:style style:name="P54" style:family="paragraph" style:parent-style-name="Standard">
      <style:paragraph-properties fo:margin-left="0in" fo:margin-right="0in" fo:orphans="0" fo:widows="0" fo:text-indent="0in" style:auto-text-indent="false"/>
      <style:text-properties style:font-name="AncientGreek" fo:language="el" fo:country="GR" officeooo:paragraph-rsid="003db106"/>
    </style:style>
    <style:style style:name="P55" style:family="paragraph" style:parent-style-name="Standard">
      <style:paragraph-properties fo:margin-left="0in" fo:margin-right="0in" fo:orphans="0" fo:widows="0" fo:text-indent="0in" style:auto-text-indent="false"/>
      <style:text-properties style:font-name="AncientGreek" fo:language="el" fo:country="GR" officeooo:paragraph-rsid="00494b9c"/>
    </style:style>
    <style:style style:name="P56" style:family="paragraph" style:parent-style-name="Standard">
      <style:paragraph-properties fo:margin-left="0in" fo:margin-right="0in" fo:orphans="0" fo:widows="0" fo:text-indent="0in" style:auto-text-indent="false"/>
      <style:text-properties style:font-name="AncientGreek" fo:language="el" fo:country="GR" officeooo:paragraph-rsid="004c120d"/>
    </style:style>
    <style:style style:name="P57" style:family="paragraph" style:parent-style-name="Standard">
      <style:paragraph-properties fo:margin-left="0in" fo:margin-right="0in" fo:orphans="0" fo:widows="0" fo:text-indent="0in" style:auto-text-indent="false"/>
      <style:text-properties style:font-name="AncientGreek" fo:language="el" fo:country="GR" officeooo:paragraph-rsid="004d8357"/>
    </style:style>
    <style:style style:name="P58" style:family="paragraph" style:parent-style-name="Standard">
      <style:paragraph-properties fo:margin-left="0in" fo:margin-right="0in" fo:orphans="0" fo:widows="0" fo:text-indent="0in" style:auto-text-indent="false"/>
      <style:text-properties style:font-name="AncientGreek" fo:language="el" fo:country="GR" officeooo:paragraph-rsid="00585c6e"/>
    </style:style>
    <style:style style:name="P59" style:family="paragraph" style:parent-style-name="Standard">
      <style:paragraph-properties fo:margin-left="0in" fo:margin-right="0in" fo:orphans="0" fo:widows="0" fo:text-indent="0in" style:auto-text-indent="false"/>
      <style:text-properties style:font-name="AncientGreek" fo:language="el" fo:country="GR" officeooo:paragraph-rsid="005b95e0"/>
    </style:style>
    <style:style style:name="P60" style:family="paragraph" style:parent-style-name="Standard">
      <style:paragraph-properties fo:margin-left="0in" fo:margin-right="0in" fo:orphans="0" fo:widows="0" fo:text-indent="0in" style:auto-text-indent="false"/>
      <style:text-properties style:font-name="AncientGreek" fo:language="el" fo:country="GR" officeooo:paragraph-rsid="00607f5b"/>
    </style:style>
    <style:style style:name="P61" style:family="paragraph" style:parent-style-name="Standard">
      <style:paragraph-properties fo:margin-left="0in" fo:margin-right="0in" fo:orphans="0" fo:widows="0" fo:text-indent="0in" style:auto-text-indent="false"/>
      <style:text-properties style:font-name="AncientGreek" fo:language="el" fo:country="GR" officeooo:paragraph-rsid="0061da48"/>
    </style:style>
    <style:style style:name="P62" style:family="paragraph" style:parent-style-name="Standard">
      <style:paragraph-properties fo:margin-left="0in" fo:margin-right="0in" fo:orphans="0" fo:widows="0" fo:text-indent="0in" style:auto-text-indent="false"/>
      <style:text-properties style:font-name="AncientGreek" fo:language="el" fo:country="GR" officeooo:paragraph-rsid="00651293"/>
    </style:style>
    <style:style style:name="P63" style:family="paragraph" style:parent-style-name="Standard">
      <style:paragraph-properties fo:margin-left="0in" fo:margin-right="0in" fo:orphans="0" fo:widows="0" fo:text-indent="0in" style:auto-text-indent="false"/>
      <style:text-properties style:font-name="AncientGreek" fo:language="el" fo:country="GR" officeooo:paragraph-rsid="00661b77"/>
    </style:style>
    <style:style style:name="P64" style:family="paragraph" style:parent-style-name="Standard">
      <style:paragraph-properties fo:margin-left="0in" fo:margin-right="0in" fo:orphans="0" fo:widows="0" fo:text-indent="0in" style:auto-text-indent="false"/>
      <style:text-properties style:font-name="AncientGreek" fo:language="el" fo:country="GR" officeooo:paragraph-rsid="006c0564"/>
    </style:style>
    <style:style style:name="P65" style:family="paragraph" style:parent-style-name="Standard">
      <style:paragraph-properties fo:margin-left="0in" fo:margin-right="0in" fo:orphans="0" fo:widows="0" fo:text-indent="0in" style:auto-text-indent="false"/>
      <style:text-properties style:font-name="AncientGreek" fo:language="el" fo:country="GR" officeooo:paragraph-rsid="006d7de7"/>
    </style:style>
    <style:style style:name="P66" style:family="paragraph" style:parent-style-name="Standard">
      <style:paragraph-properties fo:margin-left="0in" fo:margin-right="0in" fo:orphans="0" fo:widows="0" fo:text-indent="0in" style:auto-text-indent="false"/>
      <style:text-properties style:font-name="AncientGreek" fo:language="el" fo:country="GR" officeooo:paragraph-rsid="00714e46"/>
    </style:style>
    <style:style style:name="P67" style:family="paragraph" style:parent-style-name="Standard">
      <style:paragraph-properties fo:margin-left="0in" fo:margin-right="0in" fo:orphans="0" fo:widows="0" fo:text-indent="0in" style:auto-text-indent="false"/>
      <style:text-properties style:font-name="AncientGreek" fo:language="el" fo:country="GR" officeooo:paragraph-rsid="00722ac2"/>
    </style:style>
    <style:style style:name="P68" style:family="paragraph" style:parent-style-name="Standard">
      <style:paragraph-properties fo:margin-left="0in" fo:margin-right="0in" fo:orphans="0" fo:widows="0" fo:text-indent="0in" style:auto-text-indent="false"/>
      <style:text-properties style:font-name="AncientGreek" fo:language="el" fo:country="GR" officeooo:paragraph-rsid="00741b95"/>
    </style:style>
    <style:style style:name="P69" style:family="paragraph" style:parent-style-name="Standard">
      <style:paragraph-properties fo:margin-left="0in" fo:margin-right="0in" fo:orphans="0" fo:widows="0" fo:text-indent="0in" style:auto-text-indent="false"/>
      <style:text-properties style:font-name="AncientGreek" fo:language="el" fo:country="GR" officeooo:paragraph-rsid="00765959"/>
    </style:style>
    <style:style style:name="P70" style:family="paragraph" style:parent-style-name="Standard">
      <style:paragraph-properties fo:margin-left="0in" fo:margin-right="0in" fo:orphans="0" fo:widows="0" fo:text-indent="0in" style:auto-text-indent="false"/>
      <style:text-properties style:font-name="AncientGreek" fo:language="el" fo:country="GR" officeooo:paragraph-rsid="00795800"/>
    </style:style>
    <style:style style:name="P71" style:family="paragraph" style:parent-style-name="Standard">
      <style:paragraph-properties fo:margin-left="0in" fo:margin-right="0in" fo:orphans="0" fo:widows="0" fo:text-indent="0in" style:auto-text-indent="false"/>
      <style:text-properties style:font-name="AncientGreek" fo:language="el" fo:country="GR" officeooo:paragraph-rsid="007dc8db"/>
    </style:style>
    <style:style style:name="P72" style:family="paragraph" style:parent-style-name="Standard">
      <style:paragraph-properties fo:margin-left="0in" fo:margin-right="0in" fo:orphans="0" fo:widows="0" fo:text-indent="0in" style:auto-text-indent="false"/>
      <style:text-properties style:font-name="AncientGreek" fo:language="el" fo:country="GR" officeooo:paragraph-rsid="007f8fc2"/>
    </style:style>
    <style:style style:name="P73" style:family="paragraph" style:parent-style-name="Standard">
      <style:paragraph-properties fo:margin-left="0in" fo:margin-right="0in" fo:orphans="0" fo:widows="0" fo:text-indent="0in" style:auto-text-indent="false"/>
      <style:text-properties style:font-name="AncientGreek" fo:language="el" fo:country="GR" officeooo:paragraph-rsid="00807c09"/>
    </style:style>
    <style:style style:name="P74" style:family="paragraph" style:parent-style-name="Standard">
      <style:paragraph-properties fo:margin-left="0in" fo:margin-right="0in" fo:orphans="0" fo:widows="0" fo:text-indent="0in" style:auto-text-indent="false"/>
      <style:text-properties style:font-name="AncientGreek" fo:language="el" fo:country="GR" officeooo:paragraph-rsid="008293f1"/>
    </style:style>
    <style:style style:name="P75" style:family="paragraph" style:parent-style-name="Standard">
      <style:paragraph-properties fo:margin-left="0in" fo:margin-right="0in" fo:orphans="0" fo:widows="0" fo:text-indent="0in" style:auto-text-indent="false"/>
      <style:text-properties style:font-name="AncientGreek" fo:language="el" fo:country="GR" officeooo:paragraph-rsid="00885071"/>
    </style:style>
    <style:style style:name="P76"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officeooo:paragraph-rsid="000a6336"/>
    </style:style>
    <style:style style:name="P77" style:family="paragraph" style:parent-style-name="Standard">
      <style:paragraph-properties fo:margin-left="0in" fo:margin-right="0in" fo:orphans="0" fo:widows="0" fo:text-indent="0in" style:auto-text-indent="false"/>
      <style:text-properties style:font-name="AncientGreek" officeooo:paragraph-rsid="000a6336"/>
    </style:style>
    <style:style style:name="P78" style:family="paragraph" style:parent-style-name="Standard">
      <style:paragraph-properties fo:margin-left="0in" fo:margin-right="0in" fo:orphans="0" fo:widows="0" fo:text-indent="0in" style:auto-text-indent="false"/>
      <style:text-properties style:font-name="AncientGreek" fo:language="en" fo:country="US" officeooo:rsid="00123f28" officeooo:paragraph-rsid="00123f28"/>
    </style:style>
    <style:style style:name="P79"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80"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a6336"/>
    </style:style>
    <style:style style:name="P81"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bf86e"/>
    </style:style>
    <style:style style:name="P82"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0ca500"/>
    </style:style>
    <style:style style:name="P83" style:family="paragraph" style:parent-style-name="Standard">
      <style:paragraph-properties fo:margin-left="0in" fo:margin-right="0in" fo:text-align="start" style:justify-single-word="false" fo:orphans="0" fo:widows="0" fo:text-indent="0in" style:auto-text-indent="false">
        <style:tab-stops>
          <style:tab-stop style:position="2.198in"/>
        </style:tab-stops>
      </style:paragraph-properties>
      <style:text-properties officeooo:paragraph-rsid="00795800"/>
    </style:style>
    <style:style style:name="P84"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a6336"/>
    </style:style>
    <style:style style:name="P85"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98in"/>
        </style:tab-stops>
      </style:paragraph-properties>
      <style:text-properties officeooo:paragraph-rsid="000ca500"/>
    </style:style>
    <style:style style:name="P86"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a6336" style:font-size-asian="16pt" style:font-weight-asian="bold" style:font-size-complex="16pt" style:font-weight-complex="bold"/>
    </style:style>
    <style:style style:name="P87"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bf86e" style:font-size-asian="16pt" style:font-weight-asian="bold" style:font-size-complex="16pt" style:font-weight-complex="bold"/>
    </style:style>
    <style:style style:name="P88"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0ca500" style:font-size-asian="16pt" style:font-weight-asian="bold" style:font-size-complex="16pt" style:font-weight-complex="bold"/>
    </style:style>
    <style:style style:name="P89"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n" fo:country="US" fo:font-weight="bold" officeooo:rsid="000abe0c" officeooo:paragraph-rsid="000a6336" style:font-size-asian="16pt" style:font-weight-asian="bold" style:font-size-complex="16pt" style:font-weight-complex="bold"/>
    </style:style>
    <style:style style:name="P90"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n" fo:country="US" fo:font-weight="bold" officeooo:rsid="00227210" officeooo:paragraph-rsid="00227210" style:font-size-asian="16pt" style:font-weight-asian="bold" style:font-size-complex="16pt" style:font-weight-complex="bold"/>
    </style:style>
    <style:style style:name="P91"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font-weight="bold" officeooo:paragraph-rsid="000a6336" style:font-size-asian="16pt" style:font-weight-asian="bold" style:font-size-complex="16pt" style:font-weight-complex="bold"/>
    </style:style>
    <style:style style:name="P92" style:family="paragraph" style:parent-style-name="Standard">
      <style:paragraph-properties fo:margin-left="0in" fo:margin-right="0in" fo:orphans="0" fo:widows="0" fo:text-indent="0in" style:auto-text-indent="false"/>
      <style:text-properties fo:color="#000000" loext:opacity="100%" style:font-name="Times New Roman" fo:font-size="12pt" fo:language="el" fo:country="GR" officeooo:paragraph-rsid="000a6336" style:font-size-asian="12pt" style:font-size-complex="12pt"/>
    </style:style>
    <style:style style:name="P93" style:family="paragraph" style:parent-style-name="Standard">
      <style:paragraph-properties fo:margin-left="0in" fo:margin-right="0in" fo:orphans="0" fo:widows="0" fo:text-indent="0in" style:auto-text-indent="false"/>
      <style:text-properties fo:color="#000000" loext:opacity="100%" style:font-name="Times New Roman" fo:font-size="12pt" fo:language="el" fo:country="GR" officeooo:paragraph-rsid="00795800" style:font-size-asian="12pt" style:font-size-complex="12pt"/>
    </style:style>
    <style:style style:name="P94" style:family="paragraph" style:parent-style-name="Standard">
      <style:paragraph-properties fo:margin-left="0in" fo:margin-right="0in" fo:text-align="center" style:justify-single-word="false" fo:orphans="0" fo:widows="0" fo:text-indent="0in" style:auto-text-indent="false"/>
      <style:text-properties fo:color="#000000" loext:opacity="100%" style:font-name="Times New Roman" fo:font-size="16pt" fo:language="el" fo:country="GR" fo:font-weight="bold" officeooo:paragraph-rsid="000a6336" style:font-size-asian="16pt" style:font-weight-asian="bold" style:font-size-complex="16pt" style:font-weight-complex="bold"/>
    </style:style>
    <style:style style:name="P95" style:family="paragraph" style:parent-style-name="Standard">
      <style:paragraph-properties fo:margin-left="0in" fo:margin-right="0in" fo:orphans="0" fo:widows="0" fo:text-indent="0in" style:auto-text-indent="false"/>
      <style:text-properties style:font-name="AncientGreek" fo:language="en" fo:country="US" officeooo:rsid="000e3a74" officeooo:paragraph-rsid="000e3a74"/>
    </style:style>
    <style:style style:name="P96" style:family="paragraph" style:parent-style-name="Standard">
      <style:paragraph-properties fo:margin-left="0in" fo:margin-right="0in" fo:orphans="0" fo:widows="0" fo:text-indent="0in" style:auto-text-indent="false"/>
      <style:text-properties style:font-name="AncientGreek" fo:language="en" fo:country="US" officeooo:rsid="0023c8d1" officeooo:paragraph-rsid="0023d0dd"/>
    </style:style>
    <style:style style:name="P97" style:family="paragraph" style:parent-style-name="Standard">
      <style:paragraph-properties fo:margin-left="0in" fo:margin-right="0in" fo:orphans="0" fo:widows="0" fo:text-indent="0in" style:auto-text-indent="false"/>
      <style:text-properties style:font-name="AncientGreek" fo:language="en" fo:country="US" officeooo:rsid="002683dd" officeooo:paragraph-rsid="000a6336"/>
    </style:style>
    <style:style style:name="P98" style:family="paragraph" style:parent-style-name="Standard">
      <style:paragraph-properties fo:margin-left="0in" fo:margin-right="0in" fo:orphans="0" fo:widows="0" fo:text-indent="0in" style:auto-text-indent="false"/>
      <style:text-properties style:font-name="AncientGreek" fo:language="en" fo:country="US" officeooo:rsid="00337e94" officeooo:paragraph-rsid="00337e94"/>
    </style:style>
    <style:style style:name="P99" style:family="paragraph" style:parent-style-name="Standard">
      <style:paragraph-properties fo:margin-left="0in" fo:margin-right="0in" fo:orphans="0" fo:widows="0" fo:text-indent="0in" style:auto-text-indent="false"/>
      <style:text-properties style:font-name="AncientGreek" fo:language="en" fo:country="US" officeooo:rsid="003c3d70" officeooo:paragraph-rsid="000a6336"/>
    </style:style>
    <style:style style:name="P100" style:family="paragraph" style:parent-style-name="Standard">
      <style:paragraph-properties fo:margin-left="0in" fo:margin-right="0in" fo:orphans="0" fo:widows="0" fo:text-indent="0in" style:auto-text-indent="false"/>
      <style:text-properties style:font-name="AncientGreek" fo:language="en" fo:country="US" officeooo:rsid="00585c6e" officeooo:paragraph-rsid="000a6336"/>
    </style:style>
    <style:style style:name="P101" style:family="paragraph" style:parent-style-name="Standard">
      <style:paragraph-properties fo:margin-left="0in" fo:margin-right="0in" fo:orphans="0" fo:widows="0" fo:text-indent="0in" style:auto-text-indent="false"/>
      <style:text-properties style:font-name="AncientGreek" fo:language="en" fo:country="US" officeooo:rsid="0061da48" officeooo:paragraph-rsid="0061da48"/>
    </style:style>
    <style:style style:name="P102" style:family="paragraph" style:parent-style-name="Standard">
      <style:paragraph-properties fo:margin-left="0in" fo:margin-right="0in" fo:orphans="0" fo:widows="0" fo:text-indent="0in" style:auto-text-indent="false"/>
      <style:text-properties style:font-name="AncientGreek" fo:language="en" fo:country="US" officeooo:rsid="007d40b2" officeooo:paragraph-rsid="000a6336"/>
    </style:style>
    <style:style style:name="P103" style:family="paragraph" style:parent-style-name="Standard">
      <style:paragraph-properties fo:margin-left="0in" fo:margin-right="0in" fo:orphans="0" fo:widows="0" fo:text-indent="0in" style:auto-text-indent="false"/>
      <style:text-properties style:font-name="AncientGreek" fo:language="en" fo:country="US" officeooo:rsid="00855be2" officeooo:paragraph-rsid="000a6336"/>
    </style:style>
    <style:style style:name="P104" style:family="paragraph" style:parent-style-name="Standard">
      <style:paragraph-properties fo:margin-left="0in" fo:margin-right="0in" fo:orphans="0" fo:widows="0" fo:text-indent="0in" style:auto-text-indent="false"/>
      <style:text-properties fo:font-variant="normal" fo:text-transform="none" fo:color="#000000" loext:opacity="100%" style:font-name="New Athena Unicode" fo:font-size="12pt" fo:letter-spacing="normal" fo:language="el" fo:country="GR" fo:font-style="normal" fo:font-weight="normal" officeooo:paragraph-rsid="005b95e0"/>
    </style:style>
    <style:style style:name="P105" style:family="paragraph" style:parent-style-name="Standard">
      <style:paragraph-properties fo:margin-left="0in" fo:margin-right="0in" fo:orphans="0" fo:widows="0" fo:text-indent="0in" style:auto-text-indent="false"/>
      <style:text-properties fo:font-variant="normal" fo:text-transform="none" fo:color="#000000" loext:opacity="100%" style:font-name="New Athena Unicode" fo:font-size="12pt" fo:letter-spacing="normal" fo:language="en" fo:country="US" fo:font-style="normal" fo:font-weight="normal" officeooo:rsid="005b95e0" officeooo:paragraph-rsid="000a6336"/>
    </style:style>
    <style:style style:name="P106" style:family="paragraph" style:parent-style-name="Standard">
      <style:paragraph-properties fo:margin-left="0in" fo:margin-right="0in" fo:orphans="0" fo:widows="0" fo:text-indent="0in" style:auto-text-indent="false"/>
      <style:text-properties fo:font-variant="normal" fo:text-transform="none" fo:color="#000000" loext:opacity="100%" style:font-name="Times New Roman" fo:font-size="12pt" fo:letter-spacing="normal" fo:language="en" fo:country="US" fo:font-style="normal" fo:font-weight="normal" officeooo:rsid="00795800" officeooo:paragraph-rsid="00795800" style:font-size-asian="12pt" style:font-size-complex="12pt"/>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356fa9" style:font-size-asian="18pt" style:font-weight-asian="bold" style:font-size-complex="14pt" style:font-weight-complex="bold"/>
    </style:style>
    <style:style style:name="T3" style:family="text">
      <style:text-properties fo:font-size="18pt" fo:language="el" fo:country="GR" fo:font-weight="bold" style:font-size-asian="18pt" style:font-weight-asian="bold" style:font-size-complex="18pt" style:font-weight-complex="bold"/>
    </style:style>
    <style:style style:name="T4" style:family="text">
      <style:text-properties fo:font-size="18pt" fo:font-weight="bold" style:font-size-asian="18pt" style:font-weight-asian="bold" style:font-size-complex="14pt" style:font-weight-complex="bold"/>
    </style:style>
    <style:style style:name="T5" style:family="text">
      <style:text-properties fo:language="el" fo:country="GR" style:font-size-complex="14pt" style:font-weight-complex="bold"/>
    </style:style>
    <style:style style:name="T6" style:family="text">
      <style:text-properties fo:language="el" fo:country="GR" officeooo:rsid="001fb1a6" style:font-size-complex="14pt" style:font-weight-complex="bold"/>
    </style:style>
    <style:style style:name="T7" style:family="text">
      <style:text-properties fo:language="el" fo:country="GR" officeooo:rsid="0032f1ae" style:font-size-complex="14pt" style:font-weight-complex="bold"/>
    </style:style>
    <style:style style:name="T8" style:family="text">
      <style:text-properties fo:language="el" fo:country="GR" officeooo:rsid="007bd921" style:font-size-complex="14pt" style:font-weight-complex="bold"/>
    </style:style>
    <style:style style:name="T9" style:family="text">
      <style:text-properties fo:language="el" fo:country="GR" officeooo:rsid="007eefb4" style:font-size-complex="14pt" style:font-weight-complex="bold"/>
    </style:style>
    <style:style style:name="T10" style:family="text">
      <style:text-properties fo:language="el" fo:country="GR" officeooo:rsid="00807c09" style:font-size-complex="14pt" style:font-weight-complex="bold"/>
    </style:style>
    <style:style style:name="T11" style:family="text">
      <style:text-properties fo:language="el" fo:country="GR" officeooo:rsid="00885071"/>
    </style:style>
    <style:style style:name="T12" style:family="text">
      <style:text-properties style:font-size-complex="14pt" style:font-weight-complex="bold"/>
    </style:style>
    <style:style style:name="T13" style:family="text">
      <style:text-properties fo:language="en" fo:country="US"/>
    </style:style>
    <style:style style:name="T14" style:family="text">
      <style:text-properties fo:language="en" fo:country="US" officeooo:rsid="000abe0c"/>
    </style:style>
    <style:style style:name="T15" style:family="text">
      <style:text-properties fo:language="en" fo:country="US" officeooo:rsid="000b6629"/>
    </style:style>
    <style:style style:name="T16" style:family="text">
      <style:text-properties fo:language="en" fo:country="US" officeooo:rsid="000bf86e"/>
    </style:style>
    <style:style style:name="T17" style:family="text">
      <style:text-properties fo:language="en" fo:country="US" officeooo:rsid="000ca500"/>
    </style:style>
    <style:style style:name="T18" style:family="text">
      <style:text-properties fo:language="en" fo:country="US" officeooo:rsid="000e3a74"/>
    </style:style>
    <style:style style:name="T19" style:family="text">
      <style:text-properties fo:language="en" fo:country="US" officeooo:rsid="000e52ca"/>
    </style:style>
    <style:style style:name="T20" style:family="text">
      <style:text-properties fo:language="en" fo:country="US" officeooo:rsid="000f6991"/>
    </style:style>
    <style:style style:name="T21" style:family="text">
      <style:text-properties fo:language="en" fo:country="US" officeooo:rsid="00119494"/>
    </style:style>
    <style:style style:name="T22" style:family="text">
      <style:text-properties fo:language="en" fo:country="US" officeooo:rsid="00123f28"/>
    </style:style>
    <style:style style:name="T23" style:family="text">
      <style:text-properties fo:language="en" fo:country="US" officeooo:rsid="0012dba4"/>
    </style:style>
    <style:style style:name="T24" style:family="text">
      <style:text-properties fo:language="en" fo:country="US" officeooo:rsid="0014bd80"/>
    </style:style>
    <style:style style:name="T25" style:family="text">
      <style:text-properties fo:language="en" fo:country="US" officeooo:rsid="00169622"/>
    </style:style>
    <style:style style:name="T26" style:family="text">
      <style:text-properties fo:language="en" fo:country="US" officeooo:rsid="001a369c"/>
    </style:style>
    <style:style style:name="T27" style:family="text">
      <style:text-properties fo:language="en" fo:country="US" officeooo:rsid="001bf601"/>
    </style:style>
    <style:style style:name="T28" style:family="text">
      <style:text-properties fo:language="en" fo:country="US" officeooo:rsid="001ceca4"/>
    </style:style>
    <style:style style:name="T29" style:family="text">
      <style:text-properties fo:language="en" fo:country="US" officeooo:rsid="001eaf2e"/>
    </style:style>
    <style:style style:name="T30" style:family="text">
      <style:text-properties fo:language="en" fo:country="US" officeooo:rsid="001fb1a6"/>
    </style:style>
    <style:style style:name="T31" style:family="text">
      <style:text-properties fo:language="en" fo:country="US" officeooo:rsid="0020a14a"/>
    </style:style>
    <style:style style:name="T32" style:family="text">
      <style:text-properties fo:language="en" fo:country="US" officeooo:rsid="00227210"/>
    </style:style>
    <style:style style:name="T33" style:family="text">
      <style:text-properties fo:language="en" fo:country="US" officeooo:rsid="0023165e"/>
    </style:style>
    <style:style style:name="T34" style:family="text">
      <style:text-properties fo:language="en" fo:country="US" officeooo:rsid="0023c8d1"/>
    </style:style>
    <style:style style:name="T35" style:family="text">
      <style:text-properties fo:language="en" fo:country="US" officeooo:rsid="0023d0dd"/>
    </style:style>
    <style:style style:name="T36" style:family="text">
      <style:text-properties fo:language="en" fo:country="US" officeooo:rsid="00249e4a"/>
    </style:style>
    <style:style style:name="T37" style:family="text">
      <style:text-properties fo:language="en" fo:country="US" officeooo:rsid="002552ce"/>
    </style:style>
    <style:style style:name="T38" style:family="text">
      <style:text-properties fo:language="en" fo:country="US" officeooo:rsid="002683dd"/>
    </style:style>
    <style:style style:name="T39" style:family="text">
      <style:text-properties fo:language="en" fo:country="US" officeooo:rsid="002692a6"/>
    </style:style>
    <style:style style:name="T40" style:family="text">
      <style:text-properties fo:language="en" fo:country="US" officeooo:rsid="002832ac"/>
    </style:style>
    <style:style style:name="T41" style:family="text">
      <style:text-properties fo:language="en" fo:country="US" officeooo:rsid="0029beff"/>
    </style:style>
    <style:style style:name="T42" style:family="text">
      <style:text-properties fo:language="en" fo:country="US" officeooo:rsid="002ae0ac"/>
    </style:style>
    <style:style style:name="T43" style:family="text">
      <style:text-properties fo:language="en" fo:country="US" officeooo:rsid="002cd30d"/>
    </style:style>
    <style:style style:name="T44" style:family="text">
      <style:text-properties fo:language="en" fo:country="US" officeooo:rsid="002e3ef7"/>
    </style:style>
    <style:style style:name="T45" style:family="text">
      <style:text-properties fo:language="en" fo:country="US" officeooo:rsid="00314471"/>
    </style:style>
    <style:style style:name="T46" style:family="text">
      <style:text-properties fo:language="en" fo:country="US" officeooo:rsid="00337e94"/>
    </style:style>
    <style:style style:name="T47" style:family="text">
      <style:text-properties fo:language="en" fo:country="US" officeooo:rsid="0035791b"/>
    </style:style>
    <style:style style:name="T48" style:family="text">
      <style:text-properties fo:language="en" fo:country="US" officeooo:rsid="0036b675"/>
    </style:style>
    <style:style style:name="T49" style:family="text">
      <style:text-properties fo:language="en" fo:country="US" officeooo:rsid="003896dd"/>
    </style:style>
    <style:style style:name="T50" style:family="text">
      <style:text-properties fo:language="en" fo:country="US" officeooo:rsid="00396784"/>
    </style:style>
    <style:style style:name="T51" style:family="text">
      <style:text-properties fo:language="en" fo:country="US" officeooo:rsid="003b5915"/>
    </style:style>
    <style:style style:name="T52" style:family="text">
      <style:text-properties fo:language="en" fo:country="US" officeooo:rsid="003c3d70"/>
    </style:style>
    <style:style style:name="T53" style:family="text">
      <style:text-properties fo:language="en" fo:country="US" officeooo:rsid="003cb107"/>
    </style:style>
    <style:style style:name="T54" style:family="text">
      <style:text-properties fo:language="en" fo:country="US" officeooo:rsid="003cee3b"/>
    </style:style>
    <style:style style:name="T55" style:family="text">
      <style:text-properties fo:language="en" fo:country="US" officeooo:rsid="003db106"/>
    </style:style>
    <style:style style:name="T56" style:family="text">
      <style:text-properties fo:language="en" fo:country="US" officeooo:rsid="003edd78"/>
    </style:style>
    <style:style style:name="T57" style:family="text">
      <style:text-properties fo:language="en" fo:country="US" officeooo:rsid="0040ca58"/>
    </style:style>
    <style:style style:name="T58" style:family="text">
      <style:text-properties fo:language="en" fo:country="US" officeooo:rsid="00415061"/>
    </style:style>
    <style:style style:name="T59" style:family="text">
      <style:text-properties fo:language="en" fo:country="US" officeooo:rsid="00424f42"/>
    </style:style>
    <style:style style:name="T60" style:family="text">
      <style:text-properties fo:language="en" fo:country="US" officeooo:rsid="0042f060"/>
    </style:style>
    <style:style style:name="T61" style:family="text">
      <style:text-properties fo:language="en" fo:country="US" officeooo:rsid="00448ffa"/>
    </style:style>
    <style:style style:name="T62" style:family="text">
      <style:text-properties fo:language="en" fo:country="US" officeooo:rsid="00459982"/>
    </style:style>
    <style:style style:name="T63" style:family="text">
      <style:text-properties fo:language="en" fo:country="US" officeooo:rsid="004781eb"/>
    </style:style>
    <style:style style:name="T64" style:family="text">
      <style:text-properties fo:language="en" fo:country="US" officeooo:rsid="004869d8"/>
    </style:style>
    <style:style style:name="T65" style:family="text">
      <style:text-properties fo:language="en" fo:country="US" officeooo:rsid="00494b9c"/>
    </style:style>
    <style:style style:name="T66" style:family="text">
      <style:text-properties fo:language="en" fo:country="US" officeooo:rsid="004a4662"/>
    </style:style>
    <style:style style:name="T67" style:family="text">
      <style:text-properties fo:language="en" fo:country="US" officeooo:rsid="004bd594"/>
    </style:style>
    <style:style style:name="T68" style:family="text">
      <style:text-properties fo:language="en" fo:country="US" officeooo:rsid="004c120d"/>
    </style:style>
    <style:style style:name="T69" style:family="text">
      <style:text-properties fo:language="en" fo:country="US" officeooo:rsid="004d8357"/>
    </style:style>
    <style:style style:name="T70" style:family="text">
      <style:text-properties fo:language="en" fo:country="US" officeooo:rsid="004edd4d"/>
    </style:style>
    <style:style style:name="T71" style:family="text">
      <style:text-properties fo:language="en" fo:country="US" officeooo:rsid="0050809b"/>
    </style:style>
    <style:style style:name="T72" style:family="text">
      <style:text-properties fo:language="en" fo:country="US" officeooo:rsid="0053c2d5"/>
    </style:style>
    <style:style style:name="T73" style:family="text">
      <style:text-properties fo:language="en" fo:country="US" officeooo:rsid="0053f514"/>
    </style:style>
    <style:style style:name="T74" style:family="text">
      <style:text-properties fo:language="en" fo:country="US" officeooo:rsid="00555e20"/>
    </style:style>
    <style:style style:name="T75" style:family="text">
      <style:text-properties fo:language="en" fo:country="US" officeooo:rsid="0056bdf9"/>
    </style:style>
    <style:style style:name="T76" style:family="text">
      <style:text-properties fo:language="en" fo:country="US" officeooo:rsid="00585c6e"/>
    </style:style>
    <style:style style:name="T77" style:family="text">
      <style:text-properties fo:language="en" fo:country="US" officeooo:rsid="005a4c10"/>
    </style:style>
    <style:style style:name="T78" style:family="text">
      <style:text-properties fo:language="en" fo:country="US" officeooo:rsid="005b1070"/>
    </style:style>
    <style:style style:name="T79" style:family="text">
      <style:text-properties fo:language="en" fo:country="US" officeooo:rsid="005b95e0"/>
    </style:style>
    <style:style style:name="T80" style:family="text">
      <style:text-properties fo:language="en" fo:country="US" officeooo:rsid="005bfa32"/>
    </style:style>
    <style:style style:name="T81" style:family="text">
      <style:text-properties fo:language="en" fo:country="US" officeooo:rsid="005c7af2"/>
    </style:style>
    <style:style style:name="T82" style:family="text">
      <style:text-properties fo:language="en" fo:country="US" officeooo:rsid="005cc4a9"/>
    </style:style>
    <style:style style:name="T83" style:family="text">
      <style:text-properties fo:language="en" fo:country="US" officeooo:rsid="005e2e3f"/>
    </style:style>
    <style:style style:name="T84" style:family="text">
      <style:text-properties fo:language="en" fo:country="US" officeooo:rsid="005f3481"/>
    </style:style>
    <style:style style:name="T85" style:family="text">
      <style:text-properties fo:language="en" fo:country="US" officeooo:rsid="00607f5b"/>
    </style:style>
    <style:style style:name="T86" style:family="text">
      <style:text-properties fo:language="en" fo:country="US" officeooo:rsid="00619602"/>
    </style:style>
    <style:style style:name="T87" style:family="text">
      <style:text-properties fo:language="en" fo:country="US" officeooo:rsid="0061da48"/>
    </style:style>
    <style:style style:name="T88" style:family="text">
      <style:text-properties fo:language="en" fo:country="US" officeooo:rsid="0062d550"/>
    </style:style>
    <style:style style:name="T89" style:family="text">
      <style:text-properties fo:language="en" fo:country="US" officeooo:rsid="006493b3"/>
    </style:style>
    <style:style style:name="T90" style:family="text">
      <style:text-properties fo:language="en" fo:country="US" officeooo:rsid="00651293"/>
    </style:style>
    <style:style style:name="T91" style:family="text">
      <style:text-properties fo:language="en" fo:country="US" officeooo:rsid="00661b77"/>
    </style:style>
    <style:style style:name="T92" style:family="text">
      <style:text-properties fo:language="en" fo:country="US" officeooo:rsid="0067d57e"/>
    </style:style>
    <style:style style:name="T93" style:family="text">
      <style:text-properties fo:language="en" fo:country="US" officeooo:rsid="00684fe6"/>
    </style:style>
    <style:style style:name="T94" style:family="text">
      <style:text-properties fo:language="en" fo:country="US" officeooo:rsid="0069f140"/>
    </style:style>
    <style:style style:name="T95" style:family="text">
      <style:text-properties fo:language="en" fo:country="US" officeooo:rsid="006c0564"/>
    </style:style>
    <style:style style:name="T96" style:family="text">
      <style:text-properties fo:language="en" fo:country="US" officeooo:rsid="006c69cb"/>
    </style:style>
    <style:style style:name="T97" style:family="text">
      <style:text-properties fo:language="en" fo:country="US" officeooo:rsid="006d7de7"/>
    </style:style>
    <style:style style:name="T98" style:family="text">
      <style:text-properties fo:language="en" fo:country="US" officeooo:rsid="006f77e7"/>
    </style:style>
    <style:style style:name="T99" style:family="text">
      <style:text-properties fo:language="en" fo:country="US" officeooo:rsid="00714e46"/>
    </style:style>
    <style:style style:name="T100" style:family="text">
      <style:text-properties fo:language="en" fo:country="US" officeooo:rsid="00722ac2"/>
    </style:style>
    <style:style style:name="T101" style:family="text">
      <style:text-properties fo:language="en" fo:country="US" officeooo:rsid="00732d0c"/>
    </style:style>
    <style:style style:name="T102" style:family="text">
      <style:text-properties fo:language="en" fo:country="US" officeooo:rsid="00741b95"/>
    </style:style>
    <style:style style:name="T103" style:family="text">
      <style:text-properties fo:language="en" fo:country="US" officeooo:rsid="00749ea6"/>
    </style:style>
    <style:style style:name="T104" style:family="text">
      <style:text-properties fo:language="en" fo:country="US" officeooo:rsid="0074c195"/>
    </style:style>
    <style:style style:name="T105" style:family="text">
      <style:text-properties fo:language="en" fo:country="US" officeooo:rsid="00765959"/>
    </style:style>
    <style:style style:name="T106" style:family="text">
      <style:text-properties fo:language="en" fo:country="US" officeooo:rsid="00768e34"/>
    </style:style>
    <style:style style:name="T107" style:family="text">
      <style:text-properties fo:language="en" fo:country="US" officeooo:rsid="0077f97e"/>
    </style:style>
    <style:style style:name="T108" style:family="text">
      <style:text-properties fo:language="en" fo:country="US" officeooo:rsid="00795800"/>
    </style:style>
    <style:style style:name="T109" style:family="text">
      <style:text-properties fo:language="en" fo:country="US" officeooo:rsid="007ad667"/>
    </style:style>
    <style:style style:name="T110" style:family="text">
      <style:text-properties fo:language="en" fo:country="US" officeooo:rsid="007d40b2"/>
    </style:style>
    <style:style style:name="T111" style:family="text">
      <style:text-properties fo:language="en" fo:country="US" officeooo:rsid="007dc8db"/>
    </style:style>
    <style:style style:name="T112" style:family="text">
      <style:text-properties fo:language="en" fo:country="US" officeooo:rsid="007eefb4"/>
    </style:style>
    <style:style style:name="T113" style:family="text">
      <style:text-properties fo:language="en" fo:country="US" officeooo:rsid="007f8fc2"/>
    </style:style>
    <style:style style:name="T114" style:family="text">
      <style:text-properties fo:language="en" fo:country="US" officeooo:rsid="00807c09"/>
    </style:style>
    <style:style style:name="T115" style:family="text">
      <style:text-properties fo:language="en" fo:country="US" officeooo:rsid="00809c8f"/>
    </style:style>
    <style:style style:name="T116" style:family="text">
      <style:text-properties fo:language="en" fo:country="US" officeooo:rsid="008293f1"/>
    </style:style>
    <style:style style:name="T117" style:family="text">
      <style:text-properties fo:language="en" fo:country="US" officeooo:rsid="00833857"/>
    </style:style>
    <style:style style:name="T118" style:family="text">
      <style:text-properties fo:language="en" fo:country="US" officeooo:rsid="0083fcd6"/>
    </style:style>
    <style:style style:name="T119" style:family="text">
      <style:text-properties fo:language="en" fo:country="US" officeooo:rsid="00855be2"/>
    </style:style>
    <style:style style:name="T120" style:family="text">
      <style:text-properties fo:language="en" fo:country="US" officeooo:rsid="008568a3"/>
    </style:style>
    <style:style style:name="T121" style:family="text">
      <style:text-properties fo:language="en" fo:country="US" officeooo:rsid="0085a3ee"/>
    </style:style>
    <style:style style:name="T122" style:family="text">
      <style:text-properties fo:language="en" fo:country="US" officeooo:rsid="0087846f"/>
    </style:style>
    <style:style style:name="T123" style:family="text">
      <style:text-properties fo:language="en" fo:country="US" officeooo:rsid="0087a6a2"/>
    </style:style>
    <style:style style:name="T124" style:family="text">
      <style:text-properties fo:language="en" fo:country="US" officeooo:rsid="00885071"/>
    </style:style>
    <style:style style:name="T125" style:family="text">
      <style:text-properties fo:language="en" fo:country="US" officeooo:rsid="00893fd9"/>
    </style:style>
    <style:style style:name="T126" style:family="text">
      <style:text-properties fo:font-variant="normal" fo:text-transform="none" fo:color="#000000" loext:opacity="100%" style:font-name="New Athena Unicode" fo:font-size="12pt" fo:letter-spacing="normal" fo:font-style="normal" fo:font-weight="normal"/>
    </style:style>
    <style:style style:name="T127" style:family="text">
      <style:text-properties fo:font-variant="normal" fo:text-transform="none" fo:color="#000000" loext:opacity="100%" style:font-name="New Athena Unicode" fo:font-size="12pt" fo:letter-spacing="normal" fo:language="en" fo:country="US" fo:font-style="normal" fo:font-weight="normal" officeooo:rsid="005b1070"/>
    </style:style>
    <style:style style:name="T128" style:family="text">
      <style:text-properties fo:font-variant="normal" fo:text-transform="none" fo:color="#000000" loext:opacity="100%" style:font-name="New Athena Unicode" fo:font-size="12pt" fo:letter-spacing="normal" fo:language="en" fo:country="US" fo:font-style="normal" fo:font-weight="normal" officeooo:rsid="005b95e0"/>
    </style:style>
    <style:style style:name="T129" style:family="text">
      <style:text-properties fo:font-variant="normal" fo:text-transform="none" fo:color="#000000" loext:opacity="100%" style:font-name="New Athena Unicode" fo:font-size="12pt" fo:letter-spacing="normal" fo:language="en" fo:country="US" fo:font-style="normal" fo:font-weight="normal" officeooo:rsid="005bfa32"/>
    </style:style>
    <style:style style:name="T130" style:family="text">
      <style:text-properties fo:font-variant="normal" fo:text-transform="none" fo:color="#000000" loext:opacity="100%" style:font-name="New Athena Unicode" fo:font-size="12pt" fo:letter-spacing="normal" fo:language="en" fo:country="US" fo:font-style="normal" fo:font-weight="normal" officeooo:rsid="00885071"/>
    </style:style>
    <style:style style:name="T131" style:family="text">
      <style:text-properties fo:font-variant="normal" fo:text-transform="none" fo:letter-spacing="normal" fo:language="en" fo:country="US" fo:font-style="normal" fo:font-weight="normal"/>
    </style:style>
    <style:style style:name="T132" style:family="text">
      <style:text-properties fo:font-variant="normal" fo:text-transform="none" fo:letter-spacing="normal" fo:language="en" fo:country="US" fo:font-style="normal" fo:font-weight="normal" officeooo:rsid="0077f97e"/>
    </style:style>
    <style:style style:name="T133" style:family="text">
      <style:text-properties fo:font-variant="normal" fo:text-transform="none" fo:letter-spacing="normal" fo:language="en" fo:country="US" fo:font-style="normal" fo:font-weight="normal" officeooo:rsid="00795800"/>
    </style:style>
    <style:style style:name="T134" style:family="text">
      <style:text-properties fo:font-variant="normal" fo:text-transform="none" fo:letter-spacing="normal" fo:font-style="normal" fo:font-weight="normal"/>
    </style:style>
    <style:style style:name="T135" style:family="text">
      <style:text-properties style:font-name="AncientGreek" fo:language="el" fo:country="GR"/>
    </style:style>
    <style:style style:name="T136" style:family="text">
      <style:text-properties style:font-name="AncientGreek" fo:language="el" fo:country="GR" officeooo:rsid="0032f1ae" style:font-size-complex="14pt" style:font-weight-complex="bold"/>
    </style:style>
    <style:style style:name="T137" style:family="text">
      <style:text-properties style:font-name="AncientGreek" fo:language="el" fo:country="GR" officeooo:rsid="007eefb4" style:font-size-complex="14pt" style:font-weight-complex="bold"/>
    </style:style>
    <style:style style:name="T138" style:family="text">
      <style:text-properties style:font-name="AncientGreek" fo:language="en" fo:country="US" officeooo:rsid="004d8357"/>
    </style:style>
    <style:style style:name="T139" style:family="text">
      <style:text-properties style:font-name="AncientGreek" fo:language="en" fo:country="US" officeooo:rsid="004edd4d"/>
    </style:style>
    <style:style style:name="T140" style:family="text">
      <style:text-properties officeooo:rsid="001fb1a6"/>
    </style:style>
    <style:style style:name="T141" style:family="text">
      <style:text-properties officeooo:rsid="0023c8d1"/>
    </style:style>
    <style:style style:name="T142" style:family="text">
      <style:text-properties officeooo:rsid="00356fa9"/>
    </style:style>
    <style:style style:name="T143" style:family="text">
      <style:text-properties officeooo:rsid="003cee3b"/>
    </style:style>
    <style:style style:name="T144" style:family="text">
      <style:text-properties officeooo:rsid="004edd4d"/>
    </style:style>
    <style:style style:name="T145" style:family="text">
      <style:text-properties officeooo:rsid="0061da48"/>
    </style:style>
    <style:style style:name="T146" style:family="text">
      <style:text-properties officeooo:rsid="006c0564"/>
    </style:style>
    <style:style style:name="T147" style:family="text">
      <style:text-properties officeooo:rsid="00795800"/>
    </style:style>
    <style:style style:name="T148" style:family="text">
      <style:text-properties officeooo:rsid="00809c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3" table:style-name="Table3">
        <table:table-column table:style-name="Table3.A"/>
        <table:table-column table:style-name="Table3.B"/>
        <table:table-row table:style-name="Table3.1">
          <table:table-cell table:style-name="Table3.A1" office:value-type="string">
            <text:p text:style-name="P3"><text:span text:style-name="AncientGreek_3a__20_Ἀρχαία_20_ἑλληνικά"><text:span text:style-name="T1">300. Πέρδιξ καὶ ἄνθρωπος</text:span></text:span></text:p>
            <text:p text:style-name="P85"><text:span text:style-name="AncientGreek_3a__20_Ἀρχαία_20_ἑλληνικά"><text:span text:style-name="T5">Πέρδικά τις ἀγρεύσας ἤθελε ταύτην καταθῦσαι. Ἡ δὲ παρεκάλει ἐκλυθῆναι καὶ πολλὰς πέρδικας προσάξει τῷ κυνηγέτῃ. Ὁ δὲ κυνηγός· « Διὰ τοῦτο μᾶλλόν σε ἐγὼ θύσω, ὅτι τοὺς συγγενεῖς σου ἐνεδρεῦσαι θέλεις. »</text:span></text:span></text:p>
            <text:p text:style-name="P18"><text:span text:style-name="AncientGreek_3a__20_Ἀρχαία_20_ἑλληνικά"><text:span text:style-name="T5">Ὁ μῦθος δηλοῖ ὅτι οἱ τοὺς φίλους προδιδόντες αὐτοὶ ἐν ταῖς ἐνέδραις ἐμπίπτουσιν.</text:span></text:span></text:p>
          </table:table-cell>
          <table:table-cell table:style-name="Table3.A1" office:value-type="string">
            <text:p text:style-name="P86"><text:span text:style-name="T14">A</text:span> Partridge And <text:span text:style-name="T14">A</text:span> Man</text:p>
            <text:p text:style-name="P37">A <text:span text:style-name="T18">certain person</text:span>, <text:span text:style-name="T18">having traped </text:span>a partridge, was about to <text:span text:style-name="T18">sacrifice it</text:span>. <text:span text:style-name="T18">And s</text:span>he begged him <text:span text:style-name="T18">to release her and she would lead many partridges to the hunter</text:span>. <text:span text:style-name="T18">And the hunter said </text:span>"<text:span text:style-name="T18">Rather because of this I shall sacrifice you because</text:span> you<text:span text:style-name="T18">r</text:span> <text:span text:style-name="T18">family you are willing </text:span><text:span text:style-name="T19">to ambush</text:span>."</text:p>
            <text:p text:style-name="P37"/>
            <text:p text:style-name="P40">This fable shows that the man who plots machinations against his friends will himself fall into pitfalls and danger.</text:p>
            <text:p text:style-name="P95"/>
            <text:p text:style-name="P95">ἐνεδρεύω: to lie in wait for, to lay or set an ambush</text:p>
          </table:table-cell>
        </table:table-row>
        <table:table-row table:style-name="Table3.1">
          <table:table-cell table:style-name="Table3.A1" office:value-type="string">
            <text:p text:style-name="P3"><text:span text:style-name="AncientGreek_3a__20_Ἀρχαία_20_ἑλληνικά"><text:span text:style-name="T1">301. Περιστερὰ διψῶσα</text:span></text:span></text:p>
            <text:p text:style-name="P85"><text:span text:style-name="AncientGreek_3a__20_Ἀρχαία_20_ἑλληνικά"><text:span text:style-name="T5">Περιστερὰ δίψει συνεχομένη, ὡς ἐθεάσατο ἔν τινι πίνακι κρατῆρα ὕδατος γεγραμμένον, ὑπέλαβεν ἀληθινὸν εἶναι. Διόπερ πολλῷ ῥοίζῳ ἐνεχθεῖσα ἔλαθεν ἑαυτὴν τῷ πίνακι ἐντινάξασα. Συνέβη δὲ αὐτῇ, τῶν πτερῶν περιθραυσθέντων, ἐπὶ τῆς γῆς καταπεσοῦσαν ὑπό τινος τῶν παρατυχόντων συλληφθῆναι.</text:span></text:span></text:p>
            <text:p text:style-name="P85"><text:span text:style-name="AncientGreek_3a__20_Ἀρχαία_20_ἑλληνικά"><text:span text:style-name="T5"/></text:span></text:p>
            <text:p text:style-name="P18"><text:span text:style-name="AncientGreek_3a__20_Ἀρχαία_20_ἑλληνικά"><text:span text:style-name="T5">Οὕτως ἔνιοι τῶν ἀνθρώπων διὰ σφοδρὰς ἐπιθυμίας ἀπροσκέπτως τοῖς πράγμασιν ἐπιχειροῦντες λανθάνουσιν ἑαυτοὺς εἰς ὄλεθρον εἰσιέντες.</text:span></text:span></text:p>
          </table:table-cell>
          <table:table-cell table:style-name="Table3.A1" office:value-type="string">
            <text:p text:style-name="P86"><text:span text:style-name="T14">A</text:span> Thirsty Dove</text:p>
            <text:p text:style-name="P37">A dove <text:span text:style-name="T19">was held by </text:span>thirst<text:span text:style-name="T13"> </text:span><text:span text:style-name="T19">when he</text:span><text:span text:style-name="T13"> </text:span><text:span text:style-name="T19">saw </text:span>a <text:span text:style-name="T19">cup </text:span>of water painted<text:span text:style-name="T13"> </text:span><text:span text:style-name="T19">on</text:span><text:span text:style-name="T13"> </text:span><text:span text:style-name="T19">a tablet</text:span>, <text:span text:style-name="T21">s</text:span><text:span text:style-name="T19">he assumed it to be real</text:span>. <text:span text:style-name="T19">Becaus</text:span><text:span text:style-name="T20">e</text:span><text:span text:style-name="T19"> of which </text:span><text:span text:style-name="T21">being carrying </text:span><text:span text:style-name="T20">with much </text:span><text:span text:style-name="T21">force she collided unwittingly with the tablet. And it happened to her</text:span> <text:span text:style-name="T22">when her</text:span> wings <text:span text:style-name="T22">where crushed, </text:span>she fell to the ground and was taken by <text:span text:style-name="T22">a passer by</text:span>.</text:p>
            <text:p text:style-name="P37"/>
            <text:p text:style-name="P41"><text:span text:style-name="T22">Thus some </text:span>men <text:span text:style-name="T22">putting their hand to business th</text:span>oughtlessly <text:span text:style-name="T22">do not realize they hurle into </text:span>ruin.</text:p>
            <text:p text:style-name="P41"/>
            <text:p text:style-name="P41">ὁ ῥοῖζος: whistling or whizzing of an arrow, rushing motion, rush, swing</text:p>
            <text:p text:style-name="P41">ἐντινάσσω: hurl against, to be shaken, collide with<text:line-break/>θραύω: to break in pieces, shatter, shiver, to fly into pieces, θρύπτω<text:span text:style-name="T13"> </text:span><text:span text:style-name="T21">=</text:span><text:span text:style-name="T13"> </text:span>to break down, enfeeble</text:p>
          </table:table-cell>
        </table:table-row>
        <table:table-row table:style-name="Table3.1">
          <table:table-cell table:style-name="Table3.A1" office:value-type="string">
            <text:p text:style-name="P3"><text:span text:style-name="AncientGreek_3a__20_Ἀρχαία_20_ἑλληνικά"><text:span text:style-name="T1">302. Περιστερὰ καὶ κορώνη</text:span></text:span></text:p>
            <text:p text:style-name="P85"><text:span text:style-name="AncientGreek_3a__20_Ἀρχαία_20_ἑλληνικά"><text:span text:style-name="T5">Περιστερὰ ἔν τινι περιστεροτροφείῳ τρεφομένη ἐπὶ πολυτεκνίᾳ ἐφρυάττετο. Κορώνη δὲ ἀκούσασα αὐτῆς τῶν λόγων ἔφη· « Ἀλλ’, ὦ αὕτη, πέπαυσο ἐπὶ τούτῳ ἀλαζονευομένη· ὅσῳ γὰρ ἂν πλέονα τέκνα σχῇς, τοσούτῳ περισσοτέρας δουλείας στενάξεις. »</text:span></text:span></text:p>
            <text:p text:style-name="P85"><text:span text:style-name="AncientGreek_3a__20_Ἀρχαία_20_ἑλληνικά"><text:span text:style-name="T5"/></text:span></text:p>
            <text:p text:style-name="P18"><text:span text:style-name="AncientGreek_3a__20_Ἀρχαία_20_ἑλληνικά"><text:span text:style-name="T5">Οὕτω καὶ τῶν οἰκετῶν δυστυχέστατοί εἰσιν ὅσοι ἐν τῇ δουλείᾳ τεκνοποιοῦσιν.</text:span></text:span></text:p>
          </table:table-cell>
          <table:table-cell table:style-name="Table3.A1" office:value-type="string">
            <text:p text:style-name="P86"><text:span text:style-name="T14">A</text:span> Dove And <text:span text:style-name="T14">A</text:span> <text:span text:style-name="T22">Raven</text:span></text:p>
            <text:p text:style-name="P42">A dove <text:span text:style-name="T22">being raised in </text:span>a <text:span text:style-name="T22">dove kennel</text:span> <text:span text:style-name="T22">has haughty </text:span>about <text:span text:style-name="T23">having many children</text:span>. <text:span text:style-name="T23">But a</text:span> crow hear<text:span text:style-name="T23">ing her words </text:span>said: “<text:span text:style-name="T23">But h</text:span>ey <text:span text:style-name="T23">you</text:span>, stop boasting about th<text:span text:style-name="T23">is</text:span>; for <text:span text:style-name="T23">by how much mor</text:span>e children you have, <text:span text:style-name="T23">by this much you will bemoan </text:span>more <text:span text:style-name="T23">servitude.”</text:span></text:p>
            <text:p text:style-name="P37"/>
            <text:p text:style-name="P37"><text:span text:style-name="T23">Thus also most unfortunate of slaves are those who produce </text:span>children in servitude.</text:p>
            <text:p text:style-name="P37"/>
            <text:p text:style-name="P78">τό περιστεροτροφεῖον: place where doves are reared</text:p>
            <text:p text:style-name="P78">ἡ πολυτεκνία: abundance of children</text:p>
            <text:p text:style-name="P78">φρυάσσομαι: of spirited, high-fed horses, neigh, whinny and prance to be wanton, haughty, insolent</text:p>
          </table:table-cell>
        </table:table-row>
        <text:soft-page-break/>
        <table:table-row table:style-name="Table3.1">
          <table:table-cell table:style-name="Table3.A4" office:value-type="string">
            <text:p text:style-name="P17">303. Πῆραι δύο</text:p>
            <text:p text:style-name="P84">Προμηθεὺς πλάσας ποτὲ ἀνθρώπους δύο πήρας ἐξ αὐτῶν ἀπεκρέμασε, τὴν μὲν ἀλλοτρίων κακῶν, τὴν δὲ ἰδίων, καὶ τὴν μὲν τῶν ὀθνείων ἔμπροσθεν ἔταξε, τὴν δὲ ἑτέραν ὄπισθεν ἀπήρτησεν. Ἐξ οὗ δὴ συνέβη τοὺς ἀνθρώπους τὰ μὲν ἀλλότρια κακὰ ἐξ ἀπόπτου κατοπτάζεσθαι, τὰ δὲ ἴδια μὴ προορᾶσθαι.</text:p>
            <text:p text:style-name="P84"/>
            <text:p text:style-name="P84">Τούτῳ τῷ λόγῳ χρήσαιτο ἄν τις πρὸς ἄνδρα πολυπράγμονα, ὃς ἐν τοῖς ἑαυτοῦ πράγμασι τυφλώττων τῶν μηδὲν προσηκόντων κήδεται.</text:p>
          </table:table-cell>
          <table:table-cell table:style-name="Table3.A4" office:value-type="string">
            <text:p text:style-name="P87">The Two Bags</text:p>
            <text:p text:style-name="P38">Prometheus <text:span text:style-name="T24">having </text:span>fashioned men <text:span text:style-name="T24">at one point </text:span>hung two bags <text:span text:style-name="T24">from them</text:span>, one <text:span text:style-name="T24">[</text:span>containing<text:span text:style-name="T24">]</text:span> the <text:span text:style-name="T24">wicked </text:span>of others, the other their own <text:span text:style-name="T24">[</text:span>faults<text:span text:style-name="T24">]</text:span>, and he placed the bag of the faults of others in front of them, while he suspended the other from behind. <text:span text:style-name="T25">Because of this</text:span>t<text:span text:style-name="T25"> it happened that men see the wicked of others from afar</text:span>, but do not perceive their own.</text:p>
            <text:p text:style-name="P37"/>
            <text:p text:style-name="P37"><text:span text:style-name="T25">Someone might</text:span> <text:span text:style-name="T25">make us of</text:span> this fable <text:span text:style-name="T25">with respect to busy body man</text:span>, <text:span text:style-name="T25">who being </text:span>blind in <text:span text:style-name="T25">his </text:span>own affairs, <text:span text:style-name="T25">has a care of </text:span>those <text:span text:style-name="T25">things </text:span>which <text:span text:style-name="T25">do not concern [them]</text:span>.</text:p>
            <text:p text:style-name="P37"/>
            <text:p text:style-name="P43">ὀθνεῖος , α, ον: strange, foreign</text:p>
            <text:p text:style-name="P43">ἀπαρτάω: to hang up from, to hang loose, to make dependent upon, to detach, separate, detached, disunited, to remove oneself, go away</text:p>
            <text:p text:style-name="P37">ἄποπτος , ον, out of sight of, far away from, <text:span text:style-name="T25">f</text:span>ar away, dimly seen<text:line-break/>τυφλώττω: to be blind, to be dim, faded, of paintings</text:p>
          </table:table-cell>
        </table:table-row>
        <table:table-row table:style-name="Table3.1">
          <table:table-cell table:style-name="Table3.A1" office:value-type="string">
            <text:p text:style-name="P4"><text:span text:style-name="AncientGreek_3a__20_Ἀρχαία_20_ἑλληνικά"><text:span text:style-name="T1">304. Πίθηξ καὶ ἁλιεῖς</text:span></text:span></text:p>
            <text:p text:style-name="P36"><text:span text:style-name="AncientGreek_3a__20_Ἀρχαία_20_ἑλληνικά"><text:span text:style-name="T5">Πίθηξ ἔν τινι ὑψηλῷ δένδρῳ καθήμενος, ὡς ἐθεάσατο ἁλιεῖς ἐπί τινος ποταμοῦ σαγήνην βάλλοντας, παρετήρει τὰ ὑπ’ αὐτῶν γινόμενα. Καὶ δὴ τούτων τὴν σαγήνην ἐασάντων, καὶ μικρὸν ὑποχωρησάντων τοῦ φαγεῖν, καταβὰς ἀπὸ τοῦ δένδρου, ἐπειρᾶτο μιμεῖσθαι αὐτούς· φασὶ γὰρ μιμητικὸν εἶναι τὸ ζῷον τοῦτο. Ἐφαψάμενος δὲ τῶν δικτύων καὶ συλληφθεὶς ἐκινδύνευε πνιγῆναι. Ὁ δὲ πρὸς ἑαυτὸν ἔφη· « Ἀλλ’ ἔγωγε δίκαια πέπονθα· τί γὰρ ἁλιεύειν μὴ μαθὼν τούτῳ ἐπεχείρουν ; »</text:span></text:span></text:p>
            <text:p text:style-name="P36"><text:span text:style-name="AncientGreek_3a__20_Ἀρχαία_20_ἑλληνικά"><text:span text:style-name="T5"/></text:span></text:p>
            <text:p text:style-name="P36"><text:span text:style-name="AncientGreek_3a__20_Ἀρχαία_20_ἑλληνικά"><text:span text:style-name="T5">Ὁ λόγος δηλοῖ ὅτι ἡ τῶν μηδὲν προσηκόντων ἐπιχείρησις οὐ μόνον ἀσύμφορος, ἀλλὰ καὶ ἐπιβλαβής ἐστι.</text:span></text:span></text:p>
          </table:table-cell>
          <table:table-cell table:style-name="Table3.A1" office:value-type="string">
            <text:p text:style-name="P86"><text:span text:style-name="T14">A</text:span>Monkey And <text:span text:style-name="T14">A</text:span> Fishermen</text:p>
            <text:p text:style-name="P37">A monkey <text:span text:style-name="T25">sitting in</text:span> a high tree, <text:span text:style-name="T25">when he saw </text:span>fishermen <text:span text:style-name="T25">casting a net upon</text:span> a river, <text:span text:style-name="T25">took notice <text:s/>of the t</text:span>hings <text:span text:style-name="T25">done by them</text:span>. <text:span text:style-name="T13">A</text:span><text:span text:style-name="T25">nd </text:span><text:span text:style-name="T26">leaving the net of them and for a little while </text:span>withdr<text:span text:style-name="T26">awing</text:span> to <text:span text:style-name="T26">eat</text:span>, descending from<text:span text:style-name="T13"> </text:span><text:span text:style-name="T26">the</text:span><text:span text:style-name="T13"> </text:span>tree, <text:span text:style-name="T26">he tried </text:span>to <text:span text:style-name="T26">imitate them.</text:span> <text:span text:style-name="T26">F</text:span>or <text:span text:style-name="T26">they say that </text:span>this animal <text:span text:style-name="T26">is inclinded to mimic. </text:span>But when <text:span text:style-name="T26">taking hold of the </text:span>nets<text:span text:style-name="T13"> </text:span><text:span text:style-name="T26">and being</text:span> caught <text:span text:style-name="T26">[</text:span>in them<text:span text:style-name="T26">]</text:span> <text:span text:style-name="T26">was </text:span>in danger of being <text:span text:style-name="T26">choked</text:span>. <text:span text:style-name="T26">And h</text:span>e said to himself: “<text:span text:style-name="T26">Well </text:span>I <text:span text:style-name="T26">at least have sufered justice.</text:span> <text:span text:style-name="T26">For </text:span>why did I undertake to fish <text:span text:style-name="T26">not </text:span>having learned <text:span text:style-name="T26">[it]</text:span>?”</text:p>
            <text:p text:style-name="P37"/>
            <text:p text:style-name="P37"><text:span text:style-name="T26">The account </text:span>shows that <text:span text:style-name="T26">the endeavor of things not fitting is not only </text:span><text:span text:style-name="T27">useless but also harmful</text:span>.</text:p>
          </table:table-cell>
        </table:table-row>
        <text:soft-page-break/>
        <table:table-row table:style-name="Table3.1">
          <table:table-cell table:style-name="Table3.A1" office:value-type="string">
            <text:p text:style-name="P7"><text:span text:style-name="AncientGreek_3a__20_Ἀρχαία_20_ἑλληνικά"><text:span text:style-name="T1">305.</text:span></text:span><text:span text:style-name="AncientGreek_3a__20_Ἀρχαία_20_ἑλληνικά"><text:span text:style-name="T3"> Πίθηκος καὶ δελφίς</text:span></text:span></text:p>
            <text:p text:style-name="P18"><text:span text:style-name="AncientGreek_3a__20_Ἀρχαία_20_ἑλληνικά"><text:span text:style-name="T5">Ἔθους ὄντος τοῖς πλέουσι Μελιταῖα κυνίδια καὶ πιθήκους ἐπάγεσθαι πρὸς παραμυθίαν τοῦ πλοῦ, πλέων τις εἶχε σὺν ἑαυτῷ καὶ πίθηκον. Γενομένων δ’ αὐτῶν κατὰ τὸ Σούνιον, τὸ τῆς Ἀττικῆς ἀκρωτήριον, χειμῶνα σφοδρὸν συνέβη γενέσθαι. Τῆς δὲ νεὼς περιτραπείσης καὶ πάντων διακολυμβώντων, ἐνήχετο καὶ ὁ πίθηκος. Δελφὶς δέ τις αὐτὸν θεασάμενος καὶ ἄνθρωπον εἶναι ὑπολαβών, ὑπελθὼν ἀνεῖχε διακομίζων ἐπὶ τὴν χέρσον. Ὡς δὲ κατὰ τὸν Πειραιᾶ ἐγένετο, τὸ τῶν Ἀθηναίων ἐπίνειον, ἐπυνθάνετο τοῦ πιθήκου εἰ τὸ γένος ἐστὶν Ἀθηναῖος. Τοῦ δὲ εἰπόντος καὶ λαμπρῶν ἐνταῦθα τετυχηκέναι γονέων, ἐπανήρετο εἰ καὶ τὸν Πειραιᾶ ἐπίσταται. Ὑπολαβὼν δὲ ὁ πίθηκος περὶ ἀνθρώπου αὐτὸν λέγειν, ἔφη καὶ μάλα φίλον εἶναι αὐτῷ καὶ συνήθη. Καὶ ὁ δελφὶς ἐπὶ τοσούτῳ ψεύδει ἀγανακτήσας, βαπτίζων αὐτὸν ἀπέκτεινεν.</text:span></text:span></text:p>
            <text:p text:style-name="P18"><text:span text:style-name="AncientGreek_3a__20_Ἀρχαία_20_ἑλληνικά"><text:span text:style-name="T5"/></text:span></text:p>
            <text:p text:style-name="P25"><text:span text:style-name="AncientGreek_3a__20_Ἀρχαία_20_ἑλληνικά"><text:span text:style-name="T5">Ὁ μῦθος πρὸς ἄνδρας οἳ τὴν ἀλήθειαν οὐκ εἰδότες ἀπατᾶν νομίζουσιν.</text:span></text:span></text:p>
          </table:table-cell>
          <table:table-cell table:style-name="Table3.A1" office:value-type="string">
            <text:p text:style-name="P87"><text:span text:style-name="T14">A</text:span> Monkey And <text:span text:style-name="T14">A</text:span> Dolphin</text:p>
            <text:p text:style-name="P38"><text:span text:style-name="T28">A</text:span> custom <text:span text:style-name="T28">being for those sailing</text:span> to<text:span text:style-name="T13"> </text:span><text:span text:style-name="T28">bring along</text:span> <text:span text:style-name="T28">small maltese dogs </text:span>and <text:span text:style-name="T28">monkeys</text:span> <text:span text:style-name="T28">for consoling during the journey,</text:span> a man who was sailing had a monkey with him. <text:span text:style-name="T28">And w</text:span>hen <text:span text:style-name="T28">they</text:span> arrived at Sunion, <text:span text:style-name="T28">a outcrop </text:span>of Attica, a violent storm <text:span text:style-name="T28">happened to come about</text:span>. <text:span text:style-name="T28">And t</text:span>he ship capsiz<text:span text:style-name="T28">ing</text:span> and everyone swam<text:span text:style-name="T28">ing</text:span> away, the monkey <text:span text:style-name="T28">also swam</text:span>. A<text:span text:style-name="T28">nd a</text:span> dolphin s<text:span text:style-name="T28">eeing</text:span> him, and <text:span text:style-name="T28">assuming he to be a </text:span>man, <text:span text:style-name="T28">going under he supported [him] carying</text:span> him <text:span text:style-name="T28">upon the </text:span>land. <text:span text:style-name="T13">A</text:span><text:span text:style-name="T28">nd when</text:span> he arrived at <text:span text:style-name="T28">the </text:span>Piraeus, <text:span text:style-name="T28">the state harbor of Athens</text:span>, he <text:span text:style-name="T28">enquired of </text:span>the monkey if<text:span text:style-name="T13"> </text:span><text:span text:style-name="T28">his people are</text:span> Athenian. <text:span text:style-name="T28">And </text:span><text:span text:style-name="T29">saying that he had illustrious parents there</text:span>, he asked if he also knew<text:span text:style-name="T13"> </text:span>Piraeus. <text:span text:style-name="T29">And the monkey assuming that he was speaking of a person, said actually rather a friend to be to him and close confidant.</text:span> <text:span text:style-name="T29">And t</text:span>he dolphin <text:span text:style-name="T29">being angered by so great a lie dunking him</text:span> <text:span text:style-name="T29">he killed [</text:span>him<text:span text:style-name="T29">]</text:span>.</text:p>
            <text:p text:style-name="P37"/>
            <text:p text:style-name="P37"><text:span text:style-name="T29">The</text:span> fable is<text:span text:style-name="T13"> </text:span><text:span text:style-name="T29">for</text:span><text:span text:style-name="T13"> </text:span>men who not knowing the truth, <text:span text:style-name="T29">are in the habbit of deceiving</text:span>.</text:p>
            <text:p text:style-name="P37">ἐπίνειον: port <text:span text:style-name="T28">of </text:span>the navy lies, the state harbour</text:p>
          </table:table-cell>
        </table:table-row>
        <table:table-row table:style-name="Table3.1">
          <table:table-cell table:style-name="Table3.A1" office:value-type="string">
            <text:p text:style-name="P4"><text:span text:style-name="AncientGreek_3a__20_Ἀρχαία_20_ἑλληνικά"><text:span text:style-name="T1">306. Πίθηκος καὶ κάμηλος</text:span></text:span></text:p>
            <text:p text:style-name="P18"><text:span text:style-name="AncientGreek_3a__20_Ἀρχαία_20_ἑλληνικά"><text:span text:style-name="T5">Ἐν συνόδῳ τῶν ἀλόγων ζῴων πίθηκος ἀναστὰς ὠρχήσατο. Σφόδρα δὲ αὐτοῦ εὐδοκιμοῦντος καὶ ὑπὸ πάντων </text:span></text:span><text:span text:style-name="AncientGreek_3a__20_Ἀρχαία_20_ἑλληνικά"><text:span text:style-name="T6">ἐπι</text:span></text:span><text:span text:style-name="AncientGreek_3a__20_Ἀρχαία_20_ἑλληνικά"><text:span text:style-name="T5">σημαινομένου, κάμηλος φθονήσασα ἐβουλήθη τῶν αὐτῶν ἐφικέσθαι. Διόπερ ἐξαναστᾶσα ἐπειρᾶτο καὶ αὐτὴ ὀρχεῖσθαι. Πολλὰ δὲ αὐτῆς ἄτοπα ποιούσης, τὰ ζῷα ἀγανακτήσαντα ῥοπάλοις αὐτὴν παίοντα ἐξήλασαν.</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Πρὸς τοὺς διὰ φθόνον κρείττοσιν ἁμιλλωμένους ὁ λόγος εὔκαιρος.</text:span></text:span></text:p>
          </table:table-cell>
          <table:table-cell table:style-name="Table3.A1" office:value-type="string">
            <text:p text:style-name="P86"><text:span text:style-name="T14">A</text:span> Monkey And <text:span text:style-name="T14">A</text:span> Camel</text:p>
            <text:p text:style-name="P37">In an assembly of <text:span text:style-name="T29">foolish animals</text:span> a monkey <text:span text:style-name="T29">standing </text:span>up danced. <text:span text:style-name="T29">And h</text:span><text:span text:style-name="T30">e being very liked</text:span> and applauded by all<text:span text:style-name="T13"> </text:span><text:span text:style-name="T30">a</text:span><text:span text:style-name="T13"> </text:span>camel <text:span text:style-name="T30">beomg envious </text:span>wanted <text:span text:style-name="T30">to attain </text:span>the same <text:span text:style-name="T30">things</text:span>. <text:span text:style-name="T30">Because of which getting </text:span>up<text:span text:style-name="T13"> </text:span><text:span text:style-name="T30">she</text:span><text:span text:style-name="T13"> </text:span>tried <text:span text:style-name="T30">also herself to </text:span>dance. <text:span text:style-name="T30">But doing many strange things </text:span>the <text:span text:style-name="T30">anoyed </text:span>animals <text:span text:style-name="T30">drover her away beating her with clubs</text:span>.</text:p>
            <text:p text:style-name="P37"/>
            <text:p text:style-name="P37">Th<text:span text:style-name="T30">e account</text:span> is <text:span text:style-name="T30">well timed </text:span>for those who out of envy compete with <text:span text:style-name="T30">some who are better</text:span>.</text:p>
            <text:p text:style-name="P37"/>
            <text:p text:style-name="P37"><text:span text:style-name="T140">ἐπι</text:span>σημαίνω: to set a mark upon a person, of a disease, to have a mark set on one, to indicate, to mark for oneself, signify, indicate, to set one's seal to a thing, approve it</text:p>
          </table:table-cell>
        </table:table-row>
        <text:soft-page-break/>
        <table:table-row table:style-name="Table3.1">
          <table:table-cell table:style-name="Table3.A1" office:value-type="string">
            <text:p text:style-name="P4"><text:span text:style-name="AncientGreek_3a__20_Ἀρχαία_20_ἑλληνικά"><text:span text:style-name="T1">307. Πιθήκου παῖδες</text:span></text:span></text:p>
            <text:p text:style-name="P18"><text:span text:style-name="AncientGreek_3a__20_Ἀρχαία_20_ἑλληνικά"><text:span text:style-name="T5">Τοὺς πιθήκους φασὶ δύο τίκτειν καὶ τὸ μὲν ἓν τῶν γεννημάτων στέργειν καὶ μετ’ ἐπιμελείας τρέφειν, τὸ δὲ ἕτερον μισεῖν καὶ ἀμελεῖν. Συμβαίνει δὲ κατά τινα θείαν τύχην τὸ μὲν ἐπιμελούμενον ἡδέως καὶ στερρῶς ἀγκαλιζόμενον παρὰ τῆς μητρὸς ἀποπνίγεσθαι, τὸ δὲ ὀλιγωρούμενον ἐκτελειοῦσθαι.</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λόγος δηλοῖ ὅτι πάσης προνοίας ἡ τύχη δυνατωτέρα καθέστηκε.</text:span></text:span></text:p>
          </table:table-cell>
          <table:table-cell table:style-name="Table3.A1" office:value-type="string">
            <text:p text:style-name="P89">A Monkey’s Children</text:p>
            <text:p text:style-name="P37">Monkeys, <text:span text:style-name="T31">they</text:span> <text:span text:style-name="T31">say</text:span>, give birth to two <text:span text:style-name="T31">[babies],</text:span> <text:span text:style-name="T31">one </text:span>of these two <text:span text:style-name="T31">offspring</text:span> they cherish and nurture <text:span text:style-name="T31">with care</text:span>, <text:span text:style-name="T31">the other one</text:span> they hate and neglect. <text:span text:style-name="T31">And it came about according to divine fate</text:span> that the <text:span text:style-name="T31">one happily cared for </text:span>and <text:span text:style-name="T31">held firmly beside the mother su</text:span>ffocated, and the<text:span text:style-name="T13"> </text:span><text:span text:style-name="T31">neglected one</text:span><text:span text:style-name="T13"> </text:span><text:span text:style-name="T31">reached maturity</text:span>.</text:p>
            <text:p text:style-name="P37"/>
            <text:p text:style-name="P37"><text:span text:style-name="T31">The account</text:span> shows that fortune is more powerful than <text:span text:style-name="T31">any </text:span>foresight.</text:p>
            <text:p text:style-name="P37"/>
            <text:p text:style-name="P37">στερρῶς <text:span text:style-name="T31">= στερρός: stiff, firm, solid, strong, stiff with age, hard, rugged, uneasy, stubborn, obdurate, hard, στερρῶς, stiffly, obstinately<text:line-break/>ἀγκαλίζομαι: to embrace</text:span></text:p>
          </table:table-cell>
        </table:table-row>
        <table:table-row table:style-name="Table3.1">
          <table:table-cell table:style-name="Table3.A1" office:value-type="string">
            <text:p text:style-name="P4"><text:span text:style-name="AncientGreek_3a__20_Ἀρχαία_20_ἑλληνικά"><text:span text:style-name="T1">308. Πλέοντες</text:span></text:span></text:p>
            <text:p text:style-name="P18"><text:span text:style-name="AncientGreek_3a__20_Ἀρχαία_20_ἑλληνικά"><text:span text:style-name="T5">Ἐμβάντες τινὲς εἰς σκάφος ἔπλεον. Γενομένων δὲ αὐτῶν πελαγίων, συνέβη χειμῶνα ἐξαίσιον γενέσθαι καὶ τὴν ναῦν καταδύεσθαι. Τῶν δὲ πλεόντων ἕτερος περιρρηξάμενος τοὺς πατρῴους θεοὺς ἐπεκαλεῖτο μετ’ οἰμωγῆς καὶ στεναγμοῦ χαριστήρια ἀποδώσειν ἐπαγγελλόμενος, ἐὰν περισωθῶσι. Παυσαμένου δὲ τοῦ χειμῶνος καὶ πάλιν καινῆς γαλήνης γενομένης, εἰς εὐωχίαν τραπέντες ὠρχοῦντό τε καὶ ἐσκίρτων, ἅτε δὴ ἐξ ἀπροσδοκήτου διαπεφευγότες κινδύνου. Καὶ στερρὸς ὁ κυβερνήτης ὑπάρχων ἔφη πρὸς αὐτούς· « Ἀλλ’, ὦ φίλοι, οὕτως ἡμᾶς γεγηθέναι δεῖ ὡς πάλιν, ἐὰν τύχῃ, χειμῶνος γενησομένου.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λόγος διδάσκει μὴ σφόδρα ταῖς εὐτυχίαις ἐπαίρεσθαι τῆς τύχης τὸ εὐμετάβλητον ἐννοουμένους.</text:span></text:span></text:p>
          </table:table-cell>
          <table:table-cell table:style-name="Table3.A1" office:value-type="string">
            <text:p text:style-name="P90">Passengers</text:p>
            <text:p text:style-name="P37"><text:span text:style-name="T32">Some passenger set sail in a barque</text:span>. When they were at sea, <text:span text:style-name="T33">it came ab</text:span>out <text:span text:style-name="T33">that a storm arose</text:span>, and the ship was about to sink. One of the passengers tearing his clothes <text:span text:style-name="T34">called upon the </text:span>gods of his country with <text:span text:style-name="T34">lamentation </text:span>and groans and <text:span text:style-name="T13">promis</text:span><text:span text:style-name="T34">ing to pay back kindnesses</text:span>, if they<text:span text:style-name="T13"> </text:span><text:span text:style-name="T34">would be </text:span>saved. <text:span text:style-name="T34">And </text:span>the storm ceas<text:span text:style-name="T34">ing</text:span> and<text:span text:style-name="T13"> </text:span><text:span text:style-name="T34">a new calm arising</text:span>, <text:span text:style-name="T34">turning to a feast</text:span>,<text:span text:style-name="T13"> </text:span><text:span text:style-name="T34">they</text:span><text:span text:style-name="T13"> </text:span><text:span text:style-name="T34">both danced and skipped</text:span>, <text:span text:style-name="T34">seeing that they had escaped from an unexpected danger. And the captain being firm</text:span>, said to them: “<text:span text:style-name="T34">But oh</text:span> friends,<text:span text:style-name="T13"> </text:span><text:span text:style-name="T34">we ought to </text:span>rejoice <text:span text:style-name="T35">as if by chance a storm will again happen</text:span>.”</text:p>
            <text:p text:style-name="P37"/>
            <text:p text:style-name="P37">The <text:span text:style-name="T35">account </text:span>teaches not<text:span text:style-name="T13"> </text:span><text:span text:style-name="T35">to</text:span><text:span text:style-name="T13"> </text:span>be <text:span text:style-name="T35">exceedingly elated <text:s/>in </text:span>one's successes<text:span text:style-name="T13"> </text:span><text:span text:style-name="T35">considering the</text:span><text:span text:style-name="T13"> </text:span>inconstancy of fortune.</text:p>
            <text:p text:style-name="P37"/>
            <text:p text:style-name="P37">πελάγιος: of the sea, of animals, living in the sea, out at sea, on the open sea, of seamen or ships</text:p>
            <text:p text:style-name="P44">μικροῦ <text:span text:style-name="T34">= </text:span><text:span text:style-name="T141">δεῖ ὀλίγου = </text:span><text:span text:style-name="T34">to lack little, almost<text:line-break/>γηθέω: to rejoice</text:span></text:p>
            <text:p text:style-name="P96">εὐμετάβλητος, ον: easily changed, changeable</text:p>
          </table:table-cell>
        </table:table-row>
        <text:soft-page-break/>
        <table:table-row table:style-name="Table3.1">
          <table:table-cell table:style-name="Table3.A4" office:value-type="string">
            <text:p text:style-name="P4"><text:span text:style-name="AncientGreek_3a__20_Ἀρχαία_20_ἑλληνικά"><text:span text:style-name="T1">309. Πλούσιος καὶ βυρσοδέψης</text:span></text:span></text:p>
            <text:p text:style-name="P18"><text:span text:style-name="AncientGreek_3a__20_Ἀρχαία_20_ἑλληνικά"><text:span text:style-name="T5">Πλούσιος βυρσοδέψῃ παρῳκίσθη· μὴ δυνάμενος δὲ τὴν δυσωδίαν φέρειν διετέλει ἑκάστοτε αὐτῷ ἐπικείμενος, ἵνα μεταβῇ. Ὁ δὲ ἀεὶ αὐτὸν διανεβάλλετο λέγων μετ’ ὀλίγον χρόνον μεταβήσεσθαι. Τούτου δὲ συνεχῶς γενομένου, συνέβη, χρόνου διελθόντος, τὸν πλούσιον ἠθάδα τῆς ὀσμῆς γενόμενον μηκέτι αὐτῷ διενοχλεῖν.</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λόγος δηλοῖ ὅτι ἡ συνήθεια καὶ τὰ δυσχερῆ τῶν πραγμάτων καταπραΰνει.</text:span></text:span></text:p>
          </table:table-cell>
          <table:table-cell table:style-name="Table3.A4" office:value-type="string">
            <text:p text:style-name="P86">The Rich And The Tanner</text:p>
            <text:p text:style-name="P37">A rich man <text:span text:style-name="T36">lived next to</text:span> a tanner. <text:span text:style-name="T36">Not being able to bear the bad smell,</text:span> he kept<text:span text:style-name="T13"> </text:span><text:span text:style-name="T36">proposing to him each time</text:span> to move. <text:span text:style-name="T36">And he continually postponed him saying after a little time he will </text:span>move. <text:span text:style-name="T36">And as this continually happened</text:span>, it happened<text:span text:style-name="T13"> </text:span><text:span text:style-name="T36">as time progressed </text:span>that the rich man <text:span text:style-name="T36">becoming accustomed to</text:span> the smell <text:span text:style-name="T37">it no longer </text:span><text:span text:style-name="T36">bothered him</text:span>.</text:p>
            <text:p text:style-name="P37"/>
            <text:p text:style-name="P37"><text:span text:style-name="T37">The account</text:span> shows that <text:span text:style-name="T37">one’s </text:span>habit softens unpleasantness.</text:p>
            <text:p text:style-name="P37"/>
            <text:p text:style-name="P37">διαναβάλλομαι: <text:span text:style-name="T36">to </text:span>delay again and again, <text:span text:style-name="T36">to </text:span>delay</text:p>
            <text:p text:style-name="P45">ἠθάς, άδος: accustomed to a thing, acquainted with it, accustomed, usual, of animals, tame, domestic</text:p>
            <text:p text:style-name="P45">δυσχερής , ές: hard <text:span text:style-name="T37">to </text:span>manage, annoying, unpopular, disagreeable, difficult, contradictory, difficulties in an argument, ill tempered, unfriendly, offensive</text:p>
          </table:table-cell>
        </table:table-row>
        <table:table-row table:style-name="Table3.1">
          <table:table-cell table:style-name="Table3.A1" office:value-type="string">
            <text:p text:style-name="P4"><text:span text:style-name="AncientGreek_3a__20_Ἀρχαία_20_ἑλληνικά"><text:span text:style-name="T1">310. Πλούσιος καὶ θρηνῳδοί</text:span></text:span></text:p>
            <text:p text:style-name="P18"><text:span text:style-name="AncientGreek_3a__20_Ἀρχαία_20_ἑλληνικά"><text:span text:style-name="T5">Πλούσιος δύο θυγατέρας ἔχων, τῆς ἑτέρας ἀποθανούσης, τὰς θρηνούσας ἐμισθώσατο. Τῆς δὲ ἑτέρας παιδὸς λεγούσης πρὸς τὴν μητέρα· « Ἄθλιαι ἡμεῖς, εἴγε αὐταί, ὧν ἐστι τὸ πάθος, θρηνεῖν οὐκ ἴσμεν, αἱ δὲ μηδὲν προσήκουσαι οὕτω σφόδρα κόπτονται καὶ κλαίουσιν, » ἐκείνη ὑποτοχοῦσα εἶπεν· « Ἀλλὰ μὴ θαύμαζε, τέκνον, εἰ οὕτως οἰκτρῶς αὗται θρηνοῦσιν· ἐπὶ γὰρ ἀργυρίῳ τοῦτο ποιοῦσιν.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Οὕτως ἔνιοι τῶν ἀνθρώπων διὰ φιλαργυρίαν οὐκ ὀκνοῦσι καὶ ἀλλοτρίας συμφορὰς ἐργολαβεῖν.</text:span></text:span></text:p>
          </table:table-cell>
          <table:table-cell table:style-name="Table3.A1" office:value-type="string">
            <text:p text:style-name="P86">The Rich And The Mourners</text:p>
            <text:p text:style-name="P37">A rich man <text:span text:style-name="T38">having</text:span> two daughters <text:span text:style-name="T38">one </text:span>of them <text:span text:style-name="T38">having died</text:span>, he hired hired <text:span text:style-name="T38">the </text:span>mourners.<text:span text:style-name="T13"> </text:span><text:span text:style-name="T38">And the</text:span><text:span text:style-name="T13"> </text:span>other daughter sa<text:span text:style-name="T38">ying</text:span> to her mother: "<text:span text:style-name="T38">Unhappy we are</text:span>: <text:span text:style-name="T38">seeing that </text:span>we<text:span text:style-name="T13"> </text:span><text:span text:style-name="T38">ourselves</text:span><text:span text:style-name="T13"> </text:span><text:span text:style-name="T38">of </text:span>who<text:span text:style-name="T38">m there is suffering</text:span> do not know how to lament, <text:span text:style-name="T38">but</text:span> these women <text:span text:style-name="T38">who are not related to us at all</text:span> <text:span text:style-name="T38">beat there [chests] </text:span>and cry with so <text:span text:style-name="T38">exceedingly</text:span>.” The <text:span text:style-name="T38">[</text:span>mother<text:span text:style-name="T38">]</text:span> repl<text:span text:style-name="T38">ying said</text:span> "<text:span text:style-name="T38">But d</text:span>on't <text:span text:style-name="T38">be surprised</text:span>, child, if <text:span text:style-name="T38">so pitifuly they l</text:span>ament. <text:span text:style-name="T38">For </text:span>they do<text:span text:style-name="T13"> </text:span><text:span text:style-name="T38">this</text:span><text:span text:style-name="T13"> </text:span>for money."</text:p>
            <text:p text:style-name="P37"/>
            <text:p text:style-name="P46"><text:span text:style-name="T39">T</text:span>hus <text:span text:style-name="T39">some</text:span> <text:span text:style-name="T39">people</text:span>, <text:span text:style-name="T39">because of love of silver</text:span> do not hesitate <text:span text:style-name="T39">to make a profit out of others misfortunes</text:span>.</text:p>
            <text:p text:style-name="P46"/>
            <text:p text:style-name="P46">προσήκω: to belong to, <text:span text:style-name="T38">to be related, to be akin</text:span></text:p>
            <text:p text:style-name="P97">ἐργολαβέω: contract for the execution of work, make profit out of</text:p>
          </table:table-cell>
        </table:table-row>
        <text:soft-page-break/>
        <table:table-row table:style-name="Table3.1">
          <table:table-cell table:style-name="Table3.A1" office:value-type="string">
            <text:p text:style-name="P4"><text:span text:style-name="AncientGreek_3a__20_Ἀρχαία_20_ἑλληνικά"><text:span text:style-name="T1">311. Ποιμὴν καὶ θάλασσα</text:span></text:span></text:p>
            <text:p text:style-name="P18"><text:span text:style-name="AncientGreek_3a__20_Ἀρχαία_20_ἑλληνικά"><text:span text:style-name="T5">Ποιμὴν ἐν παραθαλασσίῳ τόπῳ ποίμνιον νέμων, ἑωρακὼς γαληνιῶσαν τὴν θάλατταν, ἐπεθύμησε πλεῦσαι πρὸς ἐμπορίαν. Ἀπεμπολήσας οὖν τὰ πρόβατα καὶ φοινίκων βαλάνους πριάμενος ἀνήχθη. Χειμῶνος δὲ σφοδροῦ γενομένου καὶ τῆς νεὼς κινδυνευούσης βαπτίζεσθαι, πάντα τὸν φόρτον ἐκβαλὼν εἰς τὴν θάλατταν, μόλις κενῇ τῇ νηῒ διεσώθη. Μετὰ δ’ ἡμέρας οὐκ ὀλίγας παριόντος τινὸς καὶ τῆς θαλάττης (ἔτυχε γὰρ αὕτη γαληνιῶσα) τὴν ἠρεμίαν θαυμάζοντος, ὑπολαβὼν οὗτος εἶπεν· « Ὦ λῷστε, φοινίκων αὖθις, ὡς ἔοικεν, ἐπιθυμεῖ, καὶ διὰ τοῦτο φαίνεται ἡσυχάζουσα.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μῦθος δηλοῖ ὅτι τὰ παθήματα τοῖς ἀνθρώποις μαθήματα γίνεται.</text:span></text:span></text:p>
          </table:table-cell>
          <table:table-cell table:style-name="Table3.A1" office:value-type="string">
            <text:p text:style-name="P86">The Shepherd And The Sea</text:p>
            <text:p text:style-name="P47">A shepherd grazing a herd <text:span text:style-name="T39">on a sea side spot</text:span>, <text:span text:style-name="T39">having </text:span><text:span text:style-name="T13">see</text:span><text:span text:style-name="T39">n the ocean being calm</text:span>, <text:span text:style-name="T39">he desired </text:span>to sail<text:span text:style-name="T13"> </text:span><text:span text:style-name="T39">for</text:span><text:span text:style-name="T13"> </text:span>trade. <text:span text:style-name="T39">Therefore selling</text:span> his sheep<text:span text:style-name="T13"> </text:span><text:span text:style-name="T39">and buying </text:span>dates <text:span text:style-name="T40">he</text:span> set sail. But a violent storm <text:span text:style-name="T40">came about</text:span> and the ship <text:span text:style-name="T40">being in danger </text:span>of sinking, <text:span text:style-name="T40">throwing </text:span>all his cargo into the sea <text:span text:style-name="T40">was saved </text:span>with difficulty <text:span text:style-name="T40">in </text:span>his empty ship. <text:span text:style-name="T40">And a</text:span>fter <text:span text:style-name="T40">not a few days</text:span><text:span text:style-name="T13"> </text:span>a<text:span text:style-name="T13"> </text:span><text:span text:style-name="T40">person</text:span><text:span text:style-name="T13"> </text:span><text:span text:style-name="T40">passing by and marveling at the calmness of the sea (for she happened to be calm)</text:span><text:span text:style-name="T13"> </text:span><text:span text:style-name="T40">[the shephard] responding</text:span><text:span text:style-name="T13"> </text:span><text:span text:style-name="T40">said</text:span>: “<text:span text:style-name="T40">O</text:span>h my dear fellow, <text:span text:style-name="T40">she desires dates again as it seems</text:span>, <text:span text:style-name="T40">and because of this she appears</text:span> calm.”</text:p>
            <text:p text:style-name="P37"/>
            <text:p text:style-name="P37"><text:span text:style-name="T40">The</text:span> fable shows that <text:span text:style-name="T41">sufferings become lessons</text:span> for <text:span text:style-name="T41">people</text:span>.</text:p>
            <text:p text:style-name="P37"/>
            <text:p text:style-name="P37">βάλανος: an acorn, the fruit of the φηγός <text:span text:style-name="T39">(wild oak)</text:span>, the date, an iron peg, a bolt-pin<text:line-break/>λωίων: more desirable, more agreeable, and (generally) better, comp. of ἀγαθός, ὦ λῷστε my good friend,</text:p>
          </table:table-cell>
        </table:table-row>
        <table:table-row table:style-name="Table3.1">
          <table:table-cell table:style-name="Table3.A1" office:value-type="string">
            <text:p text:style-name="P4"><text:span text:style-name="AncientGreek_3a__20_Ἀρχαία_20_ἑλληνικά"><text:span text:style-name="T1">312. Ποιμὴν καὶ κύων τὰ πρόβατα σαίνων</text:span></text:span></text:p>
            <text:p text:style-name="P18"><text:span text:style-name="AncientGreek_3a__20_Ἀρχαία_20_ἑλληνικά"><text:span text:style-name="T5">Ποιμὴν ἔχων κύνα παμμεγέθη τούτῳ εἰώθει τὰ ἔμβρυα καὶ τὰ ἀποθνῄσκοντα τῶν προβάτων παραβάλλειν. Καὶ δή ποτε εἰσελθούσης τῆς ποίμνης, ὁ ποιμὴν θεασάμενος τὸν κύνα προσιόντα τοῖς προβάτοις καὶ σαίνοντα αὐτὰ εἶπεν· « Ἀλλ’, ὦ οὗτος, ὃ θέλεις σὺ τούτοις ἐπὶ τῇ σῇ κεφαλῇ γένοιτο.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Πρὸς ἄνδρα κόλακα ὁ λόγος εὔκαιρος.</text:span></text:span></text:p>
          </table:table-cell>
          <table:table-cell table:style-name="Table3.A1" office:value-type="string">
            <text:p text:style-name="P86"><text:span text:style-name="T14">A</text:span> Shepherd And <text:span text:style-name="T14">A</text:span> Dog<text:span text:style-name="T13"> </text:span><text:span text:style-name="T43">Courting</text:span><text:span text:style-name="T42"> His Sheep</text:span></text:p>
            <text:p text:style-name="P37">A shepherd who had a very large dog <text:span text:style-name="T43">was in the habit of throwing</text:span> stillborn lambs and dead sheep to him. <text:span text:style-name="T43">And </text:span>one day when the flock <text:span text:style-name="T43">was entering</text:span>, the shepherd s<text:span text:style-name="T43">eeing</text:span> his dog approaching the sheep and <text:span text:style-name="T43">courting </text:span>them <text:span text:style-name="T43">said:</text:span> "<text:span text:style-name="T43">But h</text:span>ey you!<text:span text:style-name="T13"> </text:span><text:span text:style-name="T43">What you wish for such as these may it come about upon your</text:span> head!”</text:p>
            <text:p text:style-name="P37"/>
            <text:p text:style-name="P37">Th<text:span text:style-name="T43">e</text:span> <text:span text:style-name="T43">account is timely for a man who flaters</text:span>.</text:p>
          </table:table-cell>
        </table:table-row>
        <text:soft-page-break/>
        <table:table-row table:style-name="Table3.1">
          <table:table-cell table:style-name="Table3.A1" office:value-type="string">
            <text:p text:style-name="P4"><text:span text:style-name="AncientGreek_3a__20_Ἀρχαία_20_ἑλληνικά"><text:span text:style-name="T1">313. Ποιμὴν καὶ λυκιδεῖς</text:span></text:span></text:p>
            <text:p text:style-name="P18"><text:span text:style-name="AncientGreek_3a__20_Ἀρχαία_20_ἑλληνικά"><text:span text:style-name="T5">Ποιμὴν εὑρὼν λυκιδεῖς, τούτους μετὰ πολλῆς ἐπιμελείας ἔτρεφεν, οἰόμενος ὅτι τελειωθέντες οὐ μόνον τὰ ἑαυτοῦ πρόβατα τηρήσουσιν, ἀλλὰ καὶ ἕτερα ἁρπάζοντες αὐτῷ οἴσουσιν. Οἱ δέ, ὡς τάχιστα ηὐξήθησαν, ἀδείας τυχόντες πρῶτον αὐτοῦ τὴν ποίμνην διαφθείρειν ἤρξαντο. Καὶ ὡς ταῦτα ᾔσθετο, ἀναστενάξας εἶπεν· « Ἀλλ’ ἔγωγε δίκαια πέπονθα· τί γὰρ τούτους νηπίους ὄντας ἔσῳζον οὓς ἔδει καὶ ηὐξημένους ἀναιρεῖν ;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Οὕτως οἱ τοὺς πονηροὺς περισῴζοντες λανθάνουσι καθ’ ἑαυτῶν πρῶτον αὐτοὺς ῥωννύντες.</text:span></text:span></text:p>
          </table:table-cell>
          <table:table-cell table:style-name="Table3.A1" office:value-type="string">
            <text:p text:style-name="P86"><text:span text:style-name="T14">A</text:span> Shepherd And <text:span text:style-name="T14">Some</text:span> <text:span text:style-name="T44">Wolf </text:span>Cubs</text:p>
            <text:p text:style-name="P48">A shepherd <text:span text:style-name="T43">finding</text:span> wolf cubs<text:span text:style-name="T13"> </text:span><text:span text:style-name="T43">raised </text:span>them with <text:span text:style-name="T43">much </text:span>care, <text:span text:style-name="T43">assuming </text:span>that <text:span text:style-name="T43">coming to maturity</text:span> they would not only <text:span text:style-name="T43">keep watch over </text:span>his own sheep but also <text:span text:style-name="T43">snatching</text:span> others <text:span text:style-name="T43">they would bring them </text:span>to him. But as soon as they had <text:span text:style-name="T43">grown</text:span>, <text:span text:style-name="T43">at first obtaining fearlessness they </text:span>began to <text:span text:style-name="T43">destroy </text:span>his flock. <text:span text:style-name="T43">And w</text:span>hen he perceived <text:span text:style-name="T43">these things groaning he </text:span>said: “<text:span text:style-name="T43">But </text:span>I<text:span text:style-name="T13"> </text:span><text:span text:style-name="T43">at least</text:span><text:span text:style-name="T13"> </text:span><text:span text:style-name="T43">have suffered justice. For </text:span>why did I<text:span text:style-name="T13"> </text:span><text:span text:style-name="T44">when</text:span><text:span text:style-name="T13"> </text:span><text:span text:style-name="T43">these</text:span><text:span text:style-name="T13"> </text:span><text:span text:style-name="T44">were</text:span><text:span text:style-name="T43"> infants </text:span><text:span text:style-name="T44">save whom actully being grown ought to be killed.”</text:span></text:p>
            <text:p text:style-name="P37"/>
            <text:p text:style-name="P37"><text:span text:style-name="T13">T</text:span><text:span text:style-name="T44">hus those who save the wicked do not realize they are strengthing them first against themselves.</text:span></text:p>
          </table:table-cell>
        </table:table-row>
        <table:table-row table:style-name="Table3.1">
          <table:table-cell table:style-name="Table3.A1" office:value-type="string">
            <text:p text:style-name="P4"><text:span text:style-name="AncientGreek_3a__20_Ἀρχαία_20_ἑλληνικά"><text:span text:style-name="T1">314. Ποιμὴν καὶ λύκο</text:span></text:span><text:span text:style-name="AncientGreek_3a__20_Ἀρχαία_20_ἑλληνικά"><text:span text:style-name="T2">ς</text:span></text:span><text:span text:style-name="AncientGreek_3a__20_Ἀρχαία_20_ἑλληνικά"><text:span text:style-name="T1"> σὺν κυσὶ τρεφόμενος</text:span></text:span></text:p>
            <text:p text:style-name="P18"><text:span text:style-name="AncientGreek_3a__20_Ἀρχαία_20_ἑλληνικά"><text:span text:style-name="T5">Ποιμὴν νεογνὸν λύκου σκύμνον εὑρὼν καὶ ἀνελόμενος σὺν τοῖς κυσὶν ἔτρεφεν. Ἐπεὶ δὲ ηὐξήθη, εἴ ποτε λύκος πρόβατον ἥρπασε, μετὰ τῶν κυνῶν καὶ αὐτὸς ἐδίωκε. Τῶν δὲ κυνῶν ἔσθ’ ὅτε μὴ δυναμένων καταλαβεῖν τὸν λύκον καὶ διὰ ταῦτα ὑποστρεφόντων, ἐκεῖνος ἠκολούθει, μέχρις ἂν τοῦτον καταλαβών, οἷα δὴ λύκος, συμμετάσχῃ τῆς θήρας· εἶτα ὑπέστρεφεν. Εἰ δὲ μὴ λύκος ἔξωθεν ἁρπάσειε πρόβατον, αὐτὸς λάθρᾳ θύων ἅμα τοῖς κυσὶν ἐθοινεῖτο, ἕως ὁ ποιμὴν στοχασάμενος καὶ συνεὶς τὸ δρώμενον, εἰς δένδρον αὐτὸν ἀναρτήσας ἀπέκτεινεν.</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μῦθος δηλοῖ ὅτι φύσις πονηρὰ χρηστὸν ἦθος οὐ τρέφει.</text:span></text:span></text:p>
          </table:table-cell>
          <table:table-cell table:style-name="Table3.A1" office:value-type="string">
            <text:p text:style-name="P86"><text:span text:style-name="T44">A</text:span> Shepherd And <text:span text:style-name="T44">A</text:span> Wolf <text:span text:style-name="T44">Raised</text:span> With Dogs</text:p>
            <text:p text:style-name="P37">A shepherd, having found a <text:span text:style-name="T46">wolf’s </text:span>newborn cub <text:span text:style-name="T46">and </text:span>t<text:span text:style-name="T46">aking</text:span> <text:span text:style-name="T46">[</text:span>him<text:span text:style-name="T46">]</text:span> away raised <text:span text:style-name="T46">[</text:span>him<text:span text:style-name="T46">]</text:span> with his dogs. <text:span text:style-name="T46">And w</text:span>hen the cub <text:span text:style-name="T46">had grown</text:span>, if <text:span text:style-name="T46">ever </text:span>a wolf took a sheep, with the dogs <text:span text:style-name="T46">he himself chased it</text:span>. <text:span text:style-name="T48">And </text:span>sometimes the dogs <text:span text:style-name="T48">not being able to catch </text:span>the wolf and <text:span text:style-name="T48">because of these things turning back</text:span>, he followed until ca<text:span text:style-name="T48">tching</text:span> him,<text:span text:style-name="T13"> </text:span><text:span text:style-name="T48">just like</text:span><text:span text:style-name="T13"> </text:span>a wolf, <text:span text:style-name="T48">had </text:span>his share of the <text:span text:style-name="T48">catch.</text:span> <text:span text:style-name="T48">T</text:span>hen <text:span text:style-name="T48">he returned</text:span>. <text:span text:style-name="T48">And i</text:span>f a wolf<text:span text:style-name="T13"> </text:span><text:span text:style-name="T48">would</text:span><text:span text:style-name="T13"> </text:span>not <text:span text:style-name="T48">steal </text:span>a sheep <text:span text:style-name="T48">from without</text:span>,<text:span text:style-name="T48"> in secret sacrificing [one] together with </text:span>the dogs <text:span text:style-name="T48">he feasted until </text:span>the shepherd guess<text:span text:style-name="T48">ing</text:span> and <text:span text:style-name="T48">understanding that which had been done</text:span>, hanging him <text:span text:style-name="T48">in a tree killed him</text:span>.</text:p>
            <text:p text:style-name="P37"/>
            <text:p text:style-name="P37"><text:span text:style-name="T48">The</text:span> fable shows that a perverse nature<text:span text:style-name="T48"> does not nurture</text:span> an honest character.</text:p>
            <text:p text:style-name="P37"/>
            <text:p text:style-name="P37">νεογνός , ή, όν <text:span text:style-name="T46">= new-born</text:span></text:p>
            <text:p text:style-name="P50"><text:span text:style-name="T46">ἔσθ' ὅ</text:span><text:span text:style-name="T142">τε</text:span><text:span text:style-name="T46">, ἔστιν ὅ</text:span><text:span text:style-name="T142">τε </text:span><text:span text:style-name="T47">= </text:span><text:span text:style-name="T46">there are times when, sometimes, now and then</text:span></text:p>
          </table:table-cell>
        </table:table-row>
        <text:soft-page-break/>
        <table:table-row table:style-name="Table3.1">
          <table:table-cell table:style-name="Table3.A1" office:value-type="string">
            <text:p text:style-name="P2"><text:span text:style-name="AncientGreek_3a__20_Ἀρχαία_20_ἑλληνικά"><text:span text:style-name="T1">315. </text:span></text:span><text:span text:style-name="AncientGreek_3a__20_Ἀρχαία_20_ἑλληνικά"><text:span text:style-name="T3">Ποιμὴν καὶ λύκου σκύμνος</text:span></text:span></text:p>
            <text:p text:style-name="P20"><text:span text:style-name="AncientGreek_3a__20_Ἀρχαία_20_ἑλληνικά"><text:span text:style-name="T5">Ποιμὴν μικρὸν λύκον εὑρὼν ἐθρέψατο, εἶτα σκύμνον γενόμενον ἐδίδαξεν ἁρπάζειν ἐκ τῶν σύνεγγυς ποιμνίων. Ὁ λύκος δὲ διδαχθεὶς ἔφη· « Ὅρα μή πως σὺ ἐθίσας με ἁρπάζειν πολλὰ τῶν σεαυτοῦ προβάτων ζη</text:span></text:span><text:span text:style-name="AncientGreek_3a__20_Ἀρχαία_20_ἑλληνικά"><text:span text:style-name="T7">μιω</text:span></text:span><text:span text:style-name="AncientGreek_3a__20_Ἀρχαία_20_ἑλληνικά"><text:span text:style-name="T136">θῇ</text:span></text:span><text:span text:style-name="AncientGreek_3a__20_Ἀρχαία_20_ἑλληνικά"><text:span text:style-name="T5">ς. » </text:span></text:span></text:p>
            <text:p text:style-name="P20"><text:span text:style-name="AncientGreek_3a__20_Ἀρχαία_20_ἑλληνικά"><text:span text:style-name="T5"/></text:span></text:p>
            <text:p text:style-name="P20"><text:span text:style-name="AncientGreek_3a__20_Ἀρχαία_20_ἑλληνικά"><text:span text:style-name="T5">Ὅτι οἱ τῇ φύσει δεινοὶ ἁρπάζειν καὶ πλεονεκτεῖν μαθόντες τοὺς διδάξαντας πολλάκις ἔβλαψαν.</text:span></text:span></text:p>
          </table:table-cell>
          <table:table-cell table:style-name="Table3.A1" office:value-type="string">
            <text:p text:style-name="P86"><text:span text:style-name="T45">A</text:span> Shepherd And <text:span text:style-name="T45">A Wolf’s</text:span> Cub</text:p>
            <text:p text:style-name="P49">A shepherd, having found a <text:span text:style-name="T45">small</text:span> wolf<text:span text:style-name="T13"> </text:span><text:span text:style-name="T45">nurtured it,</text:span><text:span text:style-name="T13"> </text:span>then, when he had become cub, he taught <text:span text:style-name="T45">[</text:span>him<text:span text:style-name="T45">]</text:span> to take sheep from the <text:span text:style-name="T45">nearby </text:span>herds. The wolf <text:span text:style-name="T45">having been trained said</text:span>: “<text:span text:style-name="T46">See to it that you somehow not loose many of your own sheep having accustomed me to snatching away.</text:span></text:p>
            <text:p text:style-name="P98"/>
            <text:p text:style-name="P49"><text:span text:style-name="T46">Becuase those</text:span> who<text:span text:style-name="T46"> are cleaver at stealing by nature also learning</text:span> <text:span text:style-name="T46">to be greedy often harm those who taught them</text:span>.</text:p>
          </table:table-cell>
        </table:table-row>
        <table:table-row table:style-name="Table3.1">
          <table:table-cell table:style-name="Table3.A1" office:value-type="string">
            <text:p text:style-name="P3"><text:span text:style-name="AncientGreek_3a__20_Ἀρχαία_20_ἑλληνικά"><text:span text:style-name="T1">316. Ποιμὴν καὶ πρόβατα</text:span></text:span></text:p>
            <text:p text:style-name="P85"><text:span text:style-name="AncientGreek_3a__20_Ἀρχαία_20_ἑλληνικά"><text:span text:style-name="T5">Ποιμὴν εἰσελάσας τὰ πρόβατα εἴς τινα δρυμῶνα, ὡς ἐθεάσατο δρῦν παμμεγέθη μεστὴν βαλάνων, ὑποστρώσας τὸ ἱματίον αὐτοῦ ἐπὶ ταύτην ἀνέβη καὶ τὸν καρπὸν κατέσειε. Τὰ δὲ πρόβατα ἐσθίοντα τὰς βαλάνους ἔλαθε καὶ τὰ ἱμάτια συγκαταφαγόντα. Ὁ δὲ ποιμὴν καταβάς, ὡς ἐθεάσατο τὸ γεγονός, εἶπεν· « Ὦ κάκιστα ζῷα, ὑμεῖς τοῖς λοιποῖς ἔρια εἰς ἐσθῆτας παρεχόμενα, ἐμοῦ τοῦ τρέφοντος καὶ τὸ ἱμάτιον ἀφείλεσθε. »</text:span></text:span></text:p>
            <text:p text:style-name="P18"><text:span text:style-name="AncientGreek_3a__20_Ἀρχαία_20_ἑλληνικά"><text:span text:style-name="T5">Οὕτω τῶν ἀνθρώπων πολλοὶ δι’ ἄγνοιαν τοὺς μηδὲν προσήκοντας εὐεργετοῦντες κατὰ τῶν οἰκείων φαῦλα ἐργάζονται.</text:span></text:span></text:p>
          </table:table-cell>
          <table:table-cell table:style-name="Table3.A1" office:value-type="string">
            <text:p text:style-name="P86">The Shepherd And His Sheep</text:p>
            <text:p text:style-name="P37">A shepherd, having led his sheep into an oak<text:span text:style-name="T50">tree forest</text:span> <text:span text:style-name="T50">when he </text:span>saw a <text:span text:style-name="T50">very large</text:span> oak <text:span text:style-name="T50">full of </text:span>acorns spread<text:span text:style-name="T50">ing</text:span> his cloak underneath climbed <text:span text:style-name="T51">up on it</text:span> and shook<text:span text:style-name="T13"> </text:span><text:span text:style-name="T51">down</text:span><text:span text:style-name="T13"> </text:span>the fruit. <text:span text:style-name="T51">And t</text:span>he sheep eating the acorns also <text:span text:style-name="T51">without noticing devoured </text:span>the coat. <text:span text:style-name="T51">And t</text:span>he shepherd having descended<text:span text:style-name="T13"> </text:span><text:span text:style-name="T51">when he saw</text:span> <text:span text:style-name="T51">what happened said</text:span>: “<text:span text:style-name="T51">Oh most w</text:span>icked <text:span text:style-name="T51">animals, offering</text:span><text:span text:style-name="T13"> </text:span>wool to <text:span text:style-name="T51">the rest for</text:span> cloth<text:span text:style-name="T51">ing</text:span>, <text:span text:style-name="T51">even the cloak of </text:span>me who feeds <text:span text:style-name="T51">[</text:span>you<text:span text:style-name="T51">]</text:span>, you have taken away.”</text:p>
            <text:p text:style-name="P37"/>
            <text:p text:style-name="P37"><text:span text:style-name="T51">Thus ma</text:span>ny people <text:span text:style-name="T52">because of ignorance being kind to those who are not even related produce worthless things against there relatives</text:span>.</text:p>
            <text:p text:style-name="P37"/>
            <text:p text:style-name="P51">ὁ δρυμών, ῶνος: <text:span text:style-name="T49">oaktree forest</text:span></text:p>
          </table:table-cell>
        </table:table-row>
        <table:table-row table:style-name="Table3.1">
          <table:table-cell table:style-name="Table3.A1" office:value-type="string">
            <text:p text:style-name="P4"><text:span text:style-name="AncientGreek_3a__20_Ἀρχαία_20_ἑλληνικά"><text:span text:style-name="T1">317. Ποιμὴν λύκον εἰς μάνδραν εἰσάγων καὶ κύων</text:span></text:span></text:p>
            <text:p text:style-name="P20"><text:span text:style-name="AncientGreek_3a__20_Ἀρχαία_20_ἑλληνικά"><text:span text:style-name="T5">Μάνδρας ἔσω πρόβατα ποιμὴν εἰσάγων μετ’ αὐτῶν καὶ λύκον ἤμελλε συγκλεῖσαι, εἰ μὴ <text:s/>ὁ κύων ἰδὼν πρὸς αὐτὸν εἶπεν· « Πῶς τὰ πρόβατα τῆς ποίμνης θέλων σῶσαι τόνδε τὸν λύκον συνεισάγεις τῇ ποίμνῃ ; » </text:span></text:span></text:p>
            <text:p text:style-name="P20"><text:span text:style-name="AncientGreek_3a__20_Ἀρχαία_20_ἑλληνικά"><text:span text:style-name="T5"/></text:span></text:p>
            <text:p text:style-name="P20"><text:span text:style-name="AncientGreek_3a__20_Ἀρχαία_20_ἑλληνικά"><text:span text:style-name="T5">Ὅτι μεγίστην βλάβην καὶ θανάτου παραιτίαν οἶδε ποιεῖν τῶν κακῶν ἡ συνοίκησις.</text:span></text:span></text:p>
          </table:table-cell>
          <table:table-cell table:style-name="Table3.A1" office:value-type="string">
            <text:p text:style-name="P86"><text:span text:style-name="T14">A</text:span> Shepherd <text:span text:style-name="T14">Introducing</text:span> <text:span text:style-name="T14">A</text:span> Wolf Into The <text:span text:style-name="T52">Pen</text:span> And <text:span text:style-name="T14">A</text:span> Dog</text:p>
            <text:p text:style-name="P37">A shepherd<text:span text:style-name="T13"> </text:span><text:span text:style-name="T52">bringing his</text:span><text:span text:style-name="T13"> </text:span>sheep in<text:span text:style-name="T52">to</text:span><text:span text:style-name="T13"> </text:span><text:span text:style-name="T52">a</text:span><text:span text:style-name="T13"> </text:span><text:span text:style-name="T52">pen </text:span>was <text:span text:style-name="T52">about </text:span>to lock up a wolf with them, if his dog <text:span text:style-name="T52">observing </text:span>had not said to him: "How <text:span text:style-name="T52">is it that you bring this wolf into the herd who wishs to keep safe the sheep of the herd?”</text:span></text:p>
            <text:p text:style-name="P99"/>
            <text:p text:style-name="P52"><text:span text:style-name="T53">Because t</text:span>he society of the wicked<text:span text:style-name="T13"> </text:span><text:span text:style-name="T53">knows how to produce t</text:span>he greatest <text:span text:style-name="T53">harm </text:span>and even <text:span text:style-name="T53">a cause of </text:span>death.</text:p>
            <text:p text:style-name="P52"/>
            <text:p text:style-name="P52">ἡ μάνδρα: <text:span text:style-name="T52">animal pen</text:span>, stable</text:p>
          </table:table-cell>
        </table:table-row>
        <text:soft-page-break/>
        <table:table-row table:style-name="Table3.1">
          <table:table-cell table:style-name="Table3.A1" office:value-type="string">
            <text:p text:style-name="P4"><text:span text:style-name="AncientGreek_3a__20_Ἀρχαία_20_ἑλληνικά"><text:span text:style-name="T1">318. Ποιμὴν παίζων</text:span></text:span></text:p>
            <text:p text:style-name="P18"><text:span text:style-name="AncientGreek_3a__20_Ἀρχαία_20_ἑλληνικά"><text:span text:style-name="T5">Ποιμὴν ἐξελαύνων αὐτοῦ τὴν ποίμνην ἀπό τινος κώμης πορρωτέρω, διετέλει τοιαύτῃ παιδιᾷ χρώμενος· ἐπιβοώμενος γὰρ τοὺς κωμήτας ἐπὶ βοήθειαν, ἔλεγεν ὡς λύκοι τοῖς προβάτοις ἐπῆλθον. Δὶς δὲ καὶ τρὶς τῶν ἐκ τῆς κώμης ἐκπλαγέντων καὶ ἐκπηδησάντων, εἶτα μετὰ γέλωτος ἀπαλλαγέντων, συνέβη τὸ τελευταῖον τῇ ἀληθείᾳ λύκους ἐπελθεῖν. Ἀποτεμνομένων δὲ αὐτῶν τὴν ποίμνην καὶ τοῦ ποιμένος ἐπὶ βοηθείᾳ τοὺς κωμήτας ἐπικαλουμένου, ἐκεινοῖ ὑπολαβόντες αὐτὸν παίζειν κατὰ τὸ ἔθος, ἧττον ἐφρόντιζον· καὶ οὕτως αὐτῷ συνέβη τῶν προβάτων στερηθῆναι.</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λόγος δηλοῖ ὅτι τοῦτο κερδαίνουσιν οἱ ψευδολόγοι τὸ μηδὲ ὅταν ἀληθεύωσι, πιστεύεσθαι.</text:span></text:span></text:p>
          </table:table-cell>
          <table:table-cell table:style-name="Table3.A1" office:value-type="string">
            <text:p text:style-name="P86"><text:span text:style-name="T14">A</text:span> Shepherd <text:span text:style-name="T14">Playing</text:span></text:p>
            <text:p text:style-name="P53">A shepherd<text:span text:style-name="T54"> driving</text:span> his flock quite a distance from the village, constantly indulged in the following joke. <text:span text:style-name="T54">For </text:span>calling the <text:span text:style-name="T54">villagers </text:span>to his aid,<text:span text:style-name="T13"> </text:span><text:span text:style-name="T54">he shouted</text:span><text:span text:style-name="T13"> </text:span>that wolves were attacking his sheep. <text:span text:style-name="T54">And t</text:span>wo or three times<text:span text:style-name="T13"> </text:span><text:span text:style-name="T54">being frightened from the </text:span>village and rush<text:span text:style-name="T54">ing</text:span> out, then<text:span text:style-name="T13"> </text:span><text:span text:style-name="T54">returning</text:span><text:span text:style-name="T13"> </text:span><text:span text:style-name="T54">with laughter </text:span>it happened<text:span text:style-name="T13"> </text:span><text:span text:style-name="T54">the last time</text:span><text:span text:style-name="T13"> </text:span>that wolves <text:span text:style-name="T54">in truth attacked</text:span>. <text:span text:style-name="T54">And cutting apart</text:span> the herd <text:span text:style-name="T54">and </text:span>the shepherd <text:span text:style-name="T54">calling </text:span><text:span text:style-name="T143">the villagers </text:span>for help the<text:span text:style-name="T54">y</text:span>, <text:span text:style-name="T54">assuming </text:span>that he was joking as usual, cared <text:span text:style-name="T54">less</text:span>. <text:span text:style-name="T54">And thus it</text:span> happened<text:span text:style-name="T13"> </text:span><text:span text:style-name="T54">for him</text:span><text:span text:style-name="T13"> </text:span>that he <text:span text:style-name="T54">was deprived of </text:span>his sheep.</text:p>
            <text:p text:style-name="P37"/>
            <text:p text:style-name="P53"><text:span text:style-name="T54">The</text:span> <text:span text:style-name="T54">account </text:span>shows that liars <text:span text:style-name="T54">profit this </text:span>one thing, n<text:span text:style-name="T54">ot</text:span> even when they tell the truth to be believed.</text:p>
          </table:table-cell>
        </table:table-row>
        <table:table-row table:style-name="Table3.1">
          <table:table-cell table:style-name="Table3.A1" office:value-type="string">
            <text:p text:style-name="P15"><text:span text:style-name="AncientGreek_3a__20_Ἀρχαία_20_ἑλληνικά"><text:span text:style-name="T5"/></text:span></text:p>
            <text:p text:style-name="P79"><text:span text:style-name="AncientGreek_3a__20_Ἀρχαία_20_ἑλληνικά"><text:span text:style-name="T1">319. Πόλεμος καὶ Ὕβρις</text:span></text:span></text:p>
            <text:p text:style-name="P85"><text:span text:style-name="AncientGreek_3a__20_Ἀρχαία_20_ἑλληνικά"><text:span text:style-name="T5">Θεοὶ πάντες ἔγημαν ἣν ἕκαστος εἴληφεν ἐν κλήρῳ. Πόλεμος παρῆν ἐσχάτῳ κλήρῳ· Ὕβριν δὲ μόνην κατέλαβεν· ταύτης περισσῶς ἐρασθεὶς ἔγημεν. Ἐπακολουθεῖ δὲ αὐτῇ πανταχοῦ βαδιζούσῃ.</text:span></text:span></text:p>
            <text:p text:style-name="P85"><text:span text:style-name="AncientGreek_3a__20_Ἀρχαία_20_ἑλληνικά"><text:span text:style-name="T5"/></text:span></text:p>
            <text:p text:style-name="P18"><text:span text:style-name="AncientGreek_3a__20_Ἀρχαία_20_ἑλληνικά"><text:span text:style-name="T5">Ὅτι ἔνθα ἂν προέλθῃ ὕβρις ἢ ἐν πόλει ἢ ἐν ἔθνεσι, πόλεμος καὶ μάχαι εὐθὺς μετ’ αὐτὴν ἀκολουθεῖ.</text:span></text:span></text:p>
          </table:table-cell>
          <table:table-cell table:style-name="Table3.A1" office:value-type="string">
            <text:p text:style-name="P86"><text:span text:style-name="T14">A</text:span> God Of War And <text:span text:style-name="T14">Hubris</text:span></text:p>
            <text:p text:style-name="P54">All the gods <text:span text:style-name="T55">married</text:span> <text:span text:style-name="T55">whom each had received </text:span>by <text:span text:style-name="T55">drawing lots</text:span>. <text:span text:style-name="T55">T</text:span>he god of war<text:span text:style-name="T13"> </text:span><text:span text:style-name="T55">was present at</text:span><text:span text:style-name="T13"> </text:span>last draw. <text:span text:style-name="T55">And he received </text:span>only <text:span text:style-name="T55">Hubris</text:span>. He <text:span text:style-name="T55">being smitten </text:span>with her married <text:span text:style-name="T55">[</text:span>her<text:span text:style-name="T55">]</text:span>. <text:span text:style-name="T55">And </text:span>he <text:span text:style-name="T55">follows </text:span>her <text:span text:style-name="T55">everywhere </text:span>she <text:span text:style-name="T55">journeys</text:span>.</text:p>
            <text:p text:style-name="P37"/>
            <text:p text:style-name="P37"><text:span text:style-name="T55">Because w</text:span>herever <text:span text:style-name="T55">hubris would proceed</text:span>, in a city or among nations, war and combat immediately follow <text:span text:style-name="T55">follow after her</text:span>.</text:p>
          </table:table-cell>
        </table:table-row>
        <table:table-row table:style-name="Table3.1">
          <table:table-cell table:style-name="Table3.A1" office:value-type="string">
            <text:p text:style-name="P3"><text:span text:style-name="AncientGreek_3a__20_Ἀρχαία_20_ἑλληνικά"><text:span text:style-name="T1">320. Ποταμὸς καὶ βύρσα</text:span></text:span></text:p>
            <text:p text:style-name="P85"><text:span text:style-name="AncientGreek_3a__20_Ἀρχαία_20_ἑλληνικά"><text:span text:style-name="T5">Ποταμὸς δι’ αὐτοῦ βύρσαν βοείαν φερομένην ἰδὼν ἠρώτησε· « Τίς καλῇ ; » Τῆς δὲ εἰπούσης· « Σκληρὰ καλοῦμαι, » ἐπικαχλάσας τῷ ῥεύματι εἶπεν· « Ἄλλο τι ζητεῖ καλεῖσθαι· ἐγὼ γὰρ ἤδη ἁπαλήν σε ποιήσω.»</text:span></text:span></text:p>
            <text:p text:style-name="P18"><text:span text:style-name="AncientGreek_3a__20_Ἀρχαία_20_ἑλληνικά"><text:span text:style-name="T5">Ὅτι τολμηρὸν ἄνδρα καὶ αὐθάδη πολλάκις εἰς γῆν κατήγαγε συμφορὰ βίου.</text:span></text:span></text:p>
          </table:table-cell>
          <table:table-cell table:style-name="Table3.A1" office:value-type="string">
            <text:p text:style-name="P86"><text:span text:style-name="T55">A</text:span> River And <text:span text:style-name="T55">A</text:span> <text:span text:style-name="T59">Hide</text:span></text:p>
            <text:p text:style-name="P37">A river, seeing an ox hide that <text:span text:style-name="T55">was</text:span> <text:span text:style-name="T55">being </text:span>carrying <text:span text:style-name="T55">by </text:span>it, asked: <text:span text:style-name="T55">what are you called?” and she replying</text:span> "<text:span text:style-name="T56">I am called</text:span> <text:span text:style-name="T56">Hard.</text:span>" <text:span text:style-name="T57">Having splashed against [her] with its current said</text:span>: "<text:span text:style-name="T57">Seek something else to be called</text:span>," <text:span text:style-name="T57">For </text:span>I <text:span text:style-name="T57">now will make you </text:span>soft.”</text:p>
            <text:p text:style-name="P37"/>
            <text:p text:style-name="P37"><text:span text:style-name="T57">Because a</text:span><text:span text:style-name="T13"> </text:span><text:span text:style-name="T57">daring </text:span><text:span text:style-name="T58">and proud </text:span><text:span text:style-name="T57">man</text:span><text:span text:style-name="T13"> </text:span><text:span text:style-name="T58">life’s misfortune often leading down into the earth</text:span>.</text:p>
            <text:p text:style-name="P37"/>
            <text:p text:style-name="P37">βόειος , α, ον: of an ox or oxen, esp. of ox-hide</text:p>
            <text:p text:style-name="P37">σκληρός: hard, harsh, stiff, unyielding, austere, severe</text:p>
            <text:p text:style-name="P37">ἐπικαχλάζω: <text:span text:style-name="T56">to s</text:span>plash against</text:p>
            <text:p text:style-name="P37">αὐθάδης, ες: self-willed, stubborn</text:p>
          </table:table-cell>
        </table:table-row>
        <text:soft-page-break/>
        <table:table-row table:style-name="Table3.1">
          <table:table-cell table:style-name="Table3.A1" office:value-type="string">
            <text:p text:style-name="P4"><text:span text:style-name="AncientGreek_3a__20_Ἀρχαία_20_ἑλληνικά"><text:span text:style-name="T5"><text:s/></text:span></text:span><text:span text:style-name="AncientGreek_3a__20_Ἀρχαία_20_ἑλληνικά"><text:span text:style-name="T1">321. Πρόβατον κειρόμενον</text:span></text:span></text:p>
            <text:p text:style-name="P18"><text:span text:style-name="AncientGreek_3a__20_Ἀρχαία_20_ἑλληνικά"><text:span text:style-name="T5">Πρόβατον ἀφυῶς κειρόμενον πρὸς τὸν κείροντα ἔφη· « Εἰ μὲν ἔρια ζητεῖς, ἀνωτέρω τέμνε· εἰ δὲ κρεῶν ἐπιθυμεῖς, ἅπαξ με καταθύσας τοῦ κατὰ μικρὸν βασανίζειν ἀπάλλαξον.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Πρὸς τοὺς ἀφυῶς ταῖς τέχναις προσφερομένους ὁ λόγος ἁρμόδιός ἐστι.</text:span></text:span></text:p>
          </table:table-cell>
          <table:table-cell table:style-name="Table3.A1" office:value-type="string">
            <text:p text:style-name="P86"><text:span text:style-name="T14">A </text:span>Sheared Sheep</text:p>
            <text:p text:style-name="P37">A sheep being <text:span text:style-name="T59">strangely</text:span> sheared said to the shearer: “If you <text:span text:style-name="T58">seek</text:span> wool, cut higher; <text:span text:style-name="T58">but if</text:span><text:span text:style-name="T13"> </text:span><text:span text:style-name="T58">you want meat</text:span>, <text:span text:style-name="T58">having sacrificed</text:span> me once and for all,<text:span text:style-name="T13"> </text:span><text:span text:style-name="T59">cease from</text:span><text:span text:style-name="T13"> </text:span>torturing me <text:span text:style-name="T59">little by little</text:span>.”</text:p>
            <text:p text:style-name="P37"/>
            <text:p text:style-name="P37"><text:span text:style-name="T59">The account</text:span> <text:span text:style-name="T59">is harmonious for </text:span>those who <text:span text:style-name="T59">indurlge </text:span>in their trade <text:span text:style-name="T59">strangley</text:span>.</text:p>
          </table:table-cell>
        </table:table-row>
        <table:table-row table:style-name="Table3.1">
          <table:table-cell table:style-name="Table3.A1" office:value-type="string">
            <text:p text:style-name="P5"><text:span text:style-name="AncientGreek_3a__20_Ἀρχαία_20_ἑλληνικά"><text:span text:style-name="T1">322. Προμηθεὺς καὶ ἄνθρωποι</text:span></text:span></text:p>
            <text:p text:style-name="P82"><text:span text:style-name="AncientGreek_3a__20_Ἀρχαία_20_ἑλληνικά"><text:span text:style-name="T5">Προμηθεὺς κατὰ πρόσταξιν Διὸς ἀνθρώπους ἔπλασε καὶ θηρία. Ὁ δὲ Ζεὺς θεασάμενος πολλῷ πλείονα τὰ ἄλογα ζῷα ἐκέλευσεν αὐτὸν τῶν θηρίων τινὰ διαφθείροντα ἀνθρώπους μετατυπῶσαι. Τοῦ δὲ τὸ προσταχθὲν ποιήσαντος, συνέβη ἐκ τούτου τοὺς μὴ ἐξ ἀρχῆς ἀνθρώπους πλασθέντας τὴν μὲν μορφὴν ἀνθρώπων ἔχειν, τὰς δὲ ψυχὰς θηριώδεις.</text:span></text:span></text:p>
            <text:p text:style-name="P82"><text:span text:style-name="AncientGreek_3a__20_Ἀρχαία_20_ἑλληνικά"><text:span text:style-name="T5"/></text:span></text:p>
            <text:p text:style-name="P18"><text:span text:style-name="AncientGreek_3a__20_Ἀρχαία_20_ἑλληνικά"><text:span text:style-name="T5">Πρὸς ἄνδρα σκαιὸν καὶ θηριώδη ὁ λόγος εὔκαιρος.</text:span></text:span></text:p>
          </table:table-cell>
          <table:table-cell table:style-name="Table3.A1" office:value-type="string">
            <text:p text:style-name="P86">Prometheus And Men</text:p>
            <text:p text:style-name="P37">Prometheus, on the order of Zeus <text:span text:style-name="T60">formed </text:span>men and beasts. But Zeus, <text:span text:style-name="T60">seeing</text:span> the<text:span text:style-name="T13"> </text:span><text:span text:style-name="T60">irational animals </text:span>were <text:span text:style-name="T60">by </text:span>much more numerous commanded him <text:span text:style-name="T60">destroying some of the beasts to </text:span><text:span text:style-name="T61">re</text:span><text:span text:style-name="T60">stamp mankind</text:span>. <text:span text:style-name="T61">But doing what he order it happened</text:span> those <text:span text:style-name="T61">who</text:span> <text:span text:style-name="T61">had not been formed </text:span>from the beginning<text:span text:style-name="T13"> </text:span><text:span text:style-name="T62">as men</text:span><text:span text:style-name="T13"> </text:span>have the form of <text:span text:style-name="T13">m</text:span><text:span text:style-name="T62">e</text:span><text:span text:style-name="T13">n</text:span>, but <text:span text:style-name="T61">beastly</text:span><text:span text:style-name="T13"> </text:span>soul<text:span text:style-name="T61">s</text:span>.</text:p>
            <text:p text:style-name="P37"/>
            <text:p text:style-name="P37">The <text:span text:style-name="T62">account is timely for</text:span><text:span text:style-name="T63"> shadey</text:span> and brutal men.</text:p>
            <text:p text:style-name="P37"/>
            <text:p text:style-name="P37">θηριώδης , ες: full of wild beasts, savage, brutal, malignant</text:p>
          </table:table-cell>
        </table:table-row>
        <table:table-row table:style-name="Table3.1">
          <table:table-cell table:style-name="Table3.A1" office:value-type="string">
            <text:p text:style-name="P4"><text:span text:style-name="AncientGreek_3a__20_Ἀρχαία_20_ἑλληνικά"><text:span text:style-name="T1">323. Ῥόδον καὶ ἀμάραντον</text:span></text:span></text:p>
            <text:p text:style-name="P18"><text:span text:style-name="AncientGreek_3a__20_Ἀρχαία_20_ἑλληνικά"><text:span text:style-name="T5">Ῥόδῳ παραφυὲν ἀμάραντον ἔφη· « Οἷον ἄνθος εὐπρεπὲς εἶ, καὶ ποθητὸν καὶ θεοῖς καὶ ἀνθρώποις· μακαρίζω σε τοῦ κάλλους καὶ τῆς εὐωδίας. » Τὸ δὲ εἶπεν· « Ἐγὼ μέν, ὦ ἀμάραντον, πρὸς ὀλίγον καιρὸν ζῶ, καί, κἂν μηδεὶς ἐκκόψῃ με, τήκομαι· σὺ δὲ ἀνθεῖς καὶ ζῇς ἀεὶ οὕτω νέον.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Ὅτι κρεῖσσον ὀλιγαρκούμενόν τινα διαμένειν ἢ πρὸς ὀλίγον τρυφήσαντα μεταβολῆς δυστυχοῦς τυχεῖν ἢ καὶ ἀποθανεῖν.</text:span></text:span></text:p>
          </table:table-cell>
          <table:table-cell table:style-name="Table3.A1" office:value-type="string">
            <text:p text:style-name="P86"><text:span text:style-name="T63">A</text:span> Rose And <text:span text:style-name="T63">An </text:span>Amaranth</text:p>
            <text:p text:style-name="P37">An amaranth <text:span text:style-name="T63">growing</text:span> next to a rose said: “<text:span text:style-name="T63">What a well formed flower are </text:span>you! <text:span text:style-name="T63">Y</text:span>ou are <text:span text:style-name="T63">the longing</text:span> of gods and men. I congratulate you on your beauty and your perfume. <text:span text:style-name="T63">And it said: “</text:span>I, <text:span text:style-name="T64">Oh Amaranth, </text:span>live <text:span text:style-name="T64">for a little while</text:span>, and even if <text:span text:style-name="T64">no one picks me</text:span>, I wither. <text:span text:style-name="T64">B</text:span>ut you <text:span text:style-name="T64">are in bloom and continually live </text:span>so young.”</text:p>
            <text:p text:style-name="P37"/>
            <text:p text:style-name="P37"><text:span text:style-name="T64">Because i</text:span>t is better <text:span text:style-name="T64">being contented</text:span> with little <text:span text:style-name="T64">to remain a little while </text:span>than to liv<text:span text:style-name="T65">ing</text:span> in luxury for a<text:span text:style-name="T13"> </text:span><text:span text:style-name="T65">little</text:span><text:span text:style-name="T13"> </text:span>while to <text:span text:style-name="T65">encounter</text:span> a change of fortune <text:span text:style-name="T65">or</text:span> even death.</text:p>
            <text:p text:style-name="P37"/>
            <text:p text:style-name="P55">ὀλιγαρκέω: <text:span text:style-name="T64">to be contented with little</text:span></text:p>
            <text:p text:style-name="P55"><text:span text:style-name="T64">μεταβολῆς δυστυχοῦς </text:span><text:span text:style-name="T65">= fem. gen. (ἡ μεταβολή δυστυχής)</text:span></text:p>
          </table:table-cell>
        </table:table-row>
        <text:soft-page-break/>
        <table:table-row table:style-name="Table3.1">
          <table:table-cell table:style-name="Table3.A1" office:value-type="string">
            <text:p text:style-name="P2"><text:span text:style-name="AncientGreek_3a__20_Ἀρχαία_20_ἑλληνικά"><text:span text:style-name="T1">324. Ῥοιὰ καὶ μηλέα καὶ ἐλαία καὶ βάτος</text:span></text:span></text:p>
            <text:p text:style-name="P18"><text:span text:style-name="AncientGreek_3a__20_Ἀρχαία_20_ἑλληνικά"><text:span text:style-name="T5">Ῥοιὰ καὶ μηλέα καὶ ἐλαία περὶ εὐκαρπίας ἤριζον. Πολλοῦ δὲ τοῦ νείκους ἀναφθέντος, βάτος ἐκ τοῦ πλησίον φραγμοῦ ἀκούσασα εἶπεν· « Ἀλλ’, ὦ φίλαι, παυσώμεθά ποτε μαχόμεναι.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Οὕτω παρὰ τὰς τῶν ἀμεινόνων στάσεις καὶ οἱ μηδενὸς ἄξιοι πειρῶνται δοκεῖν τι εἶναι.</text:span></text:span></text:p>
          </table:table-cell>
          <table:table-cell table:style-name="Table3.A1" office:value-type="string">
            <text:p text:style-name="P86"><text:span text:style-name="T14">A</text:span> <text:span text:style-name="T13">P</text:span><text:span text:style-name="T14">omegranate</text:span> <text:span text:style-name="T14">Tree</text:span>, <text:span text:style-name="T14">An</text:span> <text:span text:style-name="T15">Apple</text:span> <text:span text:style-name="T14">Tree</text:span>, <text:span text:style-name="T14">An</text:span> <text:span text:style-name="T15">Olive</text:span><text:span text:style-name="T13"> </text:span><text:span text:style-name="T14">Tree</text:span><text:span text:style-name="T13"> </text:span><text:span text:style-name="T15">And</text:span> <text:span text:style-name="T14">A</text:span> <text:span text:style-name="T16">Thorn Bush</text:span></text:p>
            <text:p text:style-name="P37"><text:span text:style-name="T65">A</text:span> pomegranate, <text:span text:style-name="T65">an </text:span>apple and <text:span text:style-name="T65">an </text:span>olive tree <text:span text:style-name="T65">were arguing </text:span><text:span text:style-name="T66">about fruitfulness</text:span>. <text:span text:style-name="T13">A</text:span><text:span text:style-name="T66">nd a</text:span><text:span text:style-name="T13">s</text:span> the <text:span text:style-name="T66">quarel</text:span> <text:span text:style-name="T66">kindled much</text:span>, a bramble listening from the <text:span text:style-name="T66">near by </text:span>hedge said: "<text:span text:style-name="T66">But Oh </text:span>friends, let's <text:span text:style-name="T66">cease from ever </text:span>quarreling."</text:p>
            <text:p text:style-name="P37"/>
            <text:p text:style-name="P37"><text:span text:style-name="T66">Thus </text:span>, <text:span text:style-name="T66">on the side of revolutions of those greater than them even those worthy of nothing t</text:span>ry <text:span text:style-name="T66">seem to be something </text:span>important.</text:p>
            <text:p text:style-name="P37"/>
            <text:p text:style-name="P37">ἀναφθέντος <text:span text:style-name="T66">= </text:span>ἀνάπτω: <text:span text:style-name="T66">to kindle</text:span></text:p>
          </table:table-cell>
        </table:table-row>
        <table:table-row table:style-name="Table3.1">
          <table:table-cell table:style-name="Table3.A1" office:value-type="string">
            <text:p text:style-name="P3"><text:span text:style-name="AncientGreek_3a__20_Ἀρχαία_20_ἑλληνικά"><text:span text:style-name="T1">325. Σαλπιγκτής</text:span></text:span></text:p>
            <text:p text:style-name="P85"><text:span text:style-name="AncientGreek_3a__20_Ἀρχαία_20_ἑλληνικά"><text:span text:style-name="T5">Σαλπιγκτὴς στρατὸν ἐπισυνάγων καὶ κρατηθεὶς ὑπὸ τῶν πολεμίων ἐβόα· « Μὴ κτείνετέ με, ὦ ἄνδρες, εἰκῆ καὶ μάτην· οὐδένα γὰρ ὑμῶν ἀπέκτεινα· πλὴν γὰρ τοῦ χαλκοῦ τούτου οὐδὲν ἄλλο κτῶμαι. » Οἱ δὲ πρὸς αὐτὸν ἔφασαν· « Διὰ τοῦτο γὰρ μᾶλλον τεθνήξῃ, ὅτι σὺ μὴ δυνάμενος πολεμεῖν τοὺς πάντας πρὸς μάχην ἐγείρεις. »</text:span></text:span></text:p>
            <text:p text:style-name="P85"><text:span text:style-name="AncientGreek_3a__20_Ἀρχαία_20_ἑλληνικά"><text:span text:style-name="T5"/></text:span></text:p>
            <text:p text:style-name="P18"><text:span text:style-name="AncientGreek_3a__20_Ἀρχαία_20_ἑλληνικά"><text:span text:style-name="T5">Ὁ μῦθος δηλοῖ ὅτι πλέον πταίουσιν οἱ τοὺς κακοὺς καὶ βαρεῖς δυνάστας ἐπεγείροντες εἰς τὸ κακοποιεῖν.</text:span></text:span></text:p>
          </table:table-cell>
          <table:table-cell table:style-name="Table3.A1" office:value-type="string">
            <text:p text:style-name="P86"><text:span text:style-name="T17">A</text:span> T<text:span text:style-name="T15">rupmeteer</text:span></text:p>
            <text:p text:style-name="P37">A trumpet<text:span text:style-name="T67">er mustering the army and being tak</text:span>en by the enemies, shouted: “<text:span text:style-name="T13">Do</text:span><text:span text:style-name="T67">n’</text:span><text:span text:style-name="T13">t</text:span> kill me, <text:span text:style-name="T67">oh men</text:span>, <text:span text:style-name="T67">randomly </text:span>and without cause; for I have killed none of you. <text:span text:style-name="T67">For besided </text:span>this copper I have nothing<text:span text:style-name="T67"> else</text:span>. But <text:span text:style-name="T67">they said to him</text:span>: "<text:span text:style-name="T67">Well because of this rather more will you be put to death</text:span>, <text:span text:style-name="T67">because you not </text:span>being able to make war, you incit<text:span text:style-name="T67">e</text:span> everyone to battle."</text:p>
            <text:p text:style-name="P37"/>
            <text:p text:style-name="P37"><text:span text:style-name="T67">The </text:span>fable shows that<text:span text:style-name="T67"> they stumble more who</text:span> incite <text:span text:style-name="T67">the </text:span>wicked and cruel <text:span text:style-name="T67">leaders</text:span> to <text:span text:style-name="T67">doing </text:span>evil.</text:p>
          </table:table-cell>
        </table:table-row>
        <table:table-row table:style-name="Table3.1">
          <table:table-cell table:style-name="Table3.A1" office:value-type="string">
            <text:p text:style-name="P4"><text:span text:style-name="AncientGreek_3a__20_Ἀρχαία_20_ἑλληνικά"><text:span text:style-name="T1">326. Σπάλαξ καὶ μήτηρ</text:span></text:span></text:p>
            <text:p text:style-name="P18"><text:span text:style-name="AncientGreek_3a__20_Ἀρχαία_20_ἑλληνικά"><text:span text:style-name="T5">Σπάλαξ (ἐστὶ δὲ τοῦτο τὸ ζῷον τυφλὸν) λέγει πρὸς τὴν ἑαυτοῦ μητέρα ὅτι βλέπει. Κἀκείνη πειράζουσα αὐτὸν χόνδρον λιβανωτοῦ δοῦσα ἐπηρώτα τί ποτε εἴη. Τοῦ δὲ εἰπόντος ψηφῖδα, ἔφη· « Ὦ τέκνον, οὐ μόνον τοῦ βλέπειν ἐστέρησαι, ἀλλὰ καὶ τὰς ὀσφρήσεις ἀποβέβλησαι.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Οὕτως ἔνιοι τῶν ἀλαζόνων, [μέχρις οὗ] τὰ ἀδύνατα κατεπαγγέλλονται, καὶ ἐν τοῖς ἐλαχίστοις ἐξελέγχονται.</text:span></text:span></text:p>
          </table:table-cell>
          <table:table-cell table:style-name="Table3.A1" office:value-type="string">
            <text:p text:style-name="P86"><text:span text:style-name="T67">A </text:span>Mole And <text:span text:style-name="T67">A </text:span>Mother</text:p>
            <text:p text:style-name="P37">A mole <text:span text:style-name="T68">(and this animal is blind) said to its </text:span>mother that it s<text:span text:style-name="T68">ees</text:span>. <text:span text:style-name="T68">And she </text:span>test<text:span text:style-name="T68">ing</text:span> him, <text:span text:style-name="T68">giving</text:span> him a grain of incense asked <text:span text:style-name="T68">[</text:span>him<text:span text:style-name="T68">]</text:span> what<text:span text:style-name="T68">ever</text:span> it <text:span text:style-name="T68">might be.</text:span> <text:span text:style-name="T68">And when he said it is a pebble, said. </text:span>"<text:span text:style-name="T68">Oh child</text:span>, <text:span text:style-name="T68">not only have you ben deprived of sight, but also you have cast off smell</text:span>"</text:p>
            <text:p text:style-name="P37"/>
            <text:p text:style-name="P37"><text:span text:style-name="T68">Thus </text:span>some braggarts <text:span text:style-name="T69">until now </text:span>promise the impossible <text:span text:style-name="T69">yet</text:span> are <text:span text:style-name="T69">rebuked </text:span>in the <text:span text:style-name="T69">smallest cases</text:span>.</text:p>
            <text:p text:style-name="P37"/>
            <text:p text:style-name="P56">ὁ χόνδρος: granule or lump, <text:span text:style-name="T68">grains</text:span> of wheat or spelt, gristle, cartilage</text:p>
          </table:table-cell>
        </table:table-row>
        <text:soft-page-break/>
        <table:table-row table:style-name="Table3.1">
          <table:table-cell table:style-name="Table3.A1" office:value-type="string">
            <text:p text:style-name="P4"><text:span text:style-name="AncientGreek_3a__20_Ἀρχαία_20_ἑλληνικά"><text:span text:style-name="T1">327. Σῦς ἄγριος καὶ ἀλώπηξ</text:span></text:span></text:p>
            <text:p text:style-name="P18"><text:span text:style-name="AncientGreek_3a__20_Ἀρχαία_20_ἑλληνικά"><text:span text:style-name="T5">Σῦς ἄγριος ἑστὼς παρά τι δένδρον τοὺς ὀδόντας ἠκόνα. Ἀλώπεκος δὲ αὐτὸν ἐρομένης τὴν αἰτίαν δι’ ἥν, μηδενὸς αὐτῷ μήτε κυνηγέτου μήτε κινδύνου ἐφεστῶτος, τοὺς ὀδόντας θήγει, ἔφη· « Ἀλλ’ ἔγωγε οὐ ματαίως τοῦτο ποιῶ· ἐὰν γάρ με κίνδυνος καταλάβῃ, οὐ τότε περὶ τὸ ἀκονᾶν ἀσχοληθήσομαι, ἑτοίμοις δὲ οὖσι χρήσομαι.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λόγος διδάσκει δεῖν πρὸ τῶν κινδύνων τὰς παρασκευὰς ποιεῖσθαι.</text:span></text:span></text:p>
          </table:table-cell>
          <table:table-cell table:style-name="Table3.A1" office:value-type="string">
            <text:p text:style-name="P86"><text:span text:style-name="T69">A</text:span> <text:span text:style-name="T69">Wild Hog</text:span> And <text:span text:style-name="T69">A </text:span>Fox</text:p>
            <text:p text:style-name="P35"><text:span text:style-name="T135">A </text:span><text:span text:style-name="T138">wild hog standing </text:span><text:span text:style-name="T135">n</text:span><text:span text:style-name="T138">ext to </text:span><text:span text:style-name="T135">a tree </text:span><text:span text:style-name="T138">sharpened it</text:span><text:span text:style-name="T135">s </text:span><text:span text:style-name="T138">teeth</text:span><text:span text:style-name="T135">. </text:span><text:span text:style-name="T138">And a</text:span><text:span text:style-name="T135"> fox ask</text:span><text:span text:style-name="T138">ing</text:span><text:span text:style-name="T135"> him why </text:span><text:span text:style-name="T138">the cause through which, </text:span><text:span text:style-name="T139">when </text:span><text:span text:style-name="T138">ne</text:span><text:span text:style-name="T135">ither </text:span><text:span text:style-name="T138">a </text:span><text:span text:style-name="T135">hunter nor danger </text:span><text:span text:style-name="T138">attacked</text:span><text:span text:style-name="T135"> him, he sharpened his tusks </text:span><text:span text:style-name="T139">he said</text:span><text:span text:style-name="T135">. “</text:span><text:span text:style-name="T139">But I myself</text:span><text:span text:style-name="T135"> </text:span><text:span text:style-name="T139">do this not in vain.</text:span><text:span text:style-name="T135"> </text:span><text:span text:style-name="T139">F</text:span><text:span text:style-name="T135">or if </text:span><text:span text:style-name="T139">danger ever takes hold of me.</text:span><text:span text:style-name="T135"> I will not then </text:span><text:span text:style-name="T139">be at leasure concerning </text:span><text:span text:style-name="T135">sharpen</text:span><text:span text:style-name="T139">ing</text:span><text:span text:style-name="T135"> them; but </text:span><text:span text:style-name="T139">I shall make use of them being ready</text:span><text:span text:style-name="T135">.”</text:span></text:p>
            <text:p text:style-name="P37"/>
            <text:p text:style-name="P57"><text:span text:style-name="T70">The</text:span> <text:span text:style-name="T70">account </text:span>teaches that <text:span text:style-name="T70">one ought to make preperations before dangers.</text:span></text:p>
            <text:p text:style-name="P57"/>
            <text:p text:style-name="P57"><text:span text:style-name="T144">ἀ</text:span>κονάω: to sharpen, <text:span text:style-name="T69">to </text:span>whet</text:p>
          </table:table-cell>
        </table:table-row>
        <table:table-row table:style-name="Table3.1">
          <table:table-cell table:style-name="Table3.A1" office:value-type="string">
            <text:p text:style-name="P4"><text:span text:style-name="AncientGreek_3a__20_Ἀρχαία_20_ἑλληνικά"><text:span text:style-name="T1">328. Σῦς ἄγριος καὶ ἵππος καὶ κυνηγέτης</text:span></text:span></text:p>
            <text:p text:style-name="P18"><text:span text:style-name="AncientGreek_3a__20_Ἀρχαία_20_ἑλληνικά"><text:span text:style-name="T5">Σῦς ἄγριος καὶ ἵππος ἐν ταὐτῷ ἐνέμοντο. Τοῦ δὲ συὸς παρ’ ἕκαστα τὴν πόαν διαφθείροντος καὶ τὸ ὕδωρ θολοῦντος, ὁ ἵππος βουλόμενος αὐτὸν ἀμύνασθαι [ἐπὶ] κυνηγέτην σύμμαχον παρέλαβε. Κἀκείνου εἰπόντος μὴ ἄλλως δύνασθαι αὐτῷ βοηθεῖν, ἐὰν μὴ χαλινόν τε ὑπομείνῃ καὶ αὐτὸν ἐπιβάτην δέξηται, ὁ ἵππος πάντα ὑπέστη. Καὶ ὁ κυνηγέτης ἐποχηθεὶς αὐτῷ καὶ τὸν σῦν κατηγωνίσατο καὶ τὸν ἵππον προσαγαγὼν τῇ φάτνῃ προσέδησεν.</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Οὕτω πολλοὶ δι’ ἀλόγιστον ὀργήν, ἕως τοὺς ἐχθροὺς ἀμύνασθαι θέλουσιν, ἑαυτοὺς ἑτέροις ὑπορρίπτουσιν.</text:span></text:span></text:p>
          </table:table-cell>
          <table:table-cell table:style-name="Table3.A1" office:value-type="string">
            <text:p text:style-name="P86"><text:span text:style-name="T15">A </text:span><text:span text:style-name="T71">Wild Hog</text:span>, <text:span text:style-name="T15">A</text:span> Horse And <text:span text:style-name="T15">A</text:span> Hunter</text:p>
            <text:p text:style-name="P37"><text:span text:style-name="T71">A wild hog</text:span> and <text:span text:style-name="T71">a </text:span>horse <text:span text:style-name="T71">grazed in </text:span>the same <text:span text:style-name="T71">place</text:span>. <text:span text:style-name="T13">A</text:span><text:span text:style-name="T71">nd </text:span><text:span text:style-name="T72">each time when </text:span>the boar destroyed the grass and clouded the water, the horse wanting <text:span text:style-name="T72">to pay </text:span>him <text:span text:style-name="T72">back</text:span>, <text:span text:style-name="T72">took </text:span>a hunter <text:span text:style-name="T72">as an ally</text:span>. <text:span text:style-name="T72">And as he was saying not any other way to be able to help him if he would not endure a bridle and to receive him as a rider, </text:span>the horse submitted to <text:span text:style-name="T72">everything</text:span>. <text:span text:style-name="T72">And </text:span>the hunter mounted on <text:span text:style-name="T72">him and </text:span><text:span text:style-name="T73">conquered the boar</text:span>, and, <text:span text:style-name="T73">leading forth the horse he bound him to the manger</text:span>.</text:p>
            <text:p text:style-name="P37"/>
            <text:p text:style-name="P37">Thus many people<text:span text:style-name="T73"> because of irational </text:span>anger, <text:span text:style-name="T73">as long as they would take avenge on there enemies</text:span>, throw themselves under others.</text:p>
          </table:table-cell>
        </table:table-row>
        <text:soft-page-break/>
        <table:table-row table:style-name="Table3.1">
          <table:table-cell table:style-name="Table3.A1" office:value-type="string">
            <text:p text:style-name="P4"><text:span text:style-name="AncientGreek_3a__20_Ἀρχαία_20_ἑλληνικά"><text:span text:style-name="T1">329. Σῦς καὶ κύων <text:s/>ἀλλήλαις λοιδορούμεναι</text:span></text:span></text:p>
            <text:p text:style-name="P18"><text:span text:style-name="AncientGreek_3a__20_Ἀρχαία_20_ἑλληνικά"><text:span text:style-name="T5">Σῦς καὶ κύων ἀλλήλαις διελοιδοροῦντο. Καὶ ἡ μὲν σῦς ὤμνυε κατὰ τῆς Ἀφροδίτης ἦ μὴν τοῖς ὀδοῦσιν ἀναρρήξειν τὴν κύνα. Ἡ δὲ κύων πρὸς ταῦτα εἰρωνικῶς εἶπε· « Καλῶς κατὰ τῆς Ἀφροδίτης ἡμῖν ὀμνύεις· δηλοῖς γὰρ ὑπ’ αὐτῆς ὅτι μάλιστα φιλεῖσθαι, ἣ τὸν τῶν σῶν ἀκαθάρτων σαρκῶν γευόμενον οὐδ’ ὅλως εἰς ἱερὸν προσίεται. » Καὶ ἡ σῦς· « Διὰ τοῦτο μὲν οὖν μᾶλλον δήλη ἐστὶν ἡ θεὸς στέργουσά με· τὸν γὰρ κτείναντα ἢ ἄλλως λυμαινόμενον παντάπασιν ἀποστρέφεται· σὺ μέντοι κακῶς ὄζεις καὶ ζῶσα καὶ τεθνηκυῖα.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μῦθος δηλοῖ ὅτι οἱ φρόνιμοι τῶν ῥητόρων τὰ ὑπὸ τῶν ἐχθρῶν ὀνείδη εὐμεθόδως εἰς ἔπαινον μετασχηματίζουσιν.</text:span></text:span></text:p>
          </table:table-cell>
          <table:table-cell table:style-name="Table3.A1" office:value-type="string">
            <text:p text:style-name="P86"><text:span text:style-name="T15">A</text:span> <text:span text:style-name="T73">Hog</text:span> A<text:span text:style-name="T15">nd A </text:span><text:span text:style-name="T73">Bitch</text:span> <text:span text:style-name="T15">Insulding Eachother</text:span></text:p>
            <text:p text:style-name="P37"><text:span text:style-name="T73">A</text:span> sow and <text:span text:style-name="T73">a</text:span> <text:span text:style-name="T73">bitch</text:span><text:span text:style-name="T13"> </text:span><text:span text:style-name="T73">kept insulted eachother</text:span>. <text:span text:style-name="T73">And t</text:span>he sow swore by Aphrodite <text:span text:style-name="T73">truly she will </text:span>tear the <text:span text:style-name="T73">dog</text:span> to pieces <text:span text:style-name="T73">with her teeth</text:span>. <text:span text:style-name="T73">And t</text:span>he dog <text:span text:style-name="T73">feigning ignorance with this said:</text:span> " It's good<text:span text:style-name="T13"> </text:span><text:span text:style-name="T74">the you make an oath for us</text:span><text:span text:style-name="T13"> </text:span>by Aphrodite.<text:span text:style-name="T13"> </text:span><text:span text:style-name="T74">For you would seem to be loved as much as possible by her</text:span>, she who <text:span text:style-name="T75">doesn’t even at all allow</text:span> into her temple <text:span text:style-name="T75">he who </text:span>has tasted <text:span text:style-name="T75">of </text:span>your impure flesh.” <text:span text:style-name="T75">And the sow <text:s/>[said] </text:span>“<text:span text:style-name="T13">Th</text:span><text:span text:style-name="T75">erefore because of this</text:span> <text:span text:style-name="T75">it </text:span>is <text:span text:style-name="T75">more clear </text:span>the goddess loves me. <text:span text:style-name="T75">For </text:span>she absolutely repels <text:span text:style-name="T75">he who</text:span> kills me or <text:span text:style-name="T75">otherwise insults</text:span> me in any way. <text:span text:style-name="T75">However</text:span>, you smell bad, both <text:span text:style-name="T75">living </text:span>and <text:span text:style-name="T75">having died</text:span>.”</text:p>
            <text:p text:style-name="P37"/>
            <text:p text:style-name="P37"><text:span text:style-name="T75">The </text:span>fable shows that wise orators <text:span text:style-name="T75">with ease of method</text:span> <text:span text:style-name="T75">transform</text:span> the insults of their enemies <text:span text:style-name="T75">into </text:span>praise.</text:p>
            <text:p text:style-name="P37"/>
            <text:p text:style-name="P37">ἦ μήν<text:span text:style-name="T13"> </text:span><text:span text:style-name="T73">=</text:span> ἦ μέν: now verily, full surely</text:p>
            <text:p text:style-name="P37">εὐμέθοδος, ον: easily compassed or easily discovered, well-arranged, of persons, scientific,</text:p>
          </table:table-cell>
        </table:table-row>
        <table:table-row table:style-name="Table3.1">
          <table:table-cell table:style-name="Table3.A1" office:value-type="string">
            <text:p text:style-name="P8"><text:span text:style-name="AncientGreek_3a__20_Ἀρχαία_20_ἑλληνικά"><text:span text:style-name="T1">330. Σφῆκες καὶ πέρδικες καὶ γεωργός</text:span></text:span></text:p>
            <text:p text:style-name="P26"><text:span text:style-name="AncientGreek_3a__20_Ἀρχαία_20_ἑλληνικά"><text:span text:style-name="T5">Σφῆκες καὶ πέρδικες δίψῃ συνεχόμενοι πρὸς γεωργὸν ἦλθον παρ’ αὐτοῦ αἰτοῦντες πιεῖν, ἐπαγγελλόμενοι ἀντὶ τοῦ ὕδατος ταύτην τὴν χάριν ἀποδώσειν· οἱ μὲν πέρδικες σκάπτειν τὰς ἀμπέλους, οἱ δὲ σφῆκες κύκλῳ περιιόντες τοῖς κέντροις ἀποσοβεῖν τοὺς κλέπτας. Ὁ δὲ γεωργὸς ἔφη· « Ἀλλ’ ἔμοιγέ εἰσι δύο βόες, οἳ μηδὲν ἐπαγγελλόμενοι πάντα ποιοῦσιν· ἄμεινον οὖν ἐστιν ἐκείνοις δοῦναι ἤπερ ὑμῖν. »</text:span></text:span></text:p>
            <text:p text:style-name="P26"><text:span text:style-name="AncientGreek_3a__20_Ἀρχαία_20_ἑλληνικά"><text:span text:style-name="T5"/></text:span></text:p>
            <text:p text:style-name="P26"><text:span text:style-name="AncientGreek_3a__20_Ἀρχαία_20_ἑλληνικά"><text:span text:style-name="T5">Ὁ μῦθος πρὸς ἄνδρας ἐξώλεις ὠφελεῖν μὲν ἐπαγγελλομένους, βλάπτοντας δὲ μεγάλα.</text:span></text:span></text:p>
          </table:table-cell>
          <table:table-cell table:style-name="Table3.A1" office:value-type="string">
            <text:p text:style-name="P86">Wasps, Partridges And <text:span text:style-name="T15">A</text:span> <text:span text:style-name="T75">Farmer</text:span></text:p>
            <text:p text:style-name="P37">Wasps and partridges<text:span text:style-name="T13"> </text:span><text:span text:style-name="T75">being held</text:span><text:span text:style-name="T13"> </text:span>by thirst, came to a plowman <text:span text:style-name="T75">requesting from</text:span> him<text:span text:style-name="T13"> </text:span><text:span text:style-name="T75">[something]</text:span><text:span text:style-name="T13"> </text:span>to drink, promising in exchange<text:span text:style-name="T13"> </text:span><text:span text:style-name="T75">of</text:span><text:span text:style-name="T13"> </text:span>a little water to <text:span text:style-name="T75">repay this favor. T</text:span>he partridges digging his vineyard, and the wasps going around <text:span text:style-name="T76">in circles </text:span>to ward off the thieves with their goads. <text:span text:style-name="T76">But t</text:span>he <text:span text:style-name="T76">farmer</text:span> <text:span text:style-name="T76">said</text:span>: "But I have two oxen which do everything without promising anything: it is therefore better that I give<text:span text:style-name="T13"> </text:span><text:span text:style-name="T76">[water] to</text:span><text:span text:style-name="T13"> </text:span>them than to you."</text:p>
            <text:p text:style-name="P37"/>
            <text:p text:style-name="P37"><text:span text:style-name="T76">The</text:span> fable is <text:span text:style-name="T76">for</text:span> corrupt men who <text:span text:style-name="T76">promising to aid</text:span><text:span text:style-name="T13"> </text:span><text:span text:style-name="T76">but</text:span><text:span text:style-name="T13"> </text:span><text:span text:style-name="T76">greatly harming</text:span>.</text:p>
            <text:p text:style-name="P37"/>
            <text:p text:style-name="P37">πέρδιξ, ικος : <text:span text:style-name="T76">partridge</text:span></text:p>
            <text:p text:style-name="P100">ἀποσοβέω: to scare away, as one does birds, keep off from oneself, to be scared, to be off in a hurry</text:p>
            <text:p text:style-name="P100">ἐξώλης , ες: utterly destroyed, ruined, pernicious, abominable,</text:p>
          </table:table-cell>
        </table:table-row>
        <text:soft-page-break/>
        <table:table-row table:style-name="Table3.1">
          <table:table-cell table:style-name="Table3.A1" office:value-type="string">
            <text:p text:style-name="P9"><text:span text:style-name="AncientGreek_3a__20_Ἀρχαία_20_ἑλληνικά"><text:span text:style-name="T1">331. Σφὴξ καὶ ὄφις</text:span></text:span></text:p>
            <text:p text:style-name="P27"><text:span text:style-name="AncientGreek_3a__20_Ἀρχαία_20_ἑλληνικά"><text:span text:style-name="T5">Σφὴξ ἐπὶ κεφαλὴν ὄφεως καθίσας καὶ συνεχῶς τῷ κέντρῳ πλήττων ἐχείμαζε. Ὁ δὲ περιώδυνος γενόμενος καὶ τὸν ἐχθρὸν οὐκ ἔχων ἀμύνασθαι, τὴν κεφαλὴν ἁμάξης τρόχῳ ὑπέθηκε, καὶ οὕτω τῷ σφηκὶ συναπέθανεν.</text:span></text:span></text:p>
            <text:p text:style-name="P27"><text:span text:style-name="AncientGreek_3a__20_Ἀρχαία_20_ἑλληνικά"><text:span text:style-name="T5"/></text:span></text:p>
            <text:p text:style-name="P27"><text:span text:style-name="AncientGreek_3a__20_Ἀρχαία_20_ἑλληνικά"><text:span text:style-name="T5">Ὁ λόγος δηλοῖ ὅτι τινὲς τοῖς ἐχθροῖς αἱροῦνται συναποθνῄσκειν.</text:span></text:span></text:p>
          </table:table-cell>
          <table:table-cell table:style-name="Table3.A1" office:value-type="string">
            <text:p text:style-name="P86"><text:span text:style-name="T15">A</text:span> Wasp And <text:span text:style-name="T15">A</text:span> Snake</text:p>
            <text:p text:style-name="P58"><text:span text:style-name="T76">A</text:span> wasp s<text:span text:style-name="T76">itting</text:span> on the head of a snake and <text:span text:style-name="T76">constantly striking it with its stinger</text:span> <text:span text:style-name="T77">distressed [it]</text:span>. <text:span text:style-name="T77">And t</text:span>he snake <text:span text:style-name="T77">being in great suffering and being </text:span>unable to avenge itself o<text:span text:style-name="T77">f</text:span> its enemy, p<text:span text:style-name="T77">laced</text:span> its head under the wheel of a cart and thus died with the wasp.</text:p>
            <text:p text:style-name="P37"/>
            <text:p text:style-name="P37"><text:span text:style-name="T77">The</text:span> <text:span text:style-name="T77">account </text:span>shows that some people <text:span text:style-name="T77">choose to die with their enemies</text:span>.</text:p>
            <text:p text:style-name="P37"/>
            <text:p text:style-name="P37">χειμάζω: expose to the winter, pass winter, raise a storm, distress, <text:span text:style-name="T77">s</text:span>uffer grievously<text:line-break/>περιώδυνος , ον: exceeding painful, suffering great pain</text:p>
          </table:table-cell>
        </table:table-row>
        <table:table-row table:style-name="Table3.1">
          <table:table-cell table:style-name="Table3.A1" office:value-type="string">
            <text:p text:style-name="P9"><text:span text:style-name="AncientGreek_3a__20_Ἀρχαία_20_ἑλληνικά"><text:span text:style-name="T1">332. Ταῦρος καὶ αἶγες ἄγριαι</text:span></text:span></text:p>
            <text:p text:style-name="P27"><text:span text:style-name="AncientGreek_3a__20_Ἀρχαία_20_ἑλληνικά"><text:span text:style-name="T5">Ταῦρος διωκόμενος ὑπὸ λέοντος κατέφυγεν εἴς τι σπήλαιον, ἐν ᾧ ἦσαν αἶγες ἄγριαι. Τυπτόμενος δὲ ὑπ’ αὐτῶν καὶ κερατιζόμενος ἔφη· « Ἀλλ’ οὐχ ὑμᾶς φοβούμενος ἀνέχομαι, τὸν δὲ πρὸ τοῦ στομίου ἑστῶτα λέοντα. »</text:span></text:span></text:p>
            <text:p text:style-name="P27"><text:span text:style-name="AncientGreek_3a__20_Ἀρχαία_20_ἑλληνικά"><text:span text:style-name="T5"/></text:span></text:p>
            <text:p text:style-name="P27"><text:span text:style-name="AncientGreek_3a__20_Ἀρχαία_20_ἑλληνικά"><text:span text:style-name="T5">Οὕτω πολλοὶ διὰ φόβον τῶν κρειττόνων καὶ τὰς ἐκ τῶν ἡττόνων ὕβρεις ὑπομένουσιν.</text:span></text:span></text:p>
          </table:table-cell>
          <table:table-cell table:style-name="Table3.A1" office:value-type="string">
            <text:p text:style-name="P86"><text:span text:style-name="T15">A</text:span> Bull And Wild Goats</text:p>
            <text:p text:style-name="P37">A bull pursued by a lion took refuge in a <text:span text:style-name="T78">cave</text:span> <text:span text:style-name="T78">in which</text:span> there were wild goats. <text:span text:style-name="T78">Being s</text:span>truck and <text:span text:style-name="T78">stabed </text:span>by them, he said: “<text:span text:style-name="T78">But not fearing you do </text:span>I endure your blows, but the <text:span text:style-name="T78">lion standing before </text:span>the cave. »</text:p>
            <text:p text:style-name="P37"/>
            <text:p text:style-name="P37"><text:span text:style-name="T78">T</text:span>hus <text:span text:style-name="T78">many endure the insults of lesser people because of the fear of the greater people</text:span>.</text:p>
          </table:table-cell>
        </table:table-row>
        <table:table-row table:style-name="Table3.1">
          <table:table-cell table:style-name="Table3.A1" office:value-type="string">
            <text:p text:style-name="P10"><text:span text:style-name="AncientGreek_3a__20_Ἀρχαία_20_ἑλληνικά"><text:span text:style-name="T1">333. Ταὼν καὶ γέρανος</text:span></text:span></text:p>
            <text:p text:style-name="P28"><text:span text:style-name="AncientGreek_3a__20_Ἀρχαία_20_ἑλληνικά"><text:span text:style-name="T5">Ταὼν γεράνου κατεγέλα κωμῳδῶν τὴν χροιὰν αὐτοῦ καὶ λέγων ὡς « ἐγὼ μὲν χρυσὸν καὶ πορφύραν ἐνδέδυμαι, σὺ δὲ οὐδὲν καλὸν φέρεις ἐν πτεροῖς. » Ὁ δέ· « Ἀλλ’ ἐγώ, ἔφη, τῶν ἀστέρων ἔγγιστα φωνῶ, καὶ εἰς τὰ οὐράνια ὕψη ἵπταμαι· σὺ δέ, ὡς ἀλέκτωρ, κάτω μετ’ ὀρνίθων βαίνεις. »</text:span></text:span></text:p>
            <text:p text:style-name="P28"><text:span text:style-name="AncientGreek_3a__20_Ἀρχαία_20_ἑλληνικά"><text:span text:style-name="T5"/></text:span></text:p>
            <text:p text:style-name="P28"><text:span text:style-name="AncientGreek_3a__20_Ἀρχαία_20_ἑλληνικά"><text:span text:style-name="T5">Ὅτι κρεῖττον περίβλεπτον εἶναί τινα ἐν πενιχρᾷ ἐσθῆτι ἢ ζῆν ἀδόξως πλούτῳ γαυρούμενον.</text:span></text:span></text:p>
          </table:table-cell>
          <table:table-cell table:style-name="Table3.A1" office:value-type="string">
            <text:p text:style-name="P86"><text:span text:style-name="T15">A</text:span> Peacock And <text:span text:style-name="T15">A</text:span> Crane</text:p>
            <text:p text:style-name="P37"><text:span text:style-name="T78">A</text:span> peacock <text:span text:style-name="T79">made fun </text:span>of <text:span text:style-name="T79">a </text:span>crane and <text:span text:style-name="T79">teased him about his</text:span> color <text:span text:style-name="T79">saying that: “</text:span>I am dressed in gold and purple, <text:span text:style-name="T79">but </text:span>you wear <text:span text:style-name="T79">nothing </text:span>beautiful on your wings”. <text:span text:style-name="T79">And he said: </text:span>“But I <text:span text:style-name="T79">cry out near</text:span> the stars and I <text:span text:style-name="T79">fly</text:span> to the <text:span text:style-name="T79">heavenly </text:span>heights. <text:span text:style-name="T79">But </text:span>you, like <text:span text:style-name="T79">a </text:span>rooster, walk <text:span text:style-name="T79">below </text:span>with the hens.”</text:p>
            <text:p text:style-name="P37"/>
            <text:p text:style-name="P59"><text:span text:style-name="T79">Because it</text:span> is better to be<text:span text:style-name="T13"> </text:span><text:span text:style-name="T80">somone</text:span><text:span text:style-name="T13"> </text:span><text:span text:style-name="T80">amired</text:span> in poor clothing than to live without glory<text:span text:style-name="T80"> priding onself in wealth</text:span>.</text:p>
            <text:p text:style-name="P104"/>
            <text:p text:style-name="P59"><text:span text:style-name="T126">ταώς/ταών: a peacock </text:span><text:span text:style-name="T127">(</text:span><text:span text:style-name="T128">nom</text:span><text:span text:style-name="T127">.)</text:span></text:p>
            <text:p text:style-name="P37"><text:span text:style-name="T127">ἵπταμαι </text:span><text:span text:style-name="T128">=</text:span><text:span text:style-name="T127"> form of πέτομαι </text:span><text:span text:style-name="T128">(aor. ἔπτην)</text:span></text:p>
            <text:p text:style-name="P37"><text:span text:style-name="T128">περί-βλεπτος , ον </text:span><text:span text:style-name="T129">= </text:span><text:span text:style-name="T128">looked at from all sides, admired of all observers</text:span></text:p>
            <text:p text:style-name="P105">γαυρόομαι: to exult, to pride oneself on a thing</text:p>
          </table:table-cell>
        </table:table-row>
        <text:soft-page-break/>
        <table:table-row table:style-name="Table3.1">
          <table:table-cell table:style-name="Table3.A1" office:value-type="string">
            <text:p text:style-name="P4"><text:span text:style-name="AncientGreek_3a__20_Ἀρχαία_20_ἑλληνικά"><text:span text:style-name="T1">334. Ταὼς καὶ κολοιός</text:span></text:span></text:p>
            <text:p text:style-name="P18"><text:span text:style-name="AncientGreek_3a__20_Ἀρχαία_20_ἑλληνικά"><text:span text:style-name="T5">Τῶν ὀρνέων βουλευομένων περὶ βασιλείας, ταὼς ἠξίου αὐτὸν χειροτονῆσαι βασιλέα διὰ τὸ κάλλος. Ὡρμημένων δὲ ἐπὶ τοῦτο τῶν ὀρνέων, κολοιὸς εἶπεν· « Ἀλλ’ ἐάν, σοῦ βασιλεύοντος, ἀετὸς ἡμᾶς διώκῃ, πῶς ἡμῖν ἐπαρκέσεις;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λόγος δηλοῖ ὅτι οὐ μεμπτοὶ ὅσοι προειδότες τοὺς μέλλοντας κινδύνους, πρὶν παθεῖν, φυλάττονται.</text:span></text:span></text:p>
          </table:table-cell>
          <table:table-cell table:style-name="Table3.A1" office:value-type="string">
            <text:p text:style-name="P88"><text:span text:style-name="T15">A</text:span> Peacock And <text:span text:style-name="T15">A</text:span> Jackdaw</text:p>
            <text:p text:style-name="P39"><text:span text:style-name="T80">While t</text:span>he birds <text:span text:style-name="T80">were </text:span>deliberat<text:span text:style-name="T80">ing</text:span> <text:span text:style-name="T80">about royalty a</text:span> peacock <text:span text:style-name="T80">considered himself to be worthy to b</text:span>e <text:span text:style-name="T80">chosen </text:span>king because of his beauty. <text:span text:style-name="T81">A</text:span>nd <text:span text:style-name="T81">while </text:span>the birds<text:span text:style-name="T13"> </text:span><text:span text:style-name="T81">were</text:span><text:span text:style-name="T13"> </text:span><text:span text:style-name="T81">setting off upon this</text:span>, <text:span text:style-name="T81">a </text:span>jackdaw <text:span text:style-name="T81">said</text:span>: "But if, when you reign,<text:span text:style-name="T13"> </text:span><text:span text:style-name="T81">an</text:span><text:span text:style-name="T13"> </text:span>eagle <text:span text:style-name="T81">pursues us</text:span>, <text:span text:style-name="T81">how will you come to our aid</text:span>?”</text:p>
            <text:p text:style-name="P37"/>
            <text:p text:style-name="P37"><text:span text:style-name="T81">The account</text:span> shows that <text:span text:style-name="T81">they are not blameworthy who foreseeing coming danger </text:span><text:span text:style-name="T82">takes guard</text:span><text:span text:style-name="T81"> </text:span><text:span text:style-name="T82">before suffering [them]</text:span>.</text:p>
          </table:table-cell>
        </table:table-row>
        <table:table-row table:style-name="Table3.1">
          <table:table-cell table:style-name="Table3.A1" office:value-type="string">
            <text:p text:style-name="P11"><text:span text:style-name="AncientGreek_3a__20_Ἀρχαία_20_ἑλληνικά"><text:span text:style-name="T1">335. Τέττιξ καὶ ἀλώπηξ</text:span></text:span></text:p>
            <text:p text:style-name="P29"><text:span text:style-name="AncientGreek_3a__20_Ἀρχαία_20_ἑλληνικά"><text:span text:style-name="T5">Τέττιξ ἐπί τινος ὑψηλοῦ δένδρου ᾖδεν. Ἀλώπηξ δὲ βουλομένη αὐτὸν καταφαγεῖν τοιοῦτόν τι ἐπενόησεν. Ἄντικρυς στᾶσα ἐθαύμαζεν αὐτοῦ τὴν εὐφωνίαν, καὶ παρεκάλει καταβῆναι, λέγουσα ὅτι ἐπιθυμεῖ θεάσασθαι πηλίκον ζῷον τηλικαύτην φωνὴν φθέγγεται. Κἀκεῖνος ὑπονοήσας αὐτῆς τὴν ἐνέδραν, φύλλον ἀποσπάσας καθῆκε. Προσδραμούσης δὲ ὡς ἐπὶ τὸν τέττιγα, ἔφη· « Ἀλλὰ πεπλάνησαι, ὦ αὕτη, εἰ ὑπέλαβές με καταβήσεσθαι· ἐγὼ γὰρ ἀπ’ ἐκείνου ἀλώπεκας φυλάττομαι ἀφ’ οὗ ἐν ἀφοδεύματι ἀλώπεκος πτερὰ τέττιγος ἐθεασάμην. »</text:span></text:span></text:p>
            <text:p text:style-name="P29"><text:span text:style-name="AncientGreek_3a__20_Ἀρχαία_20_ἑλληνικά"><text:span text:style-name="T5"/></text:span></text:p>
            <text:p text:style-name="P29"><text:span text:style-name="AncientGreek_3a__20_Ἀρχαία_20_ἑλληνικά"><text:span text:style-name="T5">Ὅτι τοὺς φρονίμους τῶν ἀνθρώπων αἱ τῶν πέλας συμφοραὶ σωφρονίζουσι.</text:span></text:span></text:p>
          </table:table-cell>
          <table:table-cell table:style-name="Table3.A1" office:value-type="string">
            <text:p text:style-name="P86"><text:span text:style-name="T82">A Cicada </text:span>And <text:span text:style-name="T82">A</text:span> Fox</text:p>
            <text:p text:style-name="P37">A <text:span text:style-name="T82">Cicada</text:span><text:span text:style-name="T13"> </text:span><text:span text:style-name="T82">sang</text:span><text:span text:style-name="T13"> </text:span>on a high tree. A<text:span text:style-name="T82">nd a</text:span> fox <text:span text:style-name="T82">wanting</text:span> to devour <text:span text:style-name="T82">him</text:span> <text:span text:style-name="T82">conceived something such as this</text:span>. <text:span text:style-name="T82">Standing </text:span>in front <text:span text:style-name="T82">[</text:span>of her<text:span text:style-name="T82">]</text:span>, he admired her beautiful voice and he invited her to come down<text:span text:style-name="T13"> </text:span><text:span text:style-name="T82">saying that </text:span><text:span text:style-name="T13"><text:s/></text:span>he wanted to see <text:span text:style-name="T82">an </text:span>animal <text:span text:style-name="T82">so adorned it makes such voice</text:span>. <text:span text:style-name="T82">And it s</text:span>uspecting the<text:span text:style-name="T13"> </text:span><text:span text:style-name="T82">ambush</text:span><text:span text:style-name="T13"> </text:span><text:span text:style-name="T82">of her</text:span>, tore off a leaf and dropped it. <text:span text:style-name="T82">And she running</text:span> up, <text:span text:style-name="T82">as upon the </text:span>cicada <text:span text:style-name="T82">he said:</text:span> "<text:span text:style-name="T82">but you have erred oh friend, </text:span>if you <text:span text:style-name="T82">assumed </text:span>I <text:span text:style-name="T82">would </text:span>come down. <text:span text:style-name="T83">For I guard against</text:span> foxes <text:span text:style-name="T83">from that time from which </text:span>I saw cicada wings in the droppings of one of <text:span text:style-name="T83">a fox</text:span>."</text:p>
            <text:p text:style-name="P37"/>
            <text:p text:style-name="P37"><text:span text:style-name="T83">Because the</text:span> misfortunes <text:span text:style-name="T83">of neighbors wisen the </text:span>sensible <text:span text:style-name="T83">among </text:span>men.</text:p>
          </table:table-cell>
        </table:table-row>
        <table:table-row table:style-name="Table3.1">
          <table:table-cell table:style-name="Table3.A1" office:value-type="string">
            <text:p text:style-name="P4"><text:span text:style-name="AncientGreek_3a__20_Ἀρχαία_20_ἑλληνικά"><text:span text:style-name="T1">336. Τέττιξ καὶ μύρμηκες.</text:span></text:span></text:p>
            <text:p text:style-name="P18"><text:span text:style-name="AncientGreek_3a__20_Ἀρχαία_20_ἑλληνικά"><text:span text:style-name="T5">Χειμῶνος ὥρᾳ τὸν σῖτον βραχέντα οἱ μύρμηκες ἔψυχον. Τέττιξ δὲ λιμώττων ᾔτει αὐτοὺς τροφήν. Οἱ δὲ μύρμηκες εἶπον αὐτῷ· « Διὰ τί τὸ θέρος οὐ συνῆγες καὶ σὺ τροφήν ; » Ὁ δὲ εἶπεν· « Οὐκ ἐσχόλαζον, ἀλλ’ ᾖδον μουσικῶς. » Οἱ δὲ γελάσαντες εἶπον· « Ἀλλ’ εἰ θέρους ὥραις ηὔλεις, χειμῶνος ὀρχοῦ.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μῦθος δηλοῖ ὅτι οὐ δεῖ τινα ἀμελεῖν ἐν παντὶ πράγματι, ἵνα μὴ λυπηθῇ καὶ κινδυνεύσῃ.</text:span></text:span></text:p>
          </table:table-cell>
          <table:table-cell table:style-name="Table3.A1" office:value-type="string">
            <text:p text:style-name="P86"><text:span text:style-name="T83">A</text:span> Cicada And Ants</text:p>
            <text:p text:style-name="P60"><text:span text:style-name="T83">T</text:span>he ants<text:span text:style-name="T13"> </text:span><text:span text:style-name="T84">dried</text:span><text:span text:style-name="T83"> the</text:span><text:span text:style-name="T84">ir</text:span><text:span text:style-name="T83"> grain in </text:span><text:span text:style-name="T84">the season of winter.</text:span> <text:s/>A <text:span text:style-name="T84">cicada hungering</text:span> asked them for <text:span text:style-name="T84">food</text:span>. <text:span text:style-name="T84">And t</text:span>he ants said to him: “Why, during the summer, did you not also gather<text:span text:style-name="T13"> </text:span><text:span text:style-name="T85">sustenance?”</text:span><text:span text:style-name="T13"> </text:span><text:span text:style-name="T85">And he said</text:span>:"I <text:span text:style-name="T85">was not at leisure but I sang inspiredly”</text:span>. <text:span text:style-name="T85">And they laughing said</text:span>: “Well<text:span text:style-name="T13"> </text:span><text:span text:style-name="T85">if</text:span><text:span text:style-name="T13"> </text:span>you <text:span text:style-name="T85">play the flute </text:span>in <text:span text:style-name="T85">seasons of the summer</text:span>, dance in winter.”</text:p>
            <text:p text:style-name="P37"/>
            <text:p text:style-name="P37"><text:span text:style-name="T85">The </text:span>fable shows that one must<text:span text:style-name="T85"> not be negligent in any affair in order to not be grieved</text:span> and<text:span text:style-name="T13"> </text:span><text:span text:style-name="T85">in</text:span><text:span text:style-name="T13"> </text:span>danger.</text:p>
          </table:table-cell>
        </table:table-row>
        <table:table-row table:style-name="Table3.1">
          <table:table-cell table:style-name="Table3.A1" office:value-type="string">
            <text:p text:style-name="P4"><text:span text:style-name="AncientGreek_3a__20_Ἀρχαία_20_ἑλληνικά"><text:span text:style-name="T1">337. Τοῖχος καὶ πάλος</text:span></text:span></text:p>
            <text:p text:style-name="P22"><text:span text:style-name="AncientGreek_3a__20_Ἀρχαία_20_ἑλληνικά"><text:span text:style-name="T5">Τοῖχος σπαραττόμενος ὑπὸ πάλου βιαίως ἐφώνει· « Τί με σπαράττεις μηδὲν ἠδικηκότα ; » Καὶ ὅς φησίν· « Οὐκ ἐγώ αἴτιος τούτου, ἀλλ’ ὁ ὄπισθεν σφοδρῶς με τύπτων. »</text:span></text:span></text:p>
          </table:table-cell>
          <table:table-cell table:style-name="Table3.A1" office:value-type="string">
            <text:p text:style-name="P86"><text:span text:style-name="T86">A</text:span> Wall And <text:span text:style-name="T86">A </text:span><text:span text:style-name="T87">Chisle</text:span></text:p>
            <text:p text:style-name="P61">A wall, brutally <text:span text:style-name="T87">being torn apart</text:span> by a <text:span text:style-name="T87">chisle</text:span>, cried: "Why do you <text:span text:style-name="T87">tear </text:span>me <text:span text:style-name="T87">apart? I </text:span><text:span text:style-name="T145">have done you no harm?</text:span>" <text:span text:style-name="T87">And he said “</text:span>I<text:span text:style-name="T13"> </text:span><text:span text:style-name="T88">am not the cause this</text:span>, but the one <text:span text:style-name="T88">striking </text:span>me violently from behind. »</text:p>
            <text:p text:style-name="P37"/>
            <text:p text:style-name="P101">ὁ πᾶλος: stake, squad or team of gladiators, </text:p>
            <text:p text:style-name="P101">σπαράσσω: to tear, rend in pieces, mangle, to pull to pieces, attack</text:p>
          </table:table-cell>
        </table:table-row>
        <text:soft-page-break/>
        <table:table-row table:style-name="Table3.1">
          <table:table-cell table:style-name="Table3.A1" office:value-type="string">
            <text:p text:style-name="P4"><text:span text:style-name="AncientGreek_3a__20_Ἀρχαία_20_ἑλληνικά"><text:span text:style-name="T1">338. Τοξότης καὶ λέων</text:span></text:span></text:p>
            <text:p text:style-name="P18"><text:span text:style-name="AncientGreek_3a__20_Ἀρχαία_20_ἑλληνικά"><text:span text:style-name="T5">Ἀνῆλθέ τις εἰς ὄρος τοξότης ἔμπειρος κυνηγῆσαι. Πάντα δὲ τὰ ζῷα ἔφυγον, λέων δὲ μόνος προεκαλεῖτο αὐτὸν πρὸς μάχην. Ὁ δὲ βέλος πέμψας καὶ τὸν λέοντα βαλὼν εἶπεν· « Ἰδὲ τὸν ἐμὸν ἄγγελον οἷός ἐστιν, καὶ δὴ τότε ἐπέρχομαί σοι κἀγώ. » Ὁ δὲ λέων βληθεὶς ὥρμησε φεύγειν. Ἀλώπεκος δὲ τούτῳ θαρρεῖν καὶ μὴ φεύγειν λεγούσης, ἔφη ὁ λέων· « Οὐδαμῶς με πλανήσεις· ὅστις γὰρ τοιοῦτον πικρὸν ἄγγελον ἔχει, ἐὰν αὐτὸς ἐπέλθῃ μοι, τί ποιήσω ;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Ὅτι ἐκ τῆς ἀρχῆς τὰ τέλη δεῖ προσκοπῆσαι καὶ τότε δὴ λοιπὸν ἑαυτοὺς περισῴζειν.</text:span></text:span></text:p>
          </table:table-cell>
          <table:table-cell table:style-name="Table3.A1" office:value-type="string">
            <text:p text:style-name="P86"><text:span text:style-name="T90">An</text:span> Archer And <text:span text:style-name="T90">A </text:span>Lion</text:p>
            <text:p text:style-name="P37">A <text:span text:style-name="T88">certain archer </text:span>went up <text:span text:style-name="T88">a </text:span>mountain <text:span text:style-name="T88">skilled in hunting</text:span>. <text:span text:style-name="T88">And a</text:span>ll the animals fled; <text:span text:style-name="T88">and </text:span>only the lion <text:span text:style-name="T88">summoned </text:span>him to <text:span text:style-name="T88">a </text:span>battle. <text:span text:style-name="T88">And t</text:span>he man<text:span text:style-name="T88"> sent an arrow and striking him said</text:span>: “<text:span text:style-name="T88">behold my messenger, </text:span><text:span text:style-name="T89">it is unaccompanied</text:span> <text:span text:style-name="T89">and then </text:span>I <text:span text:style-name="T89">also </text:span>come to you too. <text:span text:style-name="T89">And t</text:span>he lion<text:span text:style-name="T13"> </text:span><text:span text:style-name="T89">being struck</text:span><text:span text:style-name="T13"> </text:span><text:span text:style-name="T89">set off </text:span>to flee. <text:span text:style-name="T89">And </text:span>a fox <text:span text:style-name="T89">saying to him to be brave</text:span> and not to run away, <text:span text:style-name="T89">t</text:span>he lion <text:span text:style-name="T89">said</text:span>: “<text:span text:style-name="T89">In no way will you deceive me</text:span>; <text:span text:style-name="T89">for </text:span><text:span text:style-name="T90">whoever </text:span>has such a bitter messenger, when he himself <text:span text:style-name="T90">attacks me</text:span>, what shall I do?”</text:p>
            <text:p text:style-name="P37"/>
            <text:p text:style-name="P62"><text:span text:style-name="T90">Becasue from</text:span> the beginning<text:span text:style-name="T13"> </text:span><text:span text:style-name="T90">it is necessary to </text:span>examine<text:span text:style-name="T13"> </text:span><text:span text:style-name="T90">the things intended before hand </text:span>and the<text:span text:style-name="T90">n indeed</text:span> <text:span text:style-name="T90">henceforth protect themselves</text:span>.</text:p>
            <text:p text:style-name="P62">οἶος <text:span text:style-name="T89">= </text:span>μόνος <text:span text:style-name="T89">= </text:span>alone, lonely, only, unique, excellent,</text:p>
          </table:table-cell>
        </table:table-row>
        <table:table-row table:style-name="Table3.1">
          <table:table-cell table:style-name="Table3.A1" office:value-type="string">
            <text:p text:style-name="P4"><text:span text:style-name="AncientGreek_3a__20_Ἀρχαία_20_ἑλληνικά"><text:span text:style-name="T1">339. Τράγος καὶ ἄμπελος</text:span></text:span></text:p>
            <text:p text:style-name="P18"><text:span text:style-name="AncientGreek_3a__20_Ἀρχαία_20_ἑλληνικά"><text:span text:style-name="T5">Τράγος ἐν τῇ ἐκβολῇ τῆς ἀμπέλου τὴν βλάστην ἔτρωγε. Τούτῳ δὲ προσεῖπεν ἡ ἄμπελος· « Τί με βλάπτεις ; μὴ γὰρ οὐκ ἐστι χλόη ; Ὅμως ὅσον σοῦ θυομένου οἶνον χρῄζουσιν, ἐγὼ παρέξω.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Τοὺς ἀχαρίστους καὶ βουλομένους τοὺς φίλους πλεονεκτεῖν ὁ μῦθος ἐλέγχει.</text:span></text:span></text:p>
          </table:table-cell>
          <table:table-cell table:style-name="Table3.A1" office:value-type="string">
            <text:p text:style-name="P86"><text:span text:style-name="T15">A</text:span> Goat And <text:span text:style-name="T15">A</text:span> Vine</text:p>
            <text:p text:style-name="P63"><text:span text:style-name="T91">A</text:span> goat grazed on the <text:span text:style-name="T91">sprouts of a grape vine in the </text:span>the time when the vine sprouts its shoots,. The vine said to him: “Why do you damage me? <text:span text:style-name="T91">For is there absolutely </text:span>no <text:span text:style-name="T91">fodder</text:span>? <text:span text:style-name="T91">Nevertheless, as much wine they need while you are being sacraficed I will</text:span> provide.”</text:p>
            <text:p text:style-name="P37"/>
            <text:p text:style-name="P37"><text:span text:style-name="T91">The</text:span> fable <text:span text:style-name="T91">rebukes</text:span> <text:span text:style-name="T91">those who are </text:span>ungrateful and <text:span text:style-name="T91">wishing </text:span>to <text:span text:style-name="T91">take advantage of</text:span> their friends.<text:line-break/>τῇ ἐκβολῇ <text:span text:style-name="T92">=ἡ ἐκβολή: a forrow in a field</text:span></text:p>
          </table:table-cell>
        </table:table-row>
        <table:table-row table:style-name="Table3.1">
          <table:table-cell table:style-name="Table3.A1" office:value-type="string">
            <text:p text:style-name="P4"><text:span text:style-name="AncientGreek_3a__20_Ἀρχαία_20_ἑλληνικά"><text:span text:style-name="T1">340. Ὕαιναι</text:span></text:span></text:p>
            <text:p text:style-name="P18"><text:span text:style-name="AncientGreek_3a__20_Ἀρχαία_20_ἑλληνικά"><text:span text:style-name="T5">Τὰς ὑαίνας φασὶ παρ’ ἐνιαυτὸν ἀλλάττειν τὴν φύσιν καὶ ποτὲ μὲν ἄρρενας γίνεσθαι, ποτὲ δὲ θηλείας. Καὶ δή ποτε ὕαινα ἄρσην πρὸς ὕαιναν θήλειαν παρὰ φύσιν διετέθη. Ἡ δὲ ὑποτυχοῦσα ἔφη· « Ἀλλ’, ὦ οὗτος, οὕτω ταῦτα πράττε ὡς ἐγγὺς τὰ αὐτὰ πεισόμενος.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Τοῦτο εἰκότως εἴποι ἄν τις πρὸς τὸν ἤδη ἄρχοντα, ὁ μετ’ ἐκεῖνον μέλλων, εἰ πλημμελές τι πάσχοι.</text:span></text:span></text:p>
          </table:table-cell>
          <table:table-cell table:style-name="Table3.A1" office:value-type="string">
            <text:p text:style-name="P86"><text:span text:style-name="T15">Some </text:span>H<text:span text:style-name="T15">yenas</text:span></text:p>
            <text:p text:style-name="P37">Hyenas, it is said, change their nature every year and become alternately male and female. But one day a male hyena <text:span text:style-name="T92">was unnatrually disposed toward a female h</text:span><text:span text:style-name="T93">y</text:span><text:span text:style-name="T92">ena</text:span>. <text:span text:style-name="T92">And s</text:span>he <text:span text:style-name="T92">interupting said</text:span>: “<text:span text:style-name="T92">But, oh you, </text:span><text:span text:style-name="T93">do these things and you will soon suffer</text:span> the same treatment.”</text:p>
            <text:p text:style-name="P37"/>
            <text:p text:style-name="P37"><text:span text:style-name="T93">Someone might reasonably say t</text:span>his <text:span text:style-name="T93">to </text:span>the <text:span text:style-name="T93">current ruler, </text:span>if <text:span text:style-name="T94">the one intending [to rule] after him</text:span> <text:span text:style-name="T94">suffered some unpleasantry.</text:span></text:p>
          </table:table-cell>
        </table:table-row>
        <text:soft-page-break/>
        <table:table-row table:style-name="Table3.1">
          <table:table-cell table:style-name="Table3.A1" office:value-type="string">
            <text:p text:style-name="P12"><text:span text:style-name="AncientGreek_3a__20_Ἀρχαία_20_ἑλληνικά"><text:span text:style-name="T1">341. Ὕαινα καὶ ἀλώπηξ</text:span></text:span></text:p>
            <text:p text:style-name="P31"><text:span text:style-name="AncientGreek_3a__20_Ἀρχαία_20_ἑλληνικά"><text:span text:style-name="T5">Τὰς ὑαίνας φασί, παρ’ ἐνιαυτὸν ἀλλασσομένης αὐτῶν τῆς φύσεως, ποτὲ μὲν ἄρσενας, ποτὲ δὲ θηλείας γίνεσθαι. Καὶ δὴ ὕαινα θεασαμένη ἀλώπεκα ἐμέμφετο αὐτὴν ὅτι φίλην θέλουσαν αὐτῇ γενέσθαι οὐ προσίεται. Κἀκείνη ὑποτυχοῦσα εἶπεν· « Ἀλλ’ ἐμὲ μὴ μέμφου, τὴν δὲ σὴν φύσιν, δι’ ἣν ἀγνοῶ πότερον ὡς φίλῃ ἢ ὡς φίλῳ σοι χρήσομαι. »</text:span></text:span></text:p>
            <text:p text:style-name="P31"><text:span text:style-name="AncientGreek_3a__20_Ἀρχαία_20_ἑλληνικά"><text:span text:style-name="T5"/></text:span></text:p>
            <text:p text:style-name="P30"><text:span text:style-name="AncientGreek_3a__20_Ἀρχαία_20_ἑλληνικά"><text:span text:style-name="T5">Πρὸς ἄνδρα ἀμφίβολον.</text:span></text:span></text:p>
          </table:table-cell>
          <table:table-cell table:style-name="Table3.A1" office:value-type="string">
            <text:p text:style-name="P86"><text:span text:style-name="T15">A</text:span> Hyena And <text:span text:style-name="T15">A</text:span> Fox</text:p>
            <text:p text:style-name="P65"><text:span text:style-name="T95">They say</text:span> that hyenas <text:span text:style-name="T95">changing there nature </text:span><text:span text:style-name="T146">every year</text:span><text:span text:style-name="T95"> sometimes become male, sometimes beome fe</text:span>male. <text:span text:style-name="T95">And indeed a </text:span>hyena seeing a fox, reproached <text:span text:style-name="T95">her because wanting </text:span>to become<text:span text:style-name="T13"> </text:span><text:span text:style-name="T95">a friend she did not permit </text:span><text:span text:style-name="T97">for </text:span><text:span text:style-name="T95">her. And she interupting said: </text:span>"<text:span text:style-name="T95">But don’t </text:span>blame <text:span text:style-name="T95">me, but rather your nature, because of which I do not know weather </text:span><text:span text:style-name="T96">I will have dealing</text:span><text:span text:style-name="T97">s</text:span><text:span text:style-name="T96"> with you as a male friend or a femal friend.</text:span>"</text:p>
            <text:p text:style-name="P37"/>
            <text:p text:style-name="P64">This is <text:span text:style-name="T97">for an </text:span>ambiguous man.</text:p>
            <text:p text:style-name="P64"/>
            <text:p text:style-name="P64">προσίημι: to send to or towards, let come to, to let come to or near one, admit, to let them approach, </text:p>
            <text:p text:style-name="P37">to admit, allow, believe, to admit, accept, submit to, to allow, approve, to undertake or venture to do, to attach to oneself, attract, win, please,</text:p>
          </table:table-cell>
        </table:table-row>
        <table:table-row table:style-name="Table3.1">
          <table:table-cell table:style-name="Table3.A1" office:value-type="string">
            <text:p text:style-name="P4"><text:span text:style-name="AncientGreek_3a__20_Ἀρχαία_20_ἑλληνικά"><text:span text:style-name="T1">342. Ὗς καὶ κύων περὶ εὐτοκίας</text:span></text:span></text:p>
            <text:p text:style-name="P18"><text:span text:style-name="AncientGreek_3a__20_Ἀρχαία_20_ἑλληνικά"><text:span text:style-name="T5">Ὗς καὶ κύων περὶ εὐτοκίας ἤριζον. Τῆς δὲ κυνὸς εἰπούσης ὅτι μόνη τῶν τετραπόδων ταχέως ἀποκύει, ἡ ὗς ὑποτυχοῦσα εἶπεν· « Ἀλλ’, ὅταν τοῦτο φράζῃ, γίνωσκε ὅτι τυφλὰ τίκτεις.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λόγος δηλοῖ ὅτι οὐκ ἐν τῷ τάχει τὰ πράγματα, ἐν δὲ τῇ τελειότητι κρίνεται.</text:span></text:span></text:p>
          </table:table-cell>
          <table:table-cell table:style-name="Table3.A1" office:value-type="string">
            <text:p text:style-name="P86"><text:span text:style-name="T15">A</text:span> Sow And <text:span text:style-name="T15">A</text:span> Dog <text:span text:style-name="T97">Concerning </text:span>Fertility</text:p>
            <text:p text:style-name="P37"><text:span text:style-name="T97">A</text:span> sow and <text:span text:style-name="T97">a</text:span> dog were arguing about fertility. <text:span text:style-name="T97">And while the</text:span> female dog <text:span text:style-name="T97">was </text:span><text:span text:style-name="T98">saying</text:span><text:span text:style-name="T97"> </text:span>that alone of all quadrupeds, she <text:span text:style-name="T98">quickly gave birth the sow interupting said: </text:span>“<text:span text:style-name="T98">But w</text:span>hen<text:span text:style-name="T13"> </text:span><text:span text:style-name="T98">ever</text:span><text:span text:style-name="T13"> </text:span>you say that, <text:span text:style-name="T98">know </text:span>that you only give birth to <text:span text:style-name="T98">the blind!”</text:span></text:p>
            <text:p text:style-name="P37"/>
            <text:p text:style-name="P37"><text:span text:style-name="T98">The</text:span> <text:span text:style-name="T98">account </text:span>shows that work<text:span text:style-name="T98">s are not</text:span> judged<text:span text:style-name="T13"> </text:span><text:span text:style-name="T98">on</text:span><text:span text:style-name="T13"> </text:span>the<text:span text:style-name="T98">ir</text:span> speed, but<text:span text:style-name="T13"> </text:span><text:span text:style-name="T98">by their</text:span><text:span text:style-name="T13"> </text:span><text:span text:style-name="T98">completeness</text:span>.</text:p>
          </table:table-cell>
        </table:table-row>
        <table:table-row table:style-name="Table3.1">
          <table:table-cell table:style-name="Table3.A1" office:value-type="string">
            <text:p text:style-name="P5"><text:span text:style-name="AncientGreek_3a__20_Ἀρχαία_20_ἑλληνικά"><text:span text:style-name="T1">343. Φαλακρὸς ἱππεύς</text:span></text:span></text:p>
            <text:p text:style-name="P82"><text:span text:style-name="AncientGreek_3a__20_Ἀρχαία_20_ἑλληνικά"><text:span text:style-name="T5">Φαλακρός τις τρίχας ξένας τῇ ἑαυτοῦ κορυφῇ περιθεὶς ἵππευεν. Ἄνεμος δέ φυσήσας ἀφείλετο ταύτας· γέλως πλατὺς δὲ τοὺς παρεστῶτας εἶχεν. Κἀκεῖνος εἶπε τοῦ δρόμου παύσας· « Τὰς οὐκ ἐμὰς τρίχας τί ξένον φεύγειν με, αἳ καὶ τὸν ἔχοντα ταύτας, μεθ’ οὗ καὶ ἐγεννήθησαν, κατέλιπον ;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Ὅτι μηδεὶς λυπείσθω ἐπὶ συμφορᾷ ἐπελθούσῃ· ὃ γὰρ γεννηθεὶς οὐκ ἔσχεν ἐκ φύσεως, τοῦτο οὐδὲ παραμένει· γυμνοὶ γὰρ ἤλθομεν, γυμνοὶ καὶ ἀπελευσόμεθα.</text:span></text:span></text:p>
          </table:table-cell>
          <table:table-cell table:style-name="Table3.A1" office:value-type="string">
            <text:p text:style-name="P86"><text:span text:style-name="T15">A</text:span> Bald Rider</text:p>
            <text:p text:style-name="P66">A bald man <text:span text:style-name="T99">clothing his scalp with strange hair went horse riding</text:span>. <text:span text:style-name="T99">And t</text:span>he wind <text:span text:style-name="T99">blowing</text:span>, took <text:span text:style-name="T99">this </text:span>away. <text:span text:style-name="T99">A</text:span>nd <text:span text:style-name="T99">broad luaghter held those standing by</text:span>. <text:span text:style-name="T99">And he said having ceased from the journey:</text:span> "<text:span text:style-name="T99">Why </text:span>is it strange<text:span text:style-name="T13"> </text:span><text:span text:style-name="T99">the</text:span><text:span text:style-name="T13"> </text:span>hairs which are not mine <text:span text:style-name="T99">flee</text:span> me, <text:span text:style-name="T99">who </text:span>even <text:span text:style-name="T99">[flee] he who possesed thiem</text:span>, with whom <text:span text:style-name="T99">they were even born</text:span>?”</text:p>
            <text:p text:style-name="P37"/>
            <text:p text:style-name="P37"><text:span text:style-name="T99">Because let no one be greived upon misfortune that comes upon us. For </text:span><text:span text:style-name="T100">that which he does not possess naturally having been born, this does not remain. For naked we came and naked we shall return.</text:span></text:p>
          </table:table-cell>
        </table:table-row>
        <text:soft-page-break/>
        <table:table-row table:style-name="Table3.1">
          <table:table-cell table:style-name="Table3.A1" office:value-type="string">
            <text:p text:style-name="P4"><text:span text:style-name="AncientGreek_3a__20_Ἀρχαία_20_ἑλληνικά"><text:span text:style-name="T1">344. Φιλάργυρος</text:span></text:span></text:p>
            <text:p text:style-name="P18"><text:span text:style-name="AncientGreek_3a__20_Ἀρχαία_20_ἑλληνικά"><text:span text:style-name="T5">Φιλάργυρός τις, ἅπασαν αὐτοῦ τὴν οὐσίαν ἐξαργυρισάμενος καὶ χρυσοῦν βῶλον ποιήσας, ἔν τινι τόπῳ κατώρυξε συγκατορύξας ἐκεῖ καὶ τὴν ψυχὴν ἑαυτοῦ καὶ τὸν νοῦν, καὶ καθ’ ἡμέραν ἐρχόμενος αὐτὸν ἔβλεπε. Τῶν δὲ ἐργατῶν τις αὐτὸν παρατηρήσας καὶ τὸ γεγονὸς συννοήσας, ἀνορύξας τὸν βῶλον ἀνείλετο. Μετὰ δὲ ταῦτα κἀκεῖνος ἐλθὼν καὶ κενὸν τὸν τόπον ἰδὼν θρηνεῖν ἤρξατο καὶ τίλλειν τὰς τρίχας. Τοῦτον δέ τις ὀλοφυρόμενον οὕτως ἰδὼν καὶ τὴν αἰτίαν πυθόμενος· « Μὴ οὕτως, εἶπεν, ὦ οὗτος, ἀθύμει· οὐδὲ γὰρ ἔχων τὸν χρυσὸν εἶχες. Λίθον οὖν ἀντὶ χρυσοῦ λαβὼν θὲς καὶ νόμιζέ σοι τὸν χρυσὸν εἶναι· τὴν αὐτὴν γάρ σοι πληρώσει χρείαν· ὡς ὁρῶ γάρ, οὐδ’, ὅτε ὁ χρυσὸς ἦν, ἐν χρήσει ἦσθα τοῦ κτήματος.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μῦθος δηλοῖ ὅτι οὐδὲν ἡ κτῆσις, ἐὰν μὴ ἡ χρῆσις προσῇ.</text:span></text:span></text:p>
          </table:table-cell>
          <table:table-cell table:style-name="Table3.A1" office:value-type="string">
            <text:p text:style-name="P86"><text:span text:style-name="T15">A</text:span> Miser</text:p>
            <text:p text:style-name="P67">A <text:span text:style-name="T100">greedy man</text:span> <text:span text:style-name="T100">converting </text:span>all his <text:span text:style-name="T100">possessions into </text:span>into <text:span text:style-name="T100">currency and</text:span> mak<text:span text:style-name="T100">ing</text:span> <text:span text:style-name="T100">a gold ingot </text:span>burie<text:span text:style-name="T100">d</text:span> it in a certain place<text:span text:style-name="T13"> </text:span><text:span text:style-name="T100">having burried there also </text:span>his <text:span text:style-name="T100">soul </text:span>and his mind <text:span text:style-name="T100">and coming e</text:span>very day <text:span text:style-name="T100">he looked at it</text:span>. <text:span text:style-name="T100">And one of the </text:span>workman <text:span text:style-name="T100">watching him</text:span> <text:span text:style-name="T100">understanding what was happening</text:span> digging up the ingot took it away. <text:span text:style-name="T100">And after these things and when he came and seeing the </text:span><text:span text:style-name="T101">place empty he began to lament and to pull out his hairs. And a</text:span> <text:span text:style-name="T101">certain person seeing </text:span>him lament thus and<text:span text:style-name="T13"> </text:span><text:span text:style-name="T101">asking the casue</text:span>: “Don't despair like this, friend”<text:span text:style-name="T13"> </text:span><text:span text:style-name="T101">he said</text:span><text:span text:style-name="T13"> “</text:span>for<text:span text:style-name="T101"> neither </text:span>having <text:span text:style-name="T101">the </text:span>gold <text:span text:style-name="T101">did </text:span>you ha<text:span text:style-name="T101">ve it</text:span>. <text:span text:style-name="T13">T</text:span><text:span text:style-name="T101">herefore t</text:span><text:span text:style-name="T13">ak</text:span><text:span text:style-name="T101">ing</text:span> a stone instead of gold<text:span text:style-name="T13"> </text:span><text:span text:style-name="T101">deposit [it]</text:span><text:span text:style-name="T13"> </text:span>and <text:span text:style-name="T101">assume it to be gold for yourself.</text:span> <text:span text:style-name="T101">For it </text:span>will <text:span text:style-name="T101">fulfill </text:span>the same <text:span text:style-name="T101">need.</text:span> <text:span text:style-name="T101">F</text:span>or as I see, even when the gold <text:span text:style-name="T101">existed</text:span>, you <text:span text:style-name="T101">were not in use of your possession</text:span>.”</text:p>
            <text:p text:style-name="P37"/>
            <text:p text:style-name="P37"><text:span text:style-name="T101">The </text:span>fable shows that possession is nothing if enjoyment is not added to it.</text:p>
            <text:p text:style-name="P37"/>
            <text:p text:style-name="P37">ἡ βῶλος: a lump of earth, a clod, land, ground, soil, a mass.</text:p>
          </table:table-cell>
        </table:table-row>
        <table:table-row table:style-name="Table3.1">
          <table:table-cell table:style-name="Table3.A1" office:value-type="string">
            <text:p text:style-name="P13"><text:span text:style-name="AncientGreek_3a__20_Ἀρχαία_20_ἑλληνικά"><text:span text:style-name="T1">345. Χαλκεὺς καὶ κυνάριον</text:span></text:span></text:p>
            <text:p text:style-name="P32"><text:span text:style-name="AncientGreek_3a__20_Ἀρχαία_20_ἑλληνικά"><text:span text:style-name="T5">Χαλκεὺς εἶχε κύνα, καὶ ὅτε μὲν ἐχάλκευεν, ὁ κύων ἐκοιμᾶτο· ὅτε δὲ ἤσθιεν, παρίστατο αὐτῷ. Ὁ δὲ ὀστοῦν ῥίψας αὐτῷ εἶπεν· « Ταλαίπωρε ὑπνῶδες, ὅταν μὲν τὸν ἄκμονα κρούω, ὑπνοῖς· ὅταν δὲ τοῦς ὀδόντας κινήσω, εὐθὺς ἐγείρῃ. »</text:span></text:span></text:p>
            <text:p text:style-name="P32"><text:span text:style-name="AncientGreek_3a__20_Ἀρχαία_20_ἑλληνικά"><text:span text:style-name="T5"/></text:span></text:p>
            <text:p text:style-name="P32"><text:span text:style-name="AncientGreek_3a__20_Ἀρχαία_20_ἑλληνικά"><text:span text:style-name="T5">Ὅτι τοὺς ὑπνώδεις καὶ ἀργοὺς καὶ ἐξ ἀλλοτρίων πόνων τρεφομένους ὁ μῦθος ἐλέγχει.</text:span></text:span></text:p>
          </table:table-cell>
          <table:table-cell table:style-name="Table3.A1" office:value-type="string">
            <text:p text:style-name="P86"><text:span text:style-name="T15">A</text:span> <text:span text:style-name="T101">Coppersmith</text:span> And <text:span text:style-name="T101">a</text:span> Dog</text:p>
            <text:p text:style-name="P68">A <text:span text:style-name="T102">Coppersmith</text:span> had a dog <text:span text:style-name="T102">and w</text:span>hen he forged, the dog slept. <text:span text:style-name="T102">B</text:span>ut when<text:span text:style-name="T102">ever</text:span> he at<text:span text:style-name="T102">e</text:span>, <text:span text:style-name="T102">he stood </text:span>beside him. <text:span text:style-name="T102">And when he had</text:span> thrown him a bone<text:span text:style-name="T13"> </text:span><text:span text:style-name="T102">he</text:span><text:span text:style-name="T13"> </text:span>said to him: “<text:span text:style-name="T102">Oh drowsey wretch,</text:span> when<text:span text:style-name="T102">ever</text:span> I strike my anvil, you sleep; but when<text:span text:style-name="T102">ever</text:span> I move my <text:span text:style-name="T102">teeth</text:span>, immediately you wake up.”</text:p>
            <text:p text:style-name="P37"/>
            <text:p text:style-name="P37"><text:span text:style-name="T102">The fable rebukes s</text:span>leepy<text:span text:style-name="T13"> </text:span><text:span text:style-name="T102">and</text:span><text:span text:style-name="T13"> </text:span>lazy people<text:span text:style-name="T13"> </text:span><text:span text:style-name="T102">being sustained</text:span> <text:span text:style-name="T102">from </text:span>other<text:span text:style-name="T102">s’ </text:span>labor.</text:p>
            <text:p text:style-name="P37"/>
            <text:p text:style-name="P37">ὑπνώδης , ες: drowsy, asleep, inducing sleep</text:p>
            <text:p text:style-name="P68">ὁ ἄκμων, ονος: anvil, meteori<text:span text:style-name="T102">te</text:span>, thunderbolt, head of a batteringram</text:p>
          </table:table-cell>
        </table:table-row>
        <text:soft-page-break/>
        <table:table-row table:style-name="Table3.1">
          <table:table-cell table:style-name="Table3.A1" office:value-type="string">
            <text:p text:style-name="P4"><text:span text:style-name="AncientGreek_3a__20_Ἀρχαία_20_ἑλληνικά"><text:span text:style-name="T1">346. Χειμὼν καὶ ἔαρ</text:span></text:span></text:p>
            <text:p text:style-name="P18"><text:span text:style-name="AncientGreek_3a__20_Ἀρχαία_20_ἑλληνικά"><text:span text:style-name="T5">Χειμὼν ἔσκωψε εἰς τὸ ἔαρ καὶ αὐτὸ ὠνείδισεν ὅτι εὐθὺς φανέντος ἡσυχίαν ἄγει ἔτι οὐδείς, ἀλλ’ ὁ μέν ἐπὶ λειμῶνας καὶ ἄλση γίνεται, ὅτῳ ἄρα φίλον δρέπεσθαι ἀνθέων καὶ κρίνων, ἢ καὶ ῥόδον τι περιαγαγεῖν τε τοῖς ἑαυτοῦ ὄμμασιν, καὶ παραθέσθαι παρὰ τὴν κόμην· ὁ δὲ ἐπιβὰς νεὼς καὶ διαβαίνων πέλαγος, ἂν τύχῃ, παρ’ ἄλλους ἤδη ἀνθρώπους ἔρχεται· καὶ ὅτι ἅπαντες ἀνέμων ἢ πολλοῦ ἐξ ὄμβρων ὕδατος ἔχουσι φροντίδα οὐκέτι. « Ἐγώ, ἔφη, ἄρχοντι καὶ αὐτοδεσπότῃ ἔοικα, καὶ οὐδὲ εἰς οὐρανόν, ἀλλὰ κάτω που καὶ εἰς τὴν γῆν ἐπιτάττω βλέπειν καὶ δεδιέναι καὶ τρέμειν καὶ ἀγαπητῶς διημερεύειν ἔστιν ὅτε οἴκοι ἠνάγκασα. – Τοιγαροῦν, ἔφη τὸ ἔαρ, σοῦ μὲν ἂν ἀπαλλαγεῖεν ἄνθρωποι ἀσμένως· ἐμοῦ δὲ αὐτοῖς καλὸν καὶ αὐτὸ εἶναι δοκεῖ τοὔνομα, καὶ νὴ μὰ Δία γε ὀνομάτων κάλλιστον, ὥστε καὶ ἀπόντος μέμνηνται καὶ φανέντος ἐπαγάλλονται. »</text:span></text:span></text:p>
          </table:table-cell>
          <table:table-cell table:style-name="Table3.A1" office:value-type="string">
            <text:p text:style-name="P86">Winter And Spring</text:p>
            <text:p text:style-name="P37">Winter <text:span text:style-name="T102">jeered at</text:span> Spring and <text:span text:style-name="T102">rebuked </text:span>it with reproache<text:span text:style-name="T105">s </text:span><text:span text:style-name="T106">that</text:span><text:span text:style-name="T105"> as</text:span> soon as he appeared, no one remained<text:span text:style-name="T13"> </text:span><text:span text:style-name="T103">quiet</text:span><text:span text:style-name="T13"> </text:span><text:span text:style-name="T103">but</text:span><text:span text:style-name="T13"> </text:span><text:span text:style-name="T105">some</text:span> went to the meadows <text:span text:style-name="T103">and </text:span>woods,<text:span text:style-name="T13"> </text:span><text:span text:style-name="T103">for whom it is pleasing to pick</text:span> flowers, <text:span text:style-name="T103">and </text:span>lilies<text:span text:style-name="T13"> </text:span><text:span text:style-name="T103">or even</text:span><text:span text:style-name="T13"> </text:span><text:span text:style-name="T104">to spin a rose before one’s eyes</text:span> and <text:span text:style-name="T104">to place it next to one’s </text:span>hair. <text:span text:style-name="T104">While </text:span><text:span text:style-name="T105">others</text:span><text:span text:style-name="T104"> having embarked </text:span><text:span text:style-name="T105">on a ship</text:span>, and <text:span text:style-name="T105">crossing an ocean</text:span>, <text:span text:style-name="T105">perhaps come to other people.</text:span> <text:span text:style-name="T105">And that everyone no longer had a care of the winds or of the much water from storms. </text:span><text:span text:style-name="T106">Winter said </text:span><text:span text:style-name="T105">“I am like a ruler and </text:span>absolute monarch<text:span text:style-name="T13"> </text:span><text:span text:style-name="T105">and neither to the sky but somewhere </text:span>down<text:span text:style-name="T105">ward towar</text:span>ds the earth I <text:span text:style-name="T105">command </text:span><text:span text:style-name="T106">[mankind] </text:span><text:span text:style-name="T105">to look and</text:span> to fear and tremble, and <text:span text:style-name="T106">I compel [them] </text:span>to <text:span text:style-name="T106">pass the day contentedly </text:span>sometimes <text:span text:style-name="T106">at home</text:span>. “<text:span text:style-name="T106">Therefore” said the spring ‘Mankind would gladly be freed </text:span>from you. <text:span text:style-name="T106">And to them the name itself of me seems to be beautiful</text:span>, <text:span text:style-name="T106">and by </text:span>Zeus, <text:span text:style-name="T106">is the most beautiful </text:span>of all names<text:span text:style-name="T13"> </text:span><text:span text:style-name="T106">so that even being apart</text:span> they <text:span text:style-name="T106">remember </text:span>and <text:span text:style-name="T106">appearing</text:span> they <text:span text:style-name="T106">rejoice.”</text:span></text:p>
            <text:p text:style-name="P37"/>
            <text:p text:style-name="P69">νεὼς<text:span text:style-name="T13"> </text:span><text:span text:style-name="T105">=</text:span><text:span text:style-name="T13"> </text:span>ἡ ναῦς: <text:span text:style-name="T105">ship</text:span></text:p>
          </table:table-cell>
        </table:table-row>
        <table:table-row table:style-name="Table3.1">
          <table:table-cell table:style-name="Table3.A1" office:value-type="string">
            <text:p text:style-name="P4"><text:span text:style-name="AncientGreek_3a__20_Ἀρχαία_20_ἑλληνικά"><text:span text:style-name="T1">347. Χελιδὼν καὶ δράκων</text:span></text:span></text:p>
            <text:p text:style-name="P18"><text:span text:style-name="AncientGreek_3a__20_Ἀρχαία_20_ἑλληνικά"><text:span text:style-name="T5">Χελιδὼν ἔν τινι δικαστηρίῳ νεοττοποιησαμένη ἐξέπτη· δράκων δὲ προσερπύσας κατέφαγεν αὐτῆς τοὺς νεοττούς. Ἡ δὲ ἐπανελθοῦσα καὶ τὴν καλιὰν κενὴν εὑροῦσα ὑπερπαθῶς ἔστενεν. Ἑτέρας δὲ χελιδόνος παρηγορεῖν αὐτὴν πειρωμένης καὶ λεγούσης ὅτι οὐ μόνον αὐτὴν τέκνα ἀποβαλεῖν συμβέβηκεν, ὑποτυχοῦσα εἶπεν· « Ἀλλ’ ἔγωγε οὐ τοσοῦτον ἐπὶ τοῖς τέκνοις κλαίω ὅσον ὅτι ἐν τούτῳ τῷ τόπῳ ἠδίκημαι ἐν ᾧ οἱ ἀδικούμενοι βοηθείας τυγχάνουσιν.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λόγος δηλοῖ ὅτι πολλάκις χαλεπώτεραι γίνονται τοῖς πάσχουσιν αἱ συμφοραί, ὅταν ὑφ’ ὧν ἥκιστα προσεδόκησαν ὑφίστωνται.</text:span></text:span></text:p>
          </table:table-cell>
          <table:table-cell table:style-name="Table3.A1" office:value-type="string">
            <text:p text:style-name="P94"><text:span text:style-name="T15">A</text:span> Swallow And <text:span text:style-name="T15">A</text:span> Dragon</text:p>
            <text:p text:style-name="P92">A swallow <text:span text:style-name="T107">having made</text:span> <text:span text:style-name="T107">her</text:span> nest in a court<text:span text:style-name="T107">house</text:span> <text:span text:style-name="T107">flew away.</text:span> <text:span text:style-name="T107">And </text:span>a <text:span text:style-name="T107">snake</text:span> <text:span text:style-name="T107">having crawled out</text:span> devour<text:span text:style-name="T107">ed</text:span> <text:span text:style-name="T107">the young of her</text:span>. <text:span text:style-name="T107">And returning and </text:span>finding<text:span text:style-name="T13"> </text:span><text:span text:style-name="T107">her</text:span><text:span text:style-name="T13"> </text:span>nest empty <text:span text:style-name="T107">she groaned very passionately</text:span>. <text:span text:style-name="T107">And a</text:span>nother swallow <text:span text:style-name="T107">trying to </text:span>console her<text:span text:style-name="T13"> </text:span><text:span text:style-name="T107">and saying </text:span>that <text:span text:style-name="T107">not only she happened to have lost children</text:span> <text:span text:style-name="T107">interupting said: “But </text:span>I<text:span text:style-name="T13"> </text:span><text:span text:style-name="T107">myself</text:span><text:span text:style-name="T13"> </text:span><text:span text:style-name="T107">not so much weep because my children as much </text:span>tha<text:span text:style-name="T107">t in this place I am wronged where</text:span> <text:span text:style-name="T107">those who are wronged find help</text:span>.”</text:p>
            <text:p text:style-name="P92"/>
            <text:p text:style-name="P93"><text:span text:style-name="T132">The account</text:span><text:span text:style-name="T134"> shows that</text:span><text:span text:style-name="T131"> </text:span><text:span text:style-name="T132">often </text:span><text:span text:style-name="T133">misfortunes become harsher for those who suffer [them] whenever they are undertaken by those whom they least expect.</text:span></text:p>
            <text:p text:style-name="P106"/>
            <text:p text:style-name="P93">νεοσσοποιέω: νεοττεύω:<text:span text:style-name="T13"> </text:span><text:span text:style-name="T107">to</text:span><text:span text:style-name="T13"> </text:span>hatch,<text:span text:style-name="T13"> </text:span><text:span text:style-name="T107">to</text:span><text:span text:style-name="T13"> </text:span>build a nest</text:p>
          </table:table-cell>
        </table:table-row>
        <text:soft-page-break/>
        <table:table-row table:style-name="Table3.1">
          <table:table-cell table:style-name="Table3.A1" office:value-type="string">
            <text:p text:style-name="P6"><text:span text:style-name="AncientGreek_3a__20_Ἀρχαία_20_ἑλληνικά"><text:span text:style-name="T3">348. Χελιδὼν καὶ κορώνη <text:s/>περὶ κάλλους φιλονεικοῦσαι.</text:span></text:span></text:p>
            <text:p text:style-name="P83"><text:span text:style-name="AncientGreek_3a__20_Ἀρχαία_20_ἑλληνικά"><text:span text:style-name="T5">Χελιδὼν καὶ κορώνη περὶ κάλλους ἐφιλονείκουν· ὑποτυχοῦσα δὲ ἡ κορώνη πρὸς αὐτὴν εἶπεν· « Ἀλλὰ τὸ μὲν σὸν κάλλος τὴν ἐαρινὴν ὥραν ἀνθεῖ, τὸ δὲ ἐμὸν σῶμα καὶ χειμῶνι παρατείνεται.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λόγος δηλοῖ ὅτι ἡ τοῦ σώματος παράτασις εὐπρεπείας καλλίων.</text:span></text:span></text:p>
          </table:table-cell>
          <table:table-cell table:style-name="Table3.A1" office:value-type="string">
            <text:p text:style-name="P86"><text:span text:style-name="T15">A</text:span> Swallow And <text:span text:style-name="T15">A</text:span> Crow <text:span text:style-name="T108">Arguing Abouot </text:span>Beauty</text:p>
            <text:p text:style-name="P70"><text:span text:style-name="T108">A </text:span>swallow and <text:span text:style-name="T108">a</text:span> crow <text:span text:style-name="T108">argued</text:span> <text:span text:style-name="T108">about</text:span> beauty. <text:span text:style-name="T108">And </text:span><text:span text:style-name="T147">the </text:span><text:span text:style-name="T108">crow interupting said to her:</text:span> "<text:span text:style-name="T108">But while y</text:span>our beauty only blooms in the <text:span text:style-name="T108">spring </text:span>season, <text:span text:style-name="T108">my body</text:span> <text:span text:style-name="T109">extends</text:span> even <text:span text:style-name="T109">into </text:span>winter." »</text:p>
            <text:p text:style-name="P37"/>
            <text:p text:style-name="P37">Th<text:span text:style-name="T109">e</text:span> <text:span text:style-name="T109">account</text:span> shows that <text:span text:style-name="T109">the continuance of the body is more beautiful th</text:span>an <text:span text:style-name="T109">being well adorned</text:span>.</text:p>
          </table:table-cell>
        </table:table-row>
        <table:table-row table:style-name="Table3.1">
          <table:table-cell table:style-name="Table3.A1" office:value-type="string">
            <text:p text:style-name="P14"><text:span text:style-name="AncientGreek_3a__20_Ἀρχαία_20_ἑλληνικά"><text:span text:style-name="T1">349. Χελιδὼν καὶ ὄρνιθες</text:span></text:span></text:p>
            <text:p text:style-name="P34"><text:span text:style-name="AncientGreek_3a__20_Ἀρχαία_20_ἑλληνικά"><text:span text:style-name="T5">Ἄρτι τοῦ ἰξοῦ φυομένου, χελιδὼν αἰσθομένη τὸν ἐνιστάμενον τοῖς πετεινοῖς κίνδυνον, συναθροίσασα πάντα τὰ ὄρνεα, συνεβούλευσεν αὐτοῖς μάλιστα μ</text:span></text:span><text:span text:style-name="AncientGreek_3a__20_Ἀρχαία_20_ἑλληνικά"><text:span text:style-name="T8">ὴ</text:span></text:span><text:span text:style-name="AncientGreek_3a__20_Ἀρχαία_20_ἑλληνικά"><text:span text:style-name="T5"> ταῖς ἰξοφόροις δρυσὶν πλεχθῆναι· εἰ δ’ ἄρα τοῦτο αὐτοῖς ἀδύνατον, ἐπὶ τοὺς ἀνθρώπους καταφυγεῖν καὶ τούτους ἱκετεῦσαι, ὅπως μὴ χρησάμενοι τῇ τοῦ ἰξοῦ ἐνεργείᾳ συλλαμβάνωσιν αὐτά. Τῶν δὲ γελασάντων αὐτὴν ὡς ματαιολογοῦσαν, αὐτὴ παραγενομένη ἱκέτις τῶν ἀνθρώπων ἐγένετο. Οἱ δὲ ἀποδεξάμενοι αὐτὴν ἐπὶ τῇ συνέσει καὶ σύνοικον αὐτὴν προσελάβοντο. Οὕτως συνέβη τὰ μὲν λοιπὰ ἀγρευόμενα ὑπὸ τῶν ἀνθρώπων κατεσθίεσθαι, μόνην δὲ τὴν χελιδόνα ὡς πρόσφυγα καὶ ἐν ταῖς αὐτῶν οἰκίαις ἀδεῶς νεοττοποιεῖσθαι.</text:span></text:span></text:p>
            <text:p text:style-name="P33"><text:span text:style-name="AncientGreek_3a__20_Ἀρχαία_20_ἑλληνικά"><text:span text:style-name="T5"/></text:span></text:p>
            <text:p text:style-name="P33"><text:span text:style-name="AncientGreek_3a__20_Ἀρχαία_20_ἑλληνικά"><text:span text:style-name="T5">Ὁ λόγος δηλοῖ ὅτι οἱ τὰ μέλλοντα προορώμενοι εἰκότως τοὺς κινδύνους διακρούονται.</text:span></text:span></text:p>
          </table:table-cell>
          <table:table-cell table:style-name="Table3.A1" office:value-type="string">
            <text:p text:style-name="P86"><text:span text:style-name="T15">A</text:span> Swallow And <text:span text:style-name="T15">Some</text:span> Birds</text:p>
            <text:p text:style-name="P37"><text:span text:style-name="T109">The </text:span>mistletoe <text:span text:style-name="T109">just sproating</text:span>,<text:span text:style-name="T13"> </text:span><text:span text:style-name="T109">a</text:span><text:span text:style-name="T13"> </text:span>swallow sensing the danger <text:span text:style-name="T109">present for </text:span>the birds, gather<text:span text:style-name="T109">ing</text:span> all<text:span text:style-name="T13"> </text:span><text:span text:style-name="T109">the birds</text:span><text:span text:style-name="T13"> </text:span>together, <text:span text:style-name="T109">advising them </text:span><text:span text:style-name="T110">to not get tangled in </text:span>the <text:span text:style-name="T110">mystletoe bearing oaks.</text:span> <text:span text:style-name="T110">B</text:span>ut if that was impossible for them, to take refuge <text:span text:style-name="T110">upon mankind </text:span>and beg them not to <text:span text:style-name="T110">utilize the power of the mystletoe</text:span> to catch them. <text:span text:style-name="T110">And laughing</text:span> at her <text:span text:style-name="T110">as though speaking foolishly, </text:span>she <text:span text:style-name="T110">approaching became a supplicant of mankind. And t</text:span>hey <text:span text:style-name="T110">accepted her </text:span>because of h<text:span text:style-name="T110">er</text:span> intelligence and <text:span text:style-name="T110">received her as a fellow house member</text:span>. <text:span text:style-name="T110">T</text:span>hus <text:span text:style-name="T110">it </text:span>happened <text:span text:style-name="T110">that the other birds being trapped were</text:span> eaten by <text:span text:style-name="T110">mankind</text:span>, and <text:span text:style-name="T110">the swallow alone as a refugee also int the houses of them fearlessly produced young.</text:span></text:p>
            <text:p text:style-name="P102"/>
            <text:p text:style-name="P37"><text:span text:style-name="T110">The account</text:span> shows that <text:span text:style-name="T110">those who </text:span>foresee the future <text:span text:style-name="T110">are likely to </text:span><text:span text:style-name="T111">drive away dangers</text:span>.</text:p>
            <text:p text:style-name="P37"/>
            <text:p text:style-name="P71"><text:span text:style-name="AncientGreek_3a__20_Ἀρχαία_20_ἑλληνικά"><text:span text:style-name="T12">δ</text:span></text:span>ιακρούω: knock or drive through, prove by knocking or ringing, drive from oneself, get rid of, <text:s/>hinder, entangle, break away, escape, put aside for oneself, conceal, embezzle</text:p>
          </table:table-cell>
        </table:table-row>
        <table:table-row table:style-name="Table3.1">
          <table:table-cell table:style-name="Table3.A1" office:value-type="string">
            <text:p text:style-name="P4"><text:span text:style-name="AncientGreek_3a__20_Ἀρχαία_20_ἑλληνικά"><text:span text:style-name="T1">350. Χελιδὼν κομπάζουσα <text:s/>καὶ κορώνη.</text:span></text:span></text:p>
            <text:p text:style-name="P18"><text:span text:style-name="AncientGreek_3a__20_Ἀρχαία_20_ἑλληνικά"><text:span text:style-name="T5">Ἡ χελιδὼν ἔφη πρὸς τὴν κορώνην· « Ἐγὼ παρθένος καὶ Ἀθηναία καὶ βασίλισσα καὶ βασιλέως τῶν Ἀθηνῶν θυγάτηρ εἰμί, » καὶ προσέθηκε καὶ τὸν Τηρέα καὶ τὴν βίαν καὶ τὴν ἀποκοπὴν τῆς γλώττης. Καὶ ἡ κορώνη· « Τί ἄν, ἔφη, ἐποίησας, εἰ τὴν γλῶτταν εἶχες, </text:span></text:span><text:span text:style-name="AncientGreek_3a__20_Ἀρχαία_20_ἑλληνικά"><text:span text:style-name="T137">διὰ ἧς</text:span></text:span><text:span text:style-name="AncientGreek_3a__20_Ἀρχαία_20_ἑλληνικά"><text:span text:style-name="T5"> τμηθείσης, τοσαῦτα λαλεῖς;</text:span></text:span><text:span text:style-name="AncientGreek_3a__20_Ἀρχαία_20_ἑλληνικά"><text:span text:style-name="T9"> </text:span></text:span><text:span text:style-name="AncientGreek_3a__20_Ἀρχαία_20_ἑλληνικά"><text:span text:style-name="T5">»</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Ὅτι οἱ ἀλαζόνες διὰ τοῦ λόγου ψευδολογοῦντες αὐτοὶ ἑαυτοῖς ἔλεγχος καθίστανται.</text:span></text:span></text:p>
          </table:table-cell>
          <table:table-cell table:style-name="Table3.A1" office:value-type="string">
            <text:p text:style-name="P86"><text:span text:style-name="T15">A</text:span> Boasting Swallow And <text:span text:style-name="T15">A</text:span> Crow</text:p>
            <text:p text:style-name="P37">The swallow said to the crow: "I am a virgin, and Athenian, and princess, and daughter of the king of Athens," and she also <text:span text:style-name="T111">added</text:span> <text:span text:style-name="T111">[the story of]</text:span> Tereus<text:span text:style-name="T13"> </text:span><text:span text:style-name="T111">and his</text:span><text:span text:style-name="T13"> </text:span>violence<text:span text:style-name="T13"> </text:span><text:span text:style-name="T111">and the cutting out of </text:span><text:s/>her tongue. <text:span text:style-name="T111">And t</text:span>he crow <text:span text:style-name="T111">said</text:span>: “What would <text:span text:style-name="T111">you do if </text:span>you had your tongue, <text:span text:style-name="T112">through which being cut</text:span>, you <text:span text:style-name="T112">talk about so many things?”</text:span></text:p>
            <text:p text:style-name="P37"/>
            <text:p text:style-name="P37"><text:span text:style-name="T13">B</text:span><text:span text:style-name="T112">ecause the arogant speaking falsely by means of a story are themselves set up as evidence against themselves</text:span>.</text:p>
          </table:table-cell>
        </table:table-row>
        <text:soft-page-break/>
        <table:table-row table:style-name="Table3.1">
          <table:table-cell table:style-name="Table3.A1" office:value-type="string">
            <text:p text:style-name="P4"><text:span text:style-name="AncientGreek_3a__20_Ἀρχαία_20_ἑλληνικά"><text:span text:style-name="T1">351. Χελώνη καὶ ἀετός</text:span></text:span></text:p>
            <text:p text:style-name="P18"><text:span text:style-name="AncientGreek_3a__20_Ἀρχαία_20_ἑλληνικά"><text:span text:style-name="T5">Χελώνη ἀετοῦ ἐδεῖτο ἵπτασθαι αὐτὴν διδάξαι. Τοῦ δὲ παραινοῦντος πόρρω τοῦτο τῆς φύσεως αὐτῆς εἶναι, ἐκείνη μᾶλλον τῇ δεήσει προσέκειτο. Λαβὼν οὖν αὐτὴν τοῖς ὄνυξι καὶ εἰς ὕψος ἀνενεγκὼν, εἶτ’ ἀφῆκεν. Ἡ δὲ κατὰ πετρῶν πεσοῦσα συνετρίβη.</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Ὁ μῦθος δηλοῖ ὅτι πολλοὶ ἐν φιλονεικίαις τῶν φρονιμωτέρων παρακούσαντες ἑαυτοὺς ἔβλαψαν.</text:span></text:span></text:p>
          </table:table-cell>
          <table:table-cell table:style-name="Table3.A1" office:value-type="string">
            <text:p text:style-name="P86"><text:span text:style-name="T15">A</text:span> Turtle And <text:span text:style-name="T15">An</text:span> Eagle</text:p>
            <text:p text:style-name="P72">A tortoise begged an eagle to teach him to fly. The eagle <text:span text:style-name="T113">advising</text:span> <text:span text:style-name="T113">that the nature of her to be far from this, s</text:span>he <text:span text:style-name="T113">pressed on rather more in her request</text:span>. <text:span text:style-name="T113">Therefore taking her in his claws and to a high [place] bringing </text:span>her,<text:span text:style-name="T13"> </text:span><text:span text:style-name="T113">he</text:span><text:span text:style-name="T13"> </text:span>then let go. <text:span text:style-name="T113">And the</text:span> turtle f<text:span text:style-name="T113">alling against some</text:span> rocks was shattered.</text:p>
            <text:p text:style-name="P37"/>
            <text:p text:style-name="P37"><text:span text:style-name="T113">The</text:span> fable shows that <text:span text:style-name="T113">many in competitions not heeding those more wise harm themselves</text:span>.</text:p>
          </table:table-cell>
        </table:table-row>
        <table:table-row table:style-name="Table3.1">
          <table:table-cell table:style-name="Table3.A1" office:value-type="string">
            <text:p text:style-name="P4"><text:span text:style-name="AncientGreek_3a__20_Ἀρχαία_20_ἑλληνικά"><text:span text:style-name="T1">352. Χελώνη καὶ λαγωός</text:span></text:span></text:p>
            <text:p text:style-name="P21"><text:span text:style-name="AncientGreek_3a__20_Ἀρχαία_20_ἑλληνικά"><text:span text:style-name="T5">Χελώνη καὶ λαγωὸς περὶ ὀξύτητος ἤριζον. Καὶ δὴ προθεσμίαν στήσαντες καὶ τόπον ἀπηλλάγησαν. Ὁ μὲν οὖν λαγωὸς διὰ τὴν φυσικὴν ὠκύτητα ἀμελήσας τοῦ δρόμου, πεσὼν παρ’ ὁδὸν ἐκοιμᾶτο. Ἡ δὲ χελώνη συνειδυῖα ἑαυτῇ βραδύτητα, οὐ διέλιπε τρέχουσα, καὶ οὕτω κοιμώμενον τὸν λαγωὸν παραδραμοῦσα ἐπὶ τὸ βρα</text:span></text:span><text:span text:style-name="AncientGreek_3a__20_Ἀρχαία_20_ἑλληνικά"><text:span text:style-name="T10">β</text:span></text:span><text:span text:style-name="AncientGreek_3a__20_Ἀρχαία_20_ἑλληνικά"><text:span text:style-name="T5">εῖον τῆς νίκης ἀφίκετο.</text:span></text:span></text:p>
            <text:p text:style-name="P21"><text:span text:style-name="AncientGreek_3a__20_Ἀρχαία_20_ἑλληνικά"><text:span text:style-name="T5"/></text:span></text:p>
            <text:p text:style-name="P21"><text:span text:style-name="AncientGreek_3a__20_Ἀρχαία_20_ἑλληνικά"><text:span text:style-name="T5">Ὁ λόγος δηλοῖ ὅτι πολλάκις φύσιν ἀμελοῦσαν πόνος ἐνίκησεν.</text:span></text:span></text:p>
          </table:table-cell>
          <table:table-cell table:style-name="Table3.A1" office:value-type="string">
            <text:p text:style-name="P86"><text:span text:style-name="T15">A</text:span> Turtle And <text:span text:style-name="T15">A</text:span> Hare</text:p>
            <text:p text:style-name="P37"><text:span text:style-name="T113">A</text:span> tortoise and <text:span text:style-name="T113">a</text:span> hare <text:span text:style-name="T113">were arguing about speed</text:span>. <text:span text:style-name="T113">And indeed seting up a date and a place they departed</text:span>. <text:span text:style-name="T113">Therefore while th</text:span>e hare <text:span text:style-name="T113">not having a care of the race due to </text:span><text:span text:style-name="T114">his</text:span><text:span text:style-name="T113"> natural swiftness,</text:span><text:span text:style-name="T114"> falling beside the road he slept.</text:span> <text:span text:style-name="T114">And </text:span>the tortoise, <text:span text:style-name="T114">realizing slowness in himself</text:span>, did not cease running, and thus <text:span text:style-name="T114">running past </text:span>the sleeping hare, it arrived<text:span text:style-name="T13"> </text:span><text:span text:style-name="T114">upon the prize of victory</text:span>.</text:p>
            <text:p text:style-name="P37"/>
            <text:p text:style-name="P37"><text:span text:style-name="T115">The account</text:span> shows that<text:span text:style-name="T13"> </text:span><text:span text:style-name="T115">often </text:span>hard work <text:span text:style-name="T115">conquers neglegnet talent</text:span>.</text:p>
            <text:p text:style-name="P37"/>
            <text:p text:style-name="P73">τό βραβεῖον: prize in the games, wand, baton given as a prize</text:p>
          </table:table-cell>
        </table:table-row>
        <table:table-row table:style-name="Table3.1">
          <table:table-cell table:style-name="Table3.A1" office:value-type="string">
            <text:p text:style-name="P4"><text:span text:style-name="AncientGreek_3a__20_Ἀρχαία_20_ἑλληνικά"><text:span text:style-name="T4">353. </text:span></text:span><text:span text:style-name="AncientGreek_3a__20_Ἀρχαία_20_ἑλληνικά"><text:span text:style-name="T1">Χῆνες</text:span></text:span><text:span text:style-name="AncientGreek_3a__20_Ἀρχαία_20_ἑλληνικά"><text:span text:style-name="T4"> </text:span></text:span><text:span text:style-name="AncientGreek_3a__20_Ἀρχαία_20_ἑλληνικά"><text:span text:style-name="T1">καὶ</text:span></text:span><text:span text:style-name="AncientGreek_3a__20_Ἀρχαία_20_ἑλληνικά"><text:span text:style-name="T4"> </text:span></text:span><text:span text:style-name="AncientGreek_3a__20_Ἀρχαία_20_ἑλληνικά"><text:span text:style-name="T1">γέρανοι</text:span></text:span></text:p>
            <text:p text:style-name="P18"><text:span text:style-name="AncientGreek_3a__20_Ἀρχαία_20_ἑλληνικά"><text:span text:style-name="T5">Χῆνες</text:span></text:span><text:span text:style-name="AncientGreek_3a__20_Ἀρχαία_20_ἑλληνικά"><text:span text:style-name="T12"> </text:span></text:span><text:span text:style-name="AncientGreek_3a__20_Ἀρχαία_20_ἑλληνικά"><text:span text:style-name="T5">καὶ</text:span></text:span><text:span text:style-name="AncientGreek_3a__20_Ἀρχαία_20_ἑλληνικά"><text:span text:style-name="T12"> </text:span></text:span><text:span text:style-name="AncientGreek_3a__20_Ἀρχαία_20_ἑλληνικά"><text:span text:style-name="T5">γέρανοι</text:span></text:span><text:span text:style-name="AncientGreek_3a__20_Ἀρχαία_20_ἑλληνικά"><text:span text:style-name="T12"> </text:span></text:span><text:span text:style-name="AncientGreek_3a__20_Ἀρχαία_20_ἑλληνικά"><text:span text:style-name="T5">τὸν</text:span></text:span><text:span text:style-name="AncientGreek_3a__20_Ἀρχαία_20_ἑλληνικά"><text:span text:style-name="T12"> </text:span></text:span><text:span text:style-name="AncientGreek_3a__20_Ἀρχαία_20_ἑλληνικά"><text:span text:style-name="T5">αὐτὸν</text:span></text:span><text:span text:style-name="AncientGreek_3a__20_Ἀρχαία_20_ἑλληνικά"><text:span text:style-name="T12"> </text:span></text:span><text:span text:style-name="AncientGreek_3a__20_Ἀρχαία_20_ἑλληνικά"><text:span text:style-name="T5">λειμῶνα</text:span></text:span><text:span text:style-name="AncientGreek_3a__20_Ἀρχαία_20_ἑλληνικά"><text:span text:style-name="T12"> </text:span></text:span><text:span text:style-name="AncientGreek_3a__20_Ἀρχαία_20_ἑλληνικά"><text:span text:style-name="T5">ἐνέμοντο</text:span></text:span><text:span text:style-name="AncientGreek_3a__20_Ἀρχαία_20_ἑλληνικά"><text:span text:style-name="T12">. </text:span></text:span><text:span text:style-name="AncientGreek_3a__20_Ἀρχαία_20_ἑλληνικά"><text:span text:style-name="T5">Ἐπιφανέντων</text:span></text:span><text:span text:style-name="AncientGreek_3a__20_Ἀρχαία_20_ἑλληνικά"><text:span text:style-name="T12"> </text:span></text:span><text:span text:style-name="AncientGreek_3a__20_Ἀρχαία_20_ἑλληνικά"><text:span text:style-name="T5">δὲ</text:span></text:span><text:span text:style-name="AncientGreek_3a__20_Ἀρχαία_20_ἑλληνικά"><text:span text:style-name="T12"> </text:span></text:span><text:span text:style-name="AncientGreek_3a__20_Ἀρχαία_20_ἑλληνικά"><text:span text:style-name="T5">αὐτοῖς</text:span></text:span><text:span text:style-name="AncientGreek_3a__20_Ἀρχαία_20_ἑλληνικά"><text:span text:style-name="T12"> </text:span></text:span><text:span text:style-name="AncientGreek_3a__20_Ἀρχαία_20_ἑλληνικά"><text:span text:style-name="T5">θηρευτῶν</text:span></text:span><text:span text:style-name="AncientGreek_3a__20_Ἀρχαία_20_ἑλληνικά"><text:span text:style-name="T12">, </text:span></text:span><text:span text:style-name="AncientGreek_3a__20_Ἀρχαία_20_ἑλληνικά"><text:span text:style-name="T5">αἱ</text:span></text:span><text:span text:style-name="AncientGreek_3a__20_Ἀρχαία_20_ἑλληνικά"><text:span text:style-name="T12"> </text:span></text:span><text:span text:style-name="AncientGreek_3a__20_Ἀρχαία_20_ἑλληνικά"><text:span text:style-name="T5">μὲν</text:span></text:span><text:span text:style-name="AncientGreek_3a__20_Ἀρχαία_20_ἑλληνικά"><text:span text:style-name="T12"> </text:span></text:span><text:span text:style-name="AncientGreek_3a__20_Ἀρχαία_20_ἑλληνικά"><text:span text:style-name="T5">γέρανοι</text:span></text:span><text:span text:style-name="AncientGreek_3a__20_Ἀρχαία_20_ἑλληνικά"><text:span text:style-name="T12"> </text:span></text:span><text:span text:style-name="AncientGreek_3a__20_Ἀρχαία_20_ἑλληνικά"><text:span text:style-name="T5">ἐλαφραὶ</text:span></text:span><text:span text:style-name="AncientGreek_3a__20_Ἀρχαία_20_ἑλληνικά"><text:span text:style-name="T12"> </text:span></text:span><text:span text:style-name="AncientGreek_3a__20_Ἀρχαία_20_ἑλληνικά"><text:span text:style-name="T5">οὖσαι</text:span></text:span><text:span text:style-name="AncientGreek_3a__20_Ἀρχαία_20_ἑλληνικά"><text:span text:style-name="T12"> </text:span></text:span><text:span text:style-name="AncientGreek_3a__20_Ἀρχαία_20_ἑλληνικά"><text:span text:style-name="T5">ἀπέπτησαν</text:span></text:span><text:span text:style-name="AncientGreek_3a__20_Ἀρχαία_20_ἑλληνικά"><text:span text:style-name="T12">, </text:span></text:span><text:span text:style-name="AncientGreek_3a__20_Ἀρχαία_20_ἑλληνικά"><text:span text:style-name="T5">οἱ</text:span></text:span><text:span text:style-name="AncientGreek_3a__20_Ἀρχαία_20_ἑλληνικά"><text:span text:style-name="T12"> </text:span></text:span><text:span text:style-name="AncientGreek_3a__20_Ἀρχαία_20_ἑλληνικά"><text:span text:style-name="T5">δὲ</text:span></text:span><text:span text:style-name="AncientGreek_3a__20_Ἀρχαία_20_ἑλληνικά"><text:span text:style-name="T12"> </text:span></text:span><text:span text:style-name="AncientGreek_3a__20_Ἀρχαία_20_ἑλληνικά"><text:span text:style-name="T5">χῆνες</text:span></text:span><text:span text:style-name="AncientGreek_3a__20_Ἀρχαία_20_ἑλληνικά"><text:span text:style-name="T12"> </text:span></text:span><text:span text:style-name="AncientGreek_3a__20_Ἀρχαία_20_ἑλληνικά"><text:span text:style-name="T5">μείναντες</text:span></text:span><text:span text:style-name="AncientGreek_3a__20_Ἀρχαία_20_ἑλληνικά"><text:span text:style-name="T12"> </text:span></text:span><text:span text:style-name="AncientGreek_3a__20_Ἀρχαία_20_ἑλληνικά"><text:span text:style-name="T5">διὰ</text:span></text:span><text:span text:style-name="AncientGreek_3a__20_Ἀρχαία_20_ἑλληνικά"><text:span text:style-name="T12"> </text:span></text:span><text:span text:style-name="AncientGreek_3a__20_Ἀρχαία_20_ἑλληνικά"><text:span text:style-name="T5">τὸ</text:span></text:span><text:span text:style-name="AncientGreek_3a__20_Ἀρχαία_20_ἑλληνικά"><text:span text:style-name="T12"> </text:span></text:span><text:span text:style-name="AncientGreek_3a__20_Ἀρχαία_20_ἑλληνικά"><text:span text:style-name="T5">βάρος</text:span></text:span><text:span text:style-name="AncientGreek_3a__20_Ἀρχαία_20_ἑλληνικά"><text:span text:style-name="T12"> </text:span></text:span><text:span text:style-name="AncientGreek_3a__20_Ἀρχαία_20_ἑλληνικά"><text:span text:style-name="T5">τῶν</text:span></text:span><text:span text:style-name="AncientGreek_3a__20_Ἀρχαία_20_ἑλληνικά"><text:span text:style-name="T12"> </text:span></text:span><text:span text:style-name="AncientGreek_3a__20_Ἀρχαία_20_ἑλληνικά"><text:span text:style-name="T5">σωμάτων</text:span></text:span><text:span text:style-name="AncientGreek_3a__20_Ἀρχαία_20_ἑλληνικά"><text:span text:style-name="T12"> </text:span></text:span><text:span text:style-name="AncientGreek_3a__20_Ἀρχαία_20_ἑλληνικά"><text:span text:style-name="T5">συνελήφθησαν</text:span></text:span><text:span text:style-name="AncientGreek_3a__20_Ἀρχαία_20_ἑλληνικά"><text:span text:style-name="T12">.</text:span></text:span></text:p>
            <text:p text:style-name="P18"><text:span text:style-name="AncientGreek_3a__20_Ἀρχαία_20_ἑλληνικά"><text:span text:style-name="T12"/></text:span></text:p>
            <text:p text:style-name="P18"><text:span text:style-name="AncientGreek_3a__20_Ἀρχαία_20_ἑλληνικά"><text:span text:style-name="T5">Οὕτω</text:span></text:span><text:span text:style-name="AncientGreek_3a__20_Ἀρχαία_20_ἑλληνικά"><text:span text:style-name="T12"> </text:span></text:span><text:span text:style-name="AncientGreek_3a__20_Ἀρχαία_20_ἑλληνικά"><text:span text:style-name="T5">καὶ</text:span></text:span><text:span text:style-name="AncientGreek_3a__20_Ἀρχαία_20_ἑλληνικά"><text:span text:style-name="T12"> </text:span></text:span><text:span text:style-name="AncientGreek_3a__20_Ἀρχαία_20_ἑλληνικά"><text:span text:style-name="T5">τῶν</text:span></text:span><text:span text:style-name="AncientGreek_3a__20_Ἀρχαία_20_ἑλληνικά"><text:span text:style-name="T12"> </text:span></text:span><text:span text:style-name="AncientGreek_3a__20_Ἀρχαία_20_ἑλληνικά"><text:span text:style-name="T5">ἀνθρώπων</text:span></text:span><text:span text:style-name="AncientGreek_3a__20_Ἀρχαία_20_ἑλληνικά"><text:span text:style-name="T12">, </text:span></text:span><text:span text:style-name="AncientGreek_3a__20_Ἀρχαία_20_ἑλληνικά"><text:span text:style-name="T5">ἐπὰν</text:span></text:span><text:span text:style-name="AncientGreek_3a__20_Ἀρχαία_20_ἑλληνικά"><text:span text:style-name="T12"> </text:span></text:span><text:span text:style-name="AncientGreek_3a__20_Ἀρχαία_20_ἑλληνικά"><text:span text:style-name="T5">πόλεμος</text:span></text:span><text:span text:style-name="AncientGreek_3a__20_Ἀρχαία_20_ἑλληνικά"><text:span text:style-name="T12"> </text:span></text:span><text:span text:style-name="AncientGreek_3a__20_Ἀρχαία_20_ἑλληνικά"><text:span text:style-name="T5">ἐν</text:span></text:span><text:span text:style-name="AncientGreek_3a__20_Ἀρχαία_20_ἑλληνικά"><text:span text:style-name="T12"> </text:span></text:span><text:span text:style-name="AncientGreek_3a__20_Ἀρχαία_20_ἑλληνικά"><text:span text:style-name="T5">πόλει</text:span></text:span><text:span text:style-name="AncientGreek_3a__20_Ἀρχαία_20_ἑλληνικά"><text:span text:style-name="T12"> </text:span></text:span><text:span text:style-name="AncientGreek_3a__20_Ἀρχαία_20_ἑλληνικά"><text:span text:style-name="T5">γένηται</text:span></text:span><text:span text:style-name="AncientGreek_3a__20_Ἀρχαία_20_ἑλληνικά"><text:span text:style-name="T12">, </text:span></text:span><text:span text:style-name="AncientGreek_3a__20_Ἀρχαία_20_ἑλληνικά"><text:span text:style-name="T5">οἱ</text:span></text:span><text:span text:style-name="AncientGreek_3a__20_Ἀρχαία_20_ἑλληνικά"><text:span text:style-name="T12"> </text:span></text:span><text:span text:style-name="AncientGreek_3a__20_Ἀρχαία_20_ἑλληνικά"><text:span text:style-name="T5">μὲν</text:span></text:span><text:span text:style-name="AncientGreek_3a__20_Ἀρχαία_20_ἑλληνικά"><text:span text:style-name="T12"> </text:span></text:span><text:span text:style-name="AncientGreek_3a__20_Ἀρχαία_20_ἑλληνικά"><text:span text:style-name="T5">πένητες</text:span></text:span><text:span text:style-name="AncientGreek_3a__20_Ἀρχαία_20_ἑλληνικά"><text:span text:style-name="T12"> </text:span></text:span><text:span text:style-name="AncientGreek_3a__20_Ἀρχαία_20_ἑλληνικά"><text:span text:style-name="T5">εὐπρόφοροι</text:span></text:span><text:span text:style-name="AncientGreek_3a__20_Ἀρχαία_20_ἑλληνικά"><text:span text:style-name="T12"> </text:span></text:span><text:span text:style-name="AncientGreek_3a__20_Ἀρχαία_20_ἑλληνικά"><text:span text:style-name="T5">ὄντες</text:span></text:span><text:span text:style-name="AncientGreek_3a__20_Ἀρχαία_20_ἑλληνικά"><text:span text:style-name="T12">, </text:span></text:span><text:span text:style-name="AncientGreek_3a__20_Ἀρχαία_20_ἑλληνικά"><text:span text:style-name="T5">ῥᾳδίως</text:span></text:span><text:span text:style-name="AncientGreek_3a__20_Ἀρχαία_20_ἑλληνικά"><text:span text:style-name="T12"> </text:span></text:span><text:span text:style-name="AncientGreek_3a__20_Ἀρχαία_20_ἑλληνικά"><text:span text:style-name="T5">ἀπὸ</text:span></text:span><text:span text:style-name="AncientGreek_3a__20_Ἀρχαία_20_ἑλληνικά"><text:span text:style-name="T12"> </text:span></text:span><text:span text:style-name="AncientGreek_3a__20_Ἀρχαία_20_ἑλληνικά"><text:span text:style-name="T5">πόλεως</text:span></text:span><text:span text:style-name="AncientGreek_3a__20_Ἀρχαία_20_ἑλληνικά"><text:span text:style-name="T12"> </text:span></text:span><text:span text:style-name="AncientGreek_3a__20_Ἀρχαία_20_ἑλληνικά"><text:span text:style-name="T5">εἰς</text:span></text:span><text:span text:style-name="AncientGreek_3a__20_Ἀρχαία_20_ἑλληνικά"><text:span text:style-name="T12"> </text:span></text:span><text:span text:style-name="AncientGreek_3a__20_Ἀρχαία_20_ἑλληνικά"><text:span text:style-name="T5">ἑτέραν</text:span></text:span><text:span text:style-name="AncientGreek_3a__20_Ἀρχαία_20_ἑλληνικά"><text:span text:style-name="T12"> </text:span></text:span><text:span text:style-name="AncientGreek_3a__20_Ἀρχαία_20_ἑλληνικά"><text:span text:style-name="T5">πόλιν</text:span></text:span><text:span text:style-name="AncientGreek_3a__20_Ἀρχαία_20_ἑλληνικά"><text:span text:style-name="T12"> </text:span></text:span><text:span text:style-name="AncientGreek_3a__20_Ἀρχαία_20_ἑλληνικά"><text:span text:style-name="T5">διασῴζονται</text:span></text:span><text:span text:style-name="AncientGreek_3a__20_Ἀρχαία_20_ἑλληνικά"><text:span text:style-name="T12"> </text:span></text:span><text:span text:style-name="AncientGreek_3a__20_Ἀρχαία_20_ἑλληνικά"><text:span text:style-name="T5">τῆς</text:span></text:span><text:span text:style-name="AncientGreek_3a__20_Ἀρχαία_20_ἑλληνικά"><text:span text:style-name="T12"> </text:span></text:span><text:span text:style-name="AncientGreek_3a__20_Ἀρχαία_20_ἑλληνικά"><text:span text:style-name="T5">ἐλευθερίας</text:span></text:span><text:span text:style-name="AncientGreek_3a__20_Ἀρχαία_20_ἑλληνικά"><text:span text:style-name="T12"> </text:span></text:span><text:span text:style-name="AncientGreek_3a__20_Ἀρχαία_20_ἑλληνικά"><text:span text:style-name="T5">μετέχοντες</text:span></text:span><text:span text:style-name="AncientGreek_3a__20_Ἀρχαία_20_ἑλληνικά"><text:span text:style-name="T12">, </text:span></text:span><text:span text:style-name="AncientGreek_3a__20_Ἀρχαία_20_ἑλληνικά"><text:span text:style-name="T5">οἱ</text:span></text:span><text:span text:style-name="AncientGreek_3a__20_Ἀρχαία_20_ἑλληνικά"><text:span text:style-name="T12"> </text:span></text:span><text:span text:style-name="AncientGreek_3a__20_Ἀρχαία_20_ἑλληνικά"><text:span text:style-name="T5">δὲ</text:span></text:span><text:span text:style-name="AncientGreek_3a__20_Ἀρχαία_20_ἑλληνικά"><text:span text:style-name="T12"> </text:span></text:span><text:span text:style-name="AncientGreek_3a__20_Ἀρχαία_20_ἑλληνικά"><text:span text:style-name="T5">πλούσιοι</text:span></text:span><text:span text:style-name="AncientGreek_3a__20_Ἀρχαία_20_ἑλληνικά"><text:span text:style-name="T12"> </text:span></text:span><text:span text:style-name="AncientGreek_3a__20_Ἀρχαία_20_ἑλληνικά"><text:span text:style-name="T5">διὰ</text:span></text:span><text:span text:style-name="AncientGreek_3a__20_Ἀρχαία_20_ἑλληνικά"><text:span text:style-name="T12"> </text:span></text:span><text:span text:style-name="AncientGreek_3a__20_Ἀρχαία_20_ἑλληνικά"><text:span text:style-name="T5">τὴν</text:span></text:span><text:span text:style-name="AncientGreek_3a__20_Ἀρχαία_20_ἑλληνικά"><text:span text:style-name="T12"> </text:span></text:span><text:span text:style-name="AncientGreek_3a__20_Ἀρχαία_20_ἑλληνικά"><text:span text:style-name="T5">τῶν</text:span></text:span><text:span text:style-name="AncientGreek_3a__20_Ἀρχαία_20_ἑλληνικά"><text:span text:style-name="T12"> </text:span></text:span><text:span text:style-name="AncientGreek_3a__20_Ἀρχαία_20_ἑλληνικά"><text:span text:style-name="T5">ὑπαρχόντων</text:span></text:span><text:span text:style-name="AncientGreek_3a__20_Ἀρχαία_20_ἑλληνικά"><text:span text:style-name="T12"> </text:span></text:span><text:span text:style-name="AncientGreek_3a__20_Ἀρχαία_20_ἑλληνικά"><text:span text:style-name="T5">ὑπερβολὴν</text:span></text:span><text:span text:style-name="AncientGreek_3a__20_Ἀρχαία_20_ἑλληνικά"><text:span text:style-name="T12"> </text:span></text:span><text:span text:style-name="AncientGreek_3a__20_Ἀρχαία_20_ἑλληνικά"><text:span text:style-name="T5">μένοντες</text:span></text:span><text:span text:style-name="AncientGreek_3a__20_Ἀρχαία_20_ἑλληνικά"><text:span text:style-name="T12"> </text:span></text:span><text:span text:style-name="AncientGreek_3a__20_Ἀρχαία_20_ἑλληνικά"><text:span text:style-name="T5">πολλάκις</text:span></text:span><text:span text:style-name="AncientGreek_3a__20_Ἀρχαία_20_ἑλληνικά"><text:span text:style-name="T12"> </text:span></text:span><text:span text:style-name="AncientGreek_3a__20_Ἀρχαία_20_ἑλληνικά"><text:span text:style-name="T5">δουλεύουσιν</text:span></text:span><text:span text:style-name="AncientGreek_3a__20_Ἀρχαία_20_ἑλληνικά"><text:span text:style-name="T12">.</text:span></text:span></text:p>
          </table:table-cell>
          <table:table-cell table:style-name="Table3.A1" office:value-type="string">
            <text:p text:style-name="P91">Geese And Cranes</text:p>
            <text:p text:style-name="P77"><text:span text:style-name="T148">Some g</text:span>eese and cranes <text:span text:style-name="T148">grazed</text:span> the same meadow. <text:span text:style-name="T148">And some h</text:span>unters appear<text:span text:style-name="T148">ing to them</text:span> the cranes <text:span text:style-name="T148">being </text:span>light flew away but the geese <text:span text:style-name="T148">having lingered</text:span> <text:span text:style-name="T148">because of</text:span> the weight of their bodies, were taken.</text:p>
            <text:p text:style-name="P77"/>
            <text:p text:style-name="P77"><text:span text:style-name="T148">Thus also among </text:span>men. when<text:span text:style-name="T148">ever a war would come about in</text:span> a city, the poor <text:span text:style-name="T148">being easily brought out are </text:span>easily <text:span text:style-name="T148">saved </text:span>from one <text:span text:style-name="T148">city </text:span>to another <text:span text:style-name="T148">city</text:span> <text:span text:style-name="T148">having a share of freedom</text:span>; but the rich held back by the excessive<text:span text:style-name="T148">ness of </text:span>their <text:span text:style-name="T148">possessions</text:span>, <text:span text:style-name="T148">lingering,</text:span> often <text:span text:style-name="T148">are en</text:span>slave<text:span text:style-name="T148">d</text:span>.</text:p>
          </table:table-cell>
        </table:table-row>
        <text:soft-page-break/>
        <table:table-row table:style-name="Table3.1">
          <table:table-cell table:style-name="Table3.A1" office:value-type="string">
            <text:p text:style-name="P4"><text:span text:style-name="AncientGreek_3a__20_Ἀρχαία_20_ἑλληνικά"><text:span text:style-name="T1">354. Χύτραι</text:span></text:span></text:p>
            <text:p text:style-name="P18"><text:span text:style-name="AncientGreek_3a__20_Ἀρχαία_20_ἑλληνικά"><text:span text:style-name="T5">Χύτραν ὀστρακίνην καὶ χαλκῆν ποταμὸς κατέφερεν. Ἡ δὲ ὀστρακίνη τῇ χαλκῇ ἔλεγεν· « Μακρόθεν μου κολύμβα, καὶ μὴ πλησίον· ἐὰν γάρ μοι σὺ προσψαύσῃς, κατακλῶμαι, κἂν ἐγὼ μὴ θέλουσα προσψαύσω.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Ὅτι ἐπισφαλής ἐστι βίος πένητι δυναστοῦ ἅρπαγος πλησίον παροικοῦντι.</text:span></text:span></text:p>
          </table:table-cell>
          <table:table-cell table:style-name="Table3.A1" office:value-type="string">
            <text:p text:style-name="P87">Pots</text:p>
            <text:p text:style-name="P38"><text:span text:style-name="T13">A</text:span><text:span text:style-name="T116"> river carried away a</text:span><text:span text:style-name="T13">n</text:span> earthen pot and a copper pot. <text:span text:style-name="T116">And t</text:span>he earthen <text:span text:style-name="T116">[</text:span>pot<text:span text:style-name="T116">]</text:span> <text:span text:style-name="T13">sa</text:span><text:span text:style-name="T116">id</text:span> to the copper <text:span text:style-name="T116">[</text:span>pot<text:span text:style-name="T116">]</text:span>: “Swim <text:span text:style-name="T116">far </text:span>away from me, <text:span text:style-name="T116">and </text:span>not beside <text:span text:style-name="T116">[</text:span>me<text:span text:style-name="T116">].</text:span> <text:span text:style-name="T116">For </text:span>if you<text:span text:style-name="T13"> </text:span><text:span text:style-name="T116">ever</text:span><text:span text:style-name="T13"> </text:span>touch me, I <text:span text:style-name="T116">shall </text:span>shatter, even if I <text:span text:style-name="T116">unwillingly touch you</text:span>.”</text:p>
            <text:p text:style-name="P37"/>
            <text:p text:style-name="P37">Life is not safe for the poor man whose neighbor is a rapacious prince.</text:p>
            <text:p text:style-name="P37"/>
            <text:p text:style-name="P74"><text:span text:style-name="AncientGreek_3a__20_Ἀρχαία_20_ἑλληνικά"><text:span text:style-name="T12">π</text:span></text:span>ροσψαύω: touch upon, touch</text:p>
            <text:p text:style-name="P74">κατακλάω: to break down, break short, snap off, to break down</text:p>
          </table:table-cell>
        </table:table-row>
        <table:table-row table:style-name="Table3.1">
          <table:table-cell table:style-name="Table3.A1" office:value-type="string">
            <text:p text:style-name="P2"><text:span text:style-name="AncientGreek_3a__20_Ἀρχαία_20_ἑλληνικά"><text:span text:style-name="T1">355. Ψιττακὸς καὶ γαλῆ</text:span></text:span></text:p>
            <text:p text:style-name="P18"><text:span text:style-name="AncientGreek_3a__20_Ἀρχαία_20_ἑλληνικά"><text:span text:style-name="T5">Ψιττακόν τις ἀγοράσας ἀφῆκεν ἐπὶ τῆς οἰκίας νέμεσθαι. Ὁ δὲ τῇ ἡμερότητι χρησάμενος, ἀναπηδήσας ἐπὶ τὴν ἑστίαν ἐκάθισε, κἀκεῖθεν τερπνὸν ἐκεκράγει. Γαλῆ δὲ θεασαμένη ἐπυνθάνετο αὐτοῦ τίς τέ ἐστι καὶ πόθεν ἦλθεν. Ὁ δὲ εἶπεν· « Ὁ δεσπότης με νεωστὶ ἐπρίατο. — Οὐκοῦν, ἰταμώτατε ζῴων, ἔφη, πρόσφατος ὢν τοιαῦτα βοᾷς; ὅτε ἐμοὶ τῇ οἰκογενεῖ ἐπιτρέπουσιν οἱ δεσπόται, ἀλλ᾽ ἐάν ποτε τοῦτο πράξω, προσαγανακτοῦντες ἀπελαύνουσί με. » Ὁ δὲ ἀπεκρίνατο λέγων· « Οἰκοδέσποινα, ἀλλὰ σύ γε βάδιζε μακράν· οὐχ ὁμοίως γὰρ δυσχεραίνουσιν οἱ δεσπόται ἐπὶ τῇ ἐμῇ φωνῇ ὅσον ἐπὶ τῇ σῇ. »</text:span></text:span></text:p>
            <text:p text:style-name="P18"><text:span text:style-name="AncientGreek_3a__20_Ἀρχαία_20_ἑλληνικά"><text:span text:style-name="T5"/></text:span></text:p>
            <text:p text:style-name="P23"><text:span text:style-name="AncientGreek_3a__20_Ἀρχαία_20_ἑλληνικά"><text:span text:style-name="T5">Πρὸς ἄνδρα πονηρόψυχον ἑτέροις ἀεὶ αἰτίας προσάπτειν ἐπιχειροῦντα ὁ λόγος εὔκαιρος.</text:span></text:span></text:p>
          </table:table-cell>
          <table:table-cell table:style-name="Table3.A1" office:value-type="string">
            <text:p text:style-name="P86"><text:span text:style-name="T15">A</text:span> Parrot And <text:span text:style-name="T15">A</text:span> <text:span text:style-name="T17">Weasle</text:span></text:p>
            <text:p text:style-name="P37">A <text:span text:style-name="T116">certain </text:span>man, having bought a parrot, le<text:span text:style-name="T116">t</text:span> <text:span text:style-name="T116">[</text:span>it<text:span text:style-name="T116">]</text:span> <text:span text:style-name="T116">roam upon his house</text:span>. <text:span text:style-name="T116">And t</text:span>he <text:span text:style-name="T117">[</text:span>parrot<text:span text:style-name="T117">] gently</text:span> <text:span text:style-name="T117">having lept </text:span>up <text:span text:style-name="T13">o</text:span><text:span text:style-name="T117">po</text:span><text:span text:style-name="T13">n</text:span> the hearth <text:span text:style-name="T117">sat</text:span>, and from<text:span text:style-name="T13"> </text:span><text:span text:style-name="T117">there</text:span><text:span text:style-name="T13"> </text:span><text:span text:style-name="T117">cried out pleasantly</text:span>. A<text:span text:style-name="T117">nd</text:span> <text:span text:style-name="T117">a </text:span>cat <text:span text:style-name="T117">seeing [him]</text:span>, <text:span text:style-name="T117">enquired of</text:span> him who he was and <text:span text:style-name="T117">from </text:span><text:span text:style-name="T15">w</text:span>here he <text:span text:style-name="T13">c</text:span><text:span text:style-name="T117">a</text:span><text:span text:style-name="T13">m</text:span><text:span text:style-name="T117">e</text:span>. <text:span text:style-name="T117">And h</text:span>e replied, “The master has <text:span text:style-name="T117">recently </text:span>bought me.” “<text:span text:style-name="T118">So then you, oh most reckless one,” she said, “being something recent you shout such things? When the masters forbid </text:span>me <text:span text:style-name="T118">[to shout such things]</text:span>,<text:span text:style-name="T13"> </text:span><text:span text:style-name="T118">a family member</text:span>,<text:span text:style-name="T13"> </text:span><text:span text:style-name="T118">but</text:span><text:span text:style-name="T13"> </text:span>if <text:span text:style-name="T118">I ever do such things being annoyed they drive</text:span> me out.” <text:span text:style-name="T118">And the [parrot] answered saying: </text:span>“<text:span text:style-name="T118">Oh mistress of the house</text:span>, <text:span text:style-name="T118">but you </text:span><text:span text:style-name="T119">walk away</text:span><text:span text:style-name="T118">. </text:span><text:span text:style-name="T119">For the masters are not similarly annoyed by my voice as much as they are upon yours.”</text:span></text:p>
            <text:p text:style-name="P37"/>
            <text:p text:style-name="P103">The account is timely for a wicked souled man always attemting to attribute blame to others.</text:p>
            <text:p text:style-name="P37"/>
            <text:p text:style-name="P37">οὐκοῦν: losing all negat. force, therefore, then, accordingly, in questions, so then? mostly in irony, in answers, why yes, doubtless <text:span text:style-name="T118">(οὔκουν: not then?)</text:span></text:p>
            <text:p text:style-name="P37"><text:span text:style-name="T118">προσάπτω: to fasten or attach to, attribute, </text:span><text:span text:style-name="T119">t</text:span><text:span text:style-name="T118">o deliver or confide to, to be added, </text:span><text:span text:style-name="T119">t</text:span><text:span text:style-name="T118">o fasten oneself upon, to lay hold of, reach, touch</text:span></text:p>
          </table:table-cell>
        </table:table-row>
        <text:soft-page-break/>
        <table:table-row table:style-name="Table3.1">
          <table:table-cell table:style-name="Table3.A1" office:value-type="string">
            <text:p text:style-name="P4"><text:span text:style-name="AncientGreek_3a__20_Ἀρχαία_20_ἑλληνικά"><text:span text:style-name="T1">356. Ψύλλα καὶ ἀθλητής</text:span></text:span></text:p>
            <text:p text:style-name="P18"><text:span text:style-name="AncientGreek_3a__20_Ἀρχαία_20_ἑλληνικά"><text:span text:style-name="T5">Ψύλλα ποτὲ πηδήσασα ἐκάθισεν ἐπὶ ταρσοῦ ποδὸς ἀνδρὸς ἀθλητοῦ νοσοῦντος καὶ ἐνῆκε δῆγμα. Ὁ δ᾽ ἀκροχολήσας εὐτρεπίσας τοὺς ὄνυχας οἷός τε ἦν συνθλάσαι τὴν ψύλλαν. Ἡ δὲ ὑφ᾽ ὁρμῆς φυσικὸν πήδημα λαβοῦσα ἀπέδρα τοῦ θανεῖν ἀπαλλαγεῖσα. Καὶ ὃς στενάξας εἶπεν· « Ὦ Ἡράκλεις, ὅταν πρὸς ψύλλαν οὕτω &lt;συμμαχῇς&gt;, πῶς ἐπὶ τοὺς ἀνταγωνιστὰς συνεργὸς ἔσῃ ; »</text:span></text:span></text:p>
            <text:p text:style-name="P18"><text:span text:style-name="AncientGreek_3a__20_Ἀρχαία_20_ἑλληνικά"><text:span text:style-name="T5"/></text:span></text:p>
            <text:p text:style-name="P18"><text:span text:style-name="AncientGreek_3a__20_Ἀρχαία_20_ἑλληνικά"><text:span text:style-name="T5">Ἀτὰρ οὖν καὶ ἡμᾶς ὁ λόγος διδάσκει μὴ δεῖν ἐπὶ τὰ ἐλάχιστα καὶ ἀκίνδυνα πράγματα ἐπ’ευθὺς τοὺς θεοὺς ἀνακαλεῖν, ἀλλ᾽ ἐπὶ τὰς μείζους ἀνάγκας.</text:span></text:span></text:p>
          </table:table-cell>
          <table:table-cell table:style-name="Table3.A1" office:value-type="string">
            <text:p text:style-name="P86"><text:span text:style-name="T15">A</text:span><text:span text:style-name="T13"> </text:span><text:span text:style-name="T15">Flee</text:span><text:span text:style-name="T13"> </text:span>And <text:span text:style-name="T15">An</text:span> Athlete</text:p>
            <text:p text:style-name="P37">On<text:span text:style-name="T119">ce</text:span> a flea <text:span text:style-name="T119">leaping</text:span> up<text:span text:style-name="T13"> </text:span><text:span text:style-name="T119">sat</text:span><text:span text:style-name="T13"> </text:span><text:span text:style-name="T119">up</text:span>on the <text:span text:style-name="T119">flat of a foot</text:span> of a sick athlete and <text:span text:style-name="T120">set injected a stinging bite</text:span>. The angry athlete prepared his fingernails to crush him. <text:span text:style-name="T120">B</text:span>ut <text:span text:style-name="T120">she receiving a natural leap by momentum</text:span>,<text:span text:style-name="T13"> </text:span><text:span text:style-name="T120">departing she escaped being killed</text:span>. <text:span text:style-name="T120">And he groaning said</text:span>: “O Heracles, <text:span text:style-name="T120">whenever you would </text:span><text:span text:style-name="T121">thus allign with a flea </text:span>, <text:span text:style-name="T121">how shall you be a partner against my opponents?”</text:span></text:p>
            <text:p text:style-name="P37"/>
            <text:p text:style-name="P37"><text:span text:style-name="T121">Yet therefore the account </text:span>teaches <text:span text:style-name="T121">that even we must not call straigh</text:span>t<text:span text:style-name="T13"> </text:span><text:span text:style-name="T121">away the gods</text:span><text:span text:style-name="T13"> </text:span><text:span text:style-name="T121">upon the least and non-dangerous things</text:span>, <text:span text:style-name="T121">but upon great necessities</text:span>.</text:p>
            <text:p text:style-name="P37"/>
            <text:p text:style-name="P37">ταρσός: a stand or frame of wicker-work, a crate, a basket, a mat of reeds, built into brickwork to bind it together, any broad flat surface, the flat of the foot, the flat or blade of an oar</text:p>
            <text:p text:style-name="P37">ἐνίημι: to send in or into, to put in, implant, inspire, to throw in or upon, to launch <text:span text:style-name="T120">ships</text:span> into the sea, to incite one to do a thing, to send into the assembly, employ, to inject poison</text:p>
          </table:table-cell>
        </table:table-row>
        <table:table-row table:style-name="Table3.1">
          <table:table-cell table:style-name="Table3.A1" office:value-type="string">
            <text:p text:style-name="P4"><text:span text:style-name="AncientGreek_3a__20_Ἀρχαία_20_ἑλληνικά"><text:span text:style-name="T1">357. Ψύλλα καὶ ἄνθρωπος</text:span></text:span></text:p>
            <text:p text:style-name="P24"><text:span text:style-name="AncientGreek_3a__20_Ἀρχαία_20_ἑλληνικά"><text:span text:style-name="T5">Ψύλλα δὲ ποτέ τινι πολλὰ ἠνώχλει. Καὶ δὴ συλλαβών· « Τίς εἶ σύ, ἀνεβόα, ὅτι πάντα μου μέλη κατεβοσκήσω εἰκῆ καὶ μάτην ἐμὲ καταναλίσκων; » Ἡ δὲ ἐβόα· « Οὕτως ζῶμεν, μὴ κτείνῃς· μέγα γὰρ κακὸν οὐ δύναμαι ποιῆσαι. » Ὁ δὲ γελάσας πρὸς αὐτὴν οὕτως ἔφη· « Ἄρτι τεθνήξῃ χερσί μου ταῖς ἰδίαις· ἅπαν γὰρ κακόν, οὐ μικρόν, οὐδὲ μέγα οὐδ᾽ ὅλως πρέπει καθόλου φυῆναι. » </text:span></text:span></text:p>
            <text:p text:style-name="P19"><text:span text:style-name="AncientGreek_3a__20_Ἀρχαία_20_ἑλληνικά"><text:span text:style-name="T5"/></text:span></text:p>
            <text:p text:style-name="P19"><text:span text:style-name="AncientGreek_3a__20_Ἀρχαία_20_ἑλληνικά"><text:span text:style-name="T5">Ὁ μῦθος δηλοῖ ὅτι ὁ κακὸς οὐ πρέπει ἐλεηθῆναι, κἂν μέγας ᾖ, κἂν μικρός.</text:span></text:span></text:p>
          </table:table-cell>
          <table:table-cell table:style-name="Table3.A1" office:value-type="string">
            <text:p text:style-name="P86"><text:span text:style-name="T15">A</text:span> <text:span text:style-name="T15">Flee</text:span> And <text:span text:style-name="T15">A</text:span> Man</text:p>
            <text:p text:style-name="P37"><text:span text:style-name="T121">And once </text:span>a flea <text:span text:style-name="T121">disturbed someone</text:span> <text:span text:style-name="T121">many times</text:span>. <text:span text:style-name="T121">And catching [it]:</text:span> "Who are you,”<text:span text:style-name="T13"> </text:span><text:span text:style-name="T121">he shoulted “that </text:span>you who have fed yourself on all my limbs, <text:span text:style-name="T121">devouring me at random and with no purpose?</text:span>" <text:span text:style-name="T121">And s</text:span>he replied, “<text:span text:style-name="T121">Thus we live, d</text:span>o not kill <text:span text:style-name="T121">[</text:span>me<text:span text:style-name="T121">]!</text:span> <text:span text:style-name="T121">For </text:span>I <text:span text:style-name="T121">am not able to </text:span>do <text:span text:style-name="T121">great</text:span> harm.” <text:span text:style-name="T121">And laughing </text:span>said<text:span text:style-name="T13"> </text:span><text:span text:style-name="T121">thus</text:span><text:span text:style-name="T13"> </text:span>to him: “<text:span text:style-name="T121">Right now y</text:span>ou will <text:span text:style-name="T121">be killed</text:span> by my own hand<text:span text:style-name="T122">s.</text:span> <text:span text:style-name="T122">For every evil, not small nor large nor in any way ought in general to grow.”</text:span></text:p>
            <text:p text:style-name="P37"/>
            <text:p text:style-name="P37"><text:span text:style-name="T122">The</text:span> fable shows that <text:span text:style-name="T122">the wicked ought not be shown mercy, even if he would be great, even if he would be small</text:span>.</text:p>
          </table:table-cell>
        </table:table-row>
        <text:soft-page-break/>
        <table:table-row table:style-name="Table3.1">
          <table:table-cell table:style-name="Table3.A4" office:value-type="string">
            <text:p text:style-name="P16">358. Ψύλλα καὶ βοῦς</text:p>
            <text:p text:style-name="P81">Ψύλλα δέ ποτε τὸν βοῦν οὕτως ἠρώτα· « Τί δὴ [παθὼν] ἀνθρώποις ὁσημέραι δουλεύεις, καὶ ταῦτα ὑπερμεγέθης καὶ ἀνδρεῖος [τυγχάνων], μοῦ σάρκας αὐτῶν οἰκτίστως διασπώσης καὶ τὸ αἷμα &lt;αὐτῶν&gt; χανδόθεν πινούσης; » Ὁ δ᾽· « Οὐκ ἄχαρίς εἰμι μερόπων γένει· στέργομαι γὰρ παρὰ αὐτῶν καὶ φιλοῦμαι [ἐκτόπως], τρίβομαί τε συχνῶς μέτωπόν [τε] καὶ ὤμους. » Ἡ δέ· « Ἀλλ᾽ ἐμοὶ γοῦν τέ <text:span text:style-name="T11">ὡ</text:span>ς τῇ δειλαίᾳ ἡ σοὶ φίλη τρίψις οἴκτιστος &lt;δὴ&gt; μόρος, ὅτε καὶ τύχῃ συμβαίνει &lt;μοι ἁλῶναι&gt;. »</text:p>
            <text:p text:style-name="P80"/>
            <text:p text:style-name="P80">Ὅτι οἱ διὰ τοῦ λόγου ἀλαζόνες καὶ ὑπὸ τοῦ εὐτελοῦς ἡττῶνται.</text:p>
          </table:table-cell>
          <table:table-cell table:style-name="Table3.A4" office:value-type="string">
            <text:p text:style-name="P76">A Flee And A Cow</text:p>
            <text:p text:style-name="P37">On<text:span text:style-name="T122">ce a</text:span> flea <text:span text:style-name="T122">thus </text:span>asked the ox: "<text:span text:style-name="T123">Suffering what do you serve men for so many days</text:span>, and <text:span text:style-name="T123">in respect of these things</text:span>, <text:span text:style-name="T123">[you] happening to </text:span><text:span text:style-name="T125">be</text:span><text:span text:style-name="T13"> </text:span><text:span text:style-name="T123">excessively big and </text:span>and brave, <text:span text:style-name="T123">while I most pitifully pulling their flesh and drinking ther blood from the gap?” And he [said]: </text:span>“I am <text:span text:style-name="T123">not giftless among the race of mortals</text:span>; for<text:span text:style-name="T13"> </text:span><text:span text:style-name="T123">I am</text:span><text:span text:style-name="T13"> </text:span><text:span text:style-name="T123">cherished among them and I am loved extraordinarily</text:span>, and <text:span text:style-name="T123">I am continually</text:span> ru<text:span text:style-name="T123">bed</text:span><text:span text:style-name="T13"> </text:span><text:span text:style-name="T123">both on the</text:span><text:span text:style-name="T13"> </text:span>forehead and <text:span text:style-name="T123">the shoulders</text:span>.<text:span text:style-name="T13"> </text:span><text:span text:style-name="T123">And she said:</text:span><text:span text:style-name="T13"> “</text:span><text:span text:style-name="T123">But </text:span>for me <text:span text:style-name="T123">at any rate </text:span><text:span text:style-name="T124">and as a wretch</text:span><text:span text:style-name="T123"> </text:span>this friction which pleases you is the worst of misfortunes, when I happen by chance to be <text:span text:style-name="T124">captured</text:span>.”</text:p>
            <text:p text:style-name="P37"/>
            <text:p text:style-name="P37">The braggarts of words get confused even by a simple man.</text:p>
            <text:p text:style-name="P37"/>
            <text:p text:style-name="P37">ἔκτοπος, ον: <text:s/>away from a place, away from, <text:span text:style-name="T123">d</text:span>istant, foreign, strange, by no strange hand, out of the way, strange, extraordinary</text:p>
            <text:p text:style-name="P75">ἁλῶναι<text:span text:style-name="T13"> </text:span><text:span text:style-name="T124">=</text:span><text:span text:style-name="T13"> </text:span><text:span text:style-name="T126">ἁλίσκομαι</text:span><text:span text:style-name="T130">: to be captured (aor. inf act)</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New Athena Unicode" svg:font-family="'New Athena Unicode', Gentium, 'Palatino Linotype', 'Lucida Grande', Galilee, 'Arial Unicode MS', sans-serif"/>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33:29.334000000</meta:creation-date>
    <dc:date>2023-08-07T00:02:19.671000000</dc:date>
    <meta:editing-duration>PT6H40M2S</meta:editing-duration>
    <meta:editing-cycles>17</meta:editing-cycles>
    <meta:generator>LibreOffice/7.1.5.2$Windows_X86_64 LibreOffice_project/85f04e9f809797b8199d13c421bd8a2b025d52b5</meta:generator>
    <meta:document-statistic meta:table-count="1" meta:image-count="0" meta:object-count="0" meta:page-count="25" meta:paragraph-count="415" meta:word-count="10569" meta:character-count="60702" meta:non-whitespace-character-count="50528"/>
  </office:meta>
</office:document-meta>
</file>